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c5c97"/>
    </style:style>
    <style:style style:name="P68" style:family="paragraph" style:parent-style-name="Text_20_body">
      <style:text-properties officeooo:paragraph-rsid="14929251"/>
    </style:style>
    <style:style style:name="P69" style:family="paragraph" style:parent-style-name="Text_20_body">
      <style:text-properties officeooo:paragraph-rsid="14bdb75a"/>
    </style:style>
    <style:style style:name="P70" style:family="paragraph" style:parent-style-name="Text_20_body">
      <style:text-properties officeooo:paragraph-rsid="14bea06e"/>
    </style:style>
    <style:style style:name="P71" style:family="paragraph" style:parent-style-name="Text_20_body">
      <style:text-properties officeooo:paragraph-rsid="14c23aa1"/>
    </style:style>
    <style:style style:name="P72" style:family="paragraph" style:parent-style-name="Text_20_body">
      <style:text-properties officeooo:paragraph-rsid="149d2498"/>
    </style:style>
    <style:style style:name="P73" style:family="paragraph" style:parent-style-name="Text_20_body">
      <style:text-properties officeooo:paragraph-rsid="14c3d28c"/>
    </style:style>
    <style:style style:name="P74" style:family="paragraph" style:parent-style-name="Text_20_body">
      <style:text-properties officeooo:paragraph-rsid="14c5117e"/>
    </style:style>
    <style:style style:name="P75" style:family="paragraph" style:parent-style-name="Text_20_body">
      <style:text-properties officeooo:paragraph-rsid="14f061c4"/>
    </style:style>
    <style:style style:name="P76" style:family="paragraph" style:parent-style-name="Text_20_body">
      <style:text-properties officeooo:paragraph-rsid="14f23f69"/>
    </style:style>
    <style:style style:name="P77" style:family="paragraph" style:parent-style-name="Text_20_body">
      <style:text-properties officeooo:paragraph-rsid="14f252db"/>
    </style:style>
    <style:style style:name="P78" style:family="paragraph" style:parent-style-name="Text_20_body">
      <style:text-properties officeooo:paragraph-rsid="14f3d990"/>
    </style:style>
    <style:style style:name="P79" style:family="paragraph" style:parent-style-name="Text_20_body">
      <style:text-properties officeooo:paragraph-rsid="14f5c932"/>
    </style:style>
    <style:style style:name="P80" style:family="paragraph" style:parent-style-name="Text_20_body">
      <style:text-properties officeooo:paragraph-rsid="14fce33b"/>
    </style:style>
    <style:style style:name="P81" style:family="paragraph" style:parent-style-name="Text_20_body">
      <style:text-properties officeooo:paragraph-rsid="15012096"/>
    </style:style>
    <style:style style:name="P82" style:family="paragraph" style:parent-style-name="Text_20_body">
      <style:text-properties officeooo:paragraph-rsid="150937c1"/>
    </style:style>
    <style:style style:name="P83" style:family="paragraph" style:parent-style-name="Text_20_body">
      <style:text-properties officeooo:paragraph-rsid="150b2b46"/>
    </style:style>
    <style:style style:name="P84" style:family="paragraph" style:parent-style-name="Text_20_body">
      <style:text-properties officeooo:paragraph-rsid="150c4488"/>
    </style:style>
    <style:style style:name="P85" style:family="paragraph" style:parent-style-name="Text_20_body">
      <style:text-properties officeooo:paragraph-rsid="150e3dff"/>
    </style:style>
    <style:style style:name="P86" style:family="paragraph" style:parent-style-name="Text_20_body">
      <style:text-properties officeooo:paragraph-rsid="150fbf6a"/>
    </style:style>
    <style:style style:name="P87" style:family="paragraph" style:parent-style-name="Text_20_body">
      <style:text-properties officeooo:paragraph-rsid="15159258"/>
    </style:style>
    <style:style style:name="P88" style:family="paragraph" style:parent-style-name="Text_20_body">
      <style:text-properties officeooo:paragraph-rsid="15021368"/>
    </style:style>
    <style:style style:name="P89" style:family="paragraph" style:parent-style-name="Text_20_body">
      <style:text-properties officeooo:paragraph-rsid="1515cff0"/>
    </style:style>
    <style:style style:name="P90" style:family="paragraph" style:parent-style-name="Text_20_body">
      <style:text-properties officeooo:paragraph-rsid="151d382d"/>
    </style:style>
    <style:style style:name="P91" style:family="paragraph" style:parent-style-name="Text_20_body">
      <style:text-properties officeooo:paragraph-rsid="1530eb8e"/>
    </style:style>
    <style:style style:name="P92" style:family="paragraph" style:parent-style-name="Text_20_body">
      <style:text-properties officeooo:paragraph-rsid="15391950"/>
    </style:style>
    <style:style style:name="P93" style:family="paragraph" style:parent-style-name="Text_20_body">
      <style:text-properties officeooo:rsid="15b48d40" officeooo:paragraph-rsid="15b93e3d"/>
    </style:style>
    <style:style style:name="P94" style:family="paragraph" style:parent-style-name="Text_20_body">
      <style:text-properties officeooo:rsid="15b48d40" officeooo:paragraph-rsid="15d2e1b0"/>
    </style:style>
    <style:style style:name="P95" style:family="paragraph" style:parent-style-name="Text_20_body">
      <style:text-properties officeooo:paragraph-rsid="1508ead2"/>
    </style:style>
    <style:style style:name="P96" style:family="paragraph" style:parent-style-name="Text_20_body">
      <style:text-properties officeooo:paragraph-rsid="15b93e3d"/>
    </style:style>
    <style:style style:name="P97" style:family="paragraph" style:parent-style-name="Text_20_body">
      <style:text-properties officeooo:paragraph-rsid="160d436b"/>
    </style:style>
    <style:style style:name="P98" style:family="paragraph" style:parent-style-name="Text_20_body">
      <style:text-properties officeooo:rsid="1623fd7e" officeooo:paragraph-rsid="16291d9e"/>
    </style:style>
    <style:style style:name="P99" style:family="paragraph" style:parent-style-name="Text_20_body">
      <style:text-properties officeooo:rsid="1623fd7e" officeooo:paragraph-rsid="16260a6e"/>
    </style:style>
    <style:style style:name="P100" style:family="paragraph" style:parent-style-name="Text_20_body">
      <style:text-properties officeooo:paragraph-rsid="16322a23"/>
    </style:style>
    <style:style style:name="P101" style:family="paragraph" style:parent-style-name="Text_20_body">
      <style:text-properties officeooo:paragraph-rsid="16377a1d"/>
    </style:style>
    <style:style style:name="P102" style:family="paragraph" style:parent-style-name="Text_20_body">
      <style:text-properties officeooo:rsid="15ada6d0" officeooo:paragraph-rsid="15bfb405"/>
    </style:style>
    <style:style style:name="P103" style:family="paragraph" style:parent-style-name="Text_20_body">
      <style:text-properties officeooo:paragraph-rsid="1639a11b"/>
    </style:style>
    <style:style style:name="P104" style:family="paragraph" style:parent-style-name="Text_20_body">
      <style:text-properties officeooo:paragraph-rsid="163abd4b"/>
    </style:style>
    <style:style style:name="P105" style:family="paragraph" style:parent-style-name="Standard">
      <style:paragraph-properties fo:text-align="center" style:justify-single-word="false"/>
      <style:text-properties officeooo:rsid="057aae1d" officeooo:paragraph-rsid="057aae1d"/>
    </style:style>
    <style:style style:name="P106"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8"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9"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10"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11" style:family="paragraph" style:parent-style-name="Standard">
      <style:text-properties officeooo:paragraph-rsid="14f23f69"/>
    </style:style>
    <style:style style:name="P112" style:family="paragraph" style:parent-style-name="Example_20_Header">
      <style:text-properties officeooo:paragraph-rsid="0ce95318"/>
    </style:style>
    <style:style style:name="P113" style:family="paragraph" style:parent-style-name="Standard">
      <style:paragraph-properties fo:text-align="center" style:justify-single-word="false" fo:break-before="page"/>
    </style:style>
    <style:style style:name="P114" style:family="paragraph" style:parent-style-name="Contents_20_2">
      <style:paragraph-properties>
        <style:tab-stops>
          <style:tab-stop style:position="14.801cm" style:type="right" style:leader-style="dotted" style:leader-text="."/>
        </style:tab-stops>
      </style:paragraph-properties>
    </style:style>
    <style:style style:name="P115" style:family="paragraph" style:parent-style-name="Contents_20_3">
      <style:paragraph-properties>
        <style:tab-stops>
          <style:tab-stop style:position="14.801cm" style:type="right" style:leader-style="dotted" style:leader-text="."/>
        </style:tab-stops>
      </style:paragraph-properties>
    </style:style>
    <style:style style:name="P116" style:family="paragraph" style:parent-style-name="Contents_20_4">
      <style:paragraph-properties>
        <style:tab-stops>
          <style:tab-stop style:position="14.801cm" style:type="right" style:leader-style="dotted" style:leader-text="."/>
        </style:tab-stops>
      </style:paragraph-properties>
    </style:style>
    <style:style style:name="P117" style:family="paragraph" style:parent-style-name="Contents_20_1">
      <style:paragraph-properties>
        <style:tab-stops>
          <style:tab-stop style:position="14.801cm" style:type="right" style:leader-style="dotted" style:leader-text="."/>
        </style:tab-stops>
      </style:paragraph-properties>
    </style:style>
    <style:style style:name="P118" style:family="paragraph" style:parent-style-name="Text_20_body">
      <style:paragraph-properties fo:margin-left="0cm" fo:margin-right="0cm" fo:orphans="2" fo:widows="2" fo:text-indent="0cm" style:auto-text-indent="false"/>
      <style:text-properties officeooo:paragraph-rsid="14f23f69"/>
    </style:style>
    <style:style style:name="P119" style:family="paragraph" style:parent-style-name="Heading_20_1">
      <style:text-properties officeooo:paragraph-rsid="144805a2"/>
    </style:style>
    <style:style style:name="P120" style:family="paragraph" style:parent-style-name="Heading_20_2">
      <style:text-properties officeooo:paragraph-rsid="1530eb8e"/>
    </style:style>
    <style:style style:name="P121" style:family="paragraph" style:parent-style-name="Heading_20_2">
      <style:text-properties officeooo:paragraph-rsid="1514859a"/>
    </style:style>
    <style:style style:name="P122" style:family="paragraph" style:parent-style-name="Heading_20_3">
      <style:text-properties officeooo:paragraph-rsid="14f3d990"/>
    </style:style>
    <style:style style:name="P123" style:family="paragraph" style:parent-style-name="Heading_20_3">
      <style:text-properties officeooo:rsid="13eb5560" officeooo:paragraph-rsid="13eb5560"/>
    </style:style>
    <style:style style:name="P124" style:family="paragraph" style:parent-style-name="Heading_20_4">
      <style:text-properties officeooo:paragraph-rsid="15c97435"/>
    </style:style>
    <style:style style:name="P125" style:family="paragraph" style:parent-style-name="Heading_20_4">
      <style:text-properties officeooo:rsid="16291d9e" officeooo:paragraph-rsid="16291d9e"/>
    </style:style>
    <style:style style:name="P126" style:family="paragraph" style:parent-style-name="Heading_20_4">
      <style:text-properties officeooo:rsid="10f18885" officeooo:paragraph-rsid="127e6672"/>
    </style:style>
    <style:style style:name="P127" style:family="paragraph" style:parent-style-name="Heading_20_4">
      <style:text-properties officeooo:paragraph-rsid="127e6672"/>
    </style:style>
    <style:style style:name="P128" style:family="paragraph" style:parent-style-name="Heading_20_4">
      <style:text-properties style:text-line-through-style="solid" style:text-line-through-type="single" officeooo:paragraph-rsid="127e6672"/>
    </style:style>
    <style:style style:name="P129" style:family="paragraph" style:parent-style-name="Text_20_body" style:master-page-name="Standard">
      <style:paragraph-properties style:page-number="auto"/>
      <style:text-properties officeooo:rsid="0f755768" officeooo:paragraph-rsid="0f755768"/>
    </style:style>
    <style:style style:name="P130" style:family="paragraph" style:parent-style-name="Text_20_body" style:list-style-name="L1">
      <style:text-properties officeooo:paragraph-rsid="13f939e0"/>
    </style:style>
    <style:style style:name="P131" style:family="paragraph" style:parent-style-name="Text_20_body" style:list-style-name="L2">
      <style:text-properties officeooo:paragraph-rsid="141409e1"/>
    </style:style>
    <style:style style:name="P132" style:family="paragraph" style:parent-style-name="Text_20_body" style:list-style-name="L2">
      <style:text-properties officeooo:paragraph-rsid="145d7a2c"/>
    </style:style>
    <style:style style:name="P133" style:family="paragraph" style:parent-style-name="Text_20_body" style:list-style-name="L2">
      <style:text-properties officeooo:paragraph-rsid="146c037d"/>
    </style:style>
    <style:style style:name="P134" style:family="paragraph" style:parent-style-name="Text_20_body" style:list-style-name="L2">
      <style:text-properties officeooo:paragraph-rsid="145e2757"/>
    </style:style>
    <style:style style:name="P135" style:family="paragraph" style:parent-style-name="Text_20_body" style:list-style-name="L2">
      <style:text-properties officeooo:paragraph-rsid="146f2ec4"/>
    </style:style>
    <style:style style:name="P136" style:family="paragraph" style:parent-style-name="Text_20_body" style:list-style-name="L3">
      <style:text-properties officeooo:paragraph-rsid="1459bd31"/>
    </style:style>
    <style:style style:name="P137" style:family="paragraph" style:parent-style-name="Text_20_body" style:list-style-name="L3">
      <style:text-properties officeooo:paragraph-rsid="1468163e"/>
    </style:style>
    <style:style style:name="P138" style:family="paragraph" style:parent-style-name="Text_20_body" style:list-style-name="L3">
      <style:text-properties officeooo:paragraph-rsid="146a71c5"/>
    </style:style>
    <style:style style:name="P139" style:family="paragraph" style:parent-style-name="Text_20_body" style:list-style-name="L3">
      <style:text-properties officeooo:paragraph-rsid="145b9382"/>
    </style:style>
    <style:style style:name="P140" style:family="paragraph" style:parent-style-name="Text_20_body" style:list-style-name="L3">
      <style:text-properties officeooo:paragraph-rsid="1466f027"/>
    </style:style>
    <style:style style:name="P141" style:family="paragraph" style:parent-style-name="Text_20_body" style:list-style-name="L3">
      <style:text-properties officeooo:paragraph-rsid="1464327e"/>
    </style:style>
    <style:style style:name="P142" style:family="paragraph" style:parent-style-name="Text_20_body" style:list-style-name="L3">
      <style:text-properties officeooo:paragraph-rsid="1460901b"/>
    </style:style>
    <style:style style:name="P143" style:family="paragraph" style:parent-style-name="Text_20_body" style:list-style-name="L3">
      <style:text-properties officeooo:paragraph-rsid="145f383a"/>
    </style:style>
    <style:style style:name="P144" style:family="paragraph" style:parent-style-name="Text_20_body" style:list-style-name="L4">
      <style:text-properties officeooo:paragraph-rsid="14620905"/>
    </style:style>
    <style:style style:name="P145" style:family="paragraph" style:parent-style-name="Text_20_body" style:list-style-name="L4">
      <style:text-properties officeooo:paragraph-rsid="14655248"/>
    </style:style>
    <style:style style:name="P146" style:family="paragraph" style:parent-style-name="Text_20_body" style:list-style-name="L5">
      <style:text-properties officeooo:paragraph-rsid="14438582"/>
    </style:style>
    <style:style style:name="P147" style:family="paragraph" style:parent-style-name="Text_20_body" style:list-style-name="L5">
      <style:text-properties officeooo:paragraph-rsid="14451c91"/>
    </style:style>
    <style:style style:name="P148" style:family="paragraph" style:parent-style-name="Text_20_body" style:list-style-name="L5">
      <style:text-properties officeooo:paragraph-rsid="144cc974"/>
    </style:style>
    <style:style style:name="P149" style:family="paragraph" style:parent-style-name="Text_20_body" style:list-style-name="L5">
      <style:text-properties officeooo:paragraph-rsid="144d8b97"/>
    </style:style>
    <style:style style:name="P150" style:family="paragraph" style:parent-style-name="Text_20_body" style:list-style-name="L6">
      <style:text-properties officeooo:paragraph-rsid="14267bb7"/>
    </style:style>
    <style:style style:name="P151" style:family="paragraph" style:parent-style-name="Text_20_body" style:list-style-name="L6">
      <style:text-properties officeooo:paragraph-rsid="142621fb"/>
    </style:style>
    <style:style style:name="P152" style:family="paragraph" style:parent-style-name="Text_20_body" style:list-style-name="L6">
      <style:text-properties officeooo:paragraph-rsid="1428ba5c"/>
    </style:style>
    <style:style style:name="P153" style:family="paragraph" style:parent-style-name="Text_20_body" style:list-style-name="L7">
      <style:text-properties officeooo:paragraph-rsid="13fdbc01"/>
    </style:style>
    <style:style style:name="P154" style:family="paragraph" style:parent-style-name="Text_20_body" style:list-style-name="L7">
      <style:text-properties officeooo:paragraph-rsid="13fece48"/>
    </style:style>
    <style:style style:name="P155" style:family="paragraph" style:parent-style-name="Text_20_body" style:list-style-name="L7">
      <style:text-properties officeooo:paragraph-rsid="141fff7d"/>
    </style:style>
    <style:style style:name="P156" style:family="paragraph" style:parent-style-name="Text_20_body" style:list-style-name="L7">
      <style:text-properties officeooo:paragraph-rsid="140097fd"/>
    </style:style>
    <style:style style:name="P157" style:family="paragraph" style:parent-style-name="Text_20_body" style:list-style-name="L8">
      <style:text-properties officeooo:paragraph-rsid="140212b9"/>
    </style:style>
    <style:style style:name="P158" style:family="paragraph" style:parent-style-name="Text_20_body" style:list-style-name="L9">
      <style:text-properties officeooo:paragraph-rsid="1435385a"/>
    </style:style>
    <style:style style:name="P159" style:family="paragraph" style:parent-style-name="Text_20_body" style:list-style-name="L10">
      <style:text-properties officeooo:paragraph-rsid="1434c972"/>
    </style:style>
    <style:style style:name="P160" style:family="paragraph" style:parent-style-name="Text_20_body" style:list-style-name="L10">
      <style:text-properties officeooo:paragraph-rsid="1437d6b8"/>
    </style:style>
    <style:style style:name="P161" style:family="paragraph" style:parent-style-name="Text_20_body" style:list-style-name="L10">
      <style:text-properties officeooo:paragraph-rsid="14384ae8"/>
    </style:style>
    <style:style style:name="P162" style:family="paragraph" style:parent-style-name="Text_20_body" style:list-style-name="L11">
      <style:text-properties officeooo:paragraph-rsid="143ab7c0"/>
    </style:style>
    <style:style style:name="P163" style:family="paragraph" style:parent-style-name="Text_20_body" style:list-style-name="L11">
      <style:text-properties officeooo:paragraph-rsid="143ac549"/>
    </style:style>
    <style:style style:name="P164" style:family="paragraph" style:parent-style-name="Text_20_body" style:list-style-name="L11">
      <style:text-properties officeooo:paragraph-rsid="143cd6b4"/>
    </style:style>
    <style:style style:name="P165" style:family="paragraph" style:parent-style-name="Text_20_body" style:list-style-name="L11">
      <style:text-properties officeooo:paragraph-rsid="143e921e"/>
    </style:style>
    <style:style style:name="P166" style:family="paragraph" style:parent-style-name="Text_20_body" style:list-style-name="L12">
      <style:text-properties officeooo:paragraph-rsid="14423419"/>
    </style:style>
    <style:style style:name="P167" style:family="paragraph" style:parent-style-name="Text_20_body" style:list-style-name="L13"/>
    <style:style style:name="P168" style:family="paragraph" style:parent-style-name="Text_20_body" style:list-style-name="L13">
      <style:text-properties officeooo:paragraph-rsid="141ec1eb"/>
    </style:style>
    <style:style style:name="P169" style:family="paragraph" style:parent-style-name="Text_20_body" style:list-style-name="L14">
      <style:text-properties officeooo:paragraph-rsid="143063e7"/>
    </style:style>
    <style:style style:name="P170" style:family="paragraph" style:parent-style-name="Text_20_body" style:list-style-name="L15">
      <style:text-properties officeooo:paragraph-rsid="1451c0f4"/>
    </style:style>
    <style:style style:name="P171" style:family="paragraph" style:parent-style-name="Text_20_body" style:list-style-name="L15">
      <style:text-properties officeooo:paragraph-rsid="14532e9d"/>
    </style:style>
    <style:style style:name="P172" style:family="paragraph" style:parent-style-name="Text_20_body" style:list-style-name="L15">
      <style:text-properties officeooo:paragraph-rsid="1453f1c2"/>
    </style:style>
    <style:style style:name="P173" style:family="paragraph" style:parent-style-name="Text_20_body" style:list-style-name="L15">
      <style:text-properties officeooo:paragraph-rsid="1454433a"/>
    </style:style>
    <style:style style:name="P174" style:family="paragraph" style:parent-style-name="Text_20_body" style:list-style-name="L15">
      <style:text-properties officeooo:paragraph-rsid="14547123"/>
    </style:style>
    <style:style style:name="P175" style:family="paragraph" style:parent-style-name="Text_20_body" style:list-style-name="L15">
      <style:text-properties officeooo:paragraph-rsid="1454aeb3"/>
    </style:style>
    <style:style style:name="P176"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77" style:family="paragraph" style:parent-style-name="Text_20_body" style:list-style-name="L16">
      <style:text-properties officeooo:rsid="1ce7ea43" officeooo:paragraph-rsid="1473e9d3"/>
    </style:style>
    <style:style style:name="P178" style:family="paragraph" style:parent-style-name="Text_20_body" style:list-style-name="L17">
      <style:text-properties officeooo:rsid="1ccd2e54" officeooo:paragraph-rsid="1473e9d3"/>
    </style:style>
    <style:style style:name="P179" style:family="paragraph" style:parent-style-name="Text_20_body" style:list-style-name="L17">
      <style:text-properties officeooo:rsid="1cd0161a" officeooo:paragraph-rsid="1473e9d3" fo:background-color="transparent"/>
    </style:style>
    <style:style style:name="P180" style:family="paragraph" style:parent-style-name="Text_20_body" style:list-style-name="L18">
      <style:text-properties officeooo:paragraph-rsid="127e6672"/>
    </style:style>
    <style:style style:name="P181" style:family="paragraph" style:parent-style-name="Text_20_body" style:list-style-name="L18">
      <style:text-properties fo:language="cs" fo:country="CZ" officeooo:rsid="1106777c" officeooo:paragraph-rsid="127e6672"/>
    </style:style>
    <style:style style:name="P182" style:family="paragraph" style:parent-style-name="Text_20_body" style:list-style-name="L18">
      <style:text-properties officeooo:rsid="11090e95" officeooo:paragraph-rsid="127e6672"/>
    </style:style>
    <style:style style:name="P183" style:family="paragraph" style:parent-style-name="Text_20_body" style:list-style-name="L18">
      <style:text-properties officeooo:rsid="110bf2e3" officeooo:paragraph-rsid="127e6672"/>
    </style:style>
    <style:style style:name="P184" style:family="paragraph" style:parent-style-name="Text_20_body" style:list-style-name="L18">
      <style:text-properties officeooo:rsid="110de6b6" officeooo:paragraph-rsid="127e6672"/>
    </style:style>
    <style:style style:name="P185" style:family="paragraph" style:parent-style-name="Text_20_body" style:list-style-name="L18">
      <style:text-properties officeooo:rsid="11135c2e" officeooo:paragraph-rsid="127e6672"/>
    </style:style>
    <style:style style:name="P186" style:family="paragraph" style:parent-style-name="Text_20_body" style:list-style-name="L18">
      <style:text-properties officeooo:rsid="1116b9b5" officeooo:paragraph-rsid="127e6672"/>
    </style:style>
    <style:style style:name="P187" style:family="paragraph" style:parent-style-name="Text_20_body" style:list-style-name="L18">
      <style:text-properties officeooo:rsid="111872d3" officeooo:paragraph-rsid="127e6672"/>
    </style:style>
    <style:style style:name="P188" style:family="paragraph" style:parent-style-name="Text_20_body" style:list-style-name="L18">
      <style:text-properties officeooo:rsid="111dc4f9" officeooo:paragraph-rsid="127e6672"/>
    </style:style>
    <style:style style:name="P189" style:family="paragraph" style:parent-style-name="Text_20_body" style:list-style-name="L19">
      <style:text-properties officeooo:rsid="13bb2325" officeooo:paragraph-rsid="13bb2325"/>
    </style:style>
    <style:style style:name="P190" style:family="paragraph" style:parent-style-name="Text_20_body" style:list-style-name="L20">
      <style:text-properties officeooo:rsid="13bd89c3" officeooo:paragraph-rsid="13bd89c3"/>
    </style:style>
    <style:style style:name="P191" style:family="paragraph" style:parent-style-name="Text_20_body" style:list-style-name="L20">
      <style:text-properties officeooo:rsid="13bf9af6" officeooo:paragraph-rsid="13bf9af6"/>
    </style:style>
    <style:style style:name="P192" style:family="paragraph" style:parent-style-name="Text_20_body">
      <style:text-properties officeooo:paragraph-rsid="16377a1d"/>
    </style:style>
    <style:style style:name="P193" style:family="paragraph" style:parent-style-name="Text_20_body">
      <style:text-properties officeooo:rsid="1623fd7e" officeooo:paragraph-rsid="163047f9"/>
    </style:style>
    <style:style style:name="P194" style:family="paragraph" style:parent-style-name="Text_20_body">
      <style:text-properties officeooo:rsid="1623fd7e" officeooo:paragraph-rsid="16422a3c"/>
    </style:style>
    <style:style style:name="P195" style:family="paragraph" style:parent-style-name="Text_20_body">
      <style:text-properties officeooo:rsid="1623fd7e" officeooo:paragraph-rsid="16434f34"/>
    </style:style>
    <style:style style:name="P196" style:family="paragraph" style:parent-style-name="Text_20_body">
      <style:text-properties officeooo:paragraph-rsid="16434f34"/>
    </style:style>
    <style:style style:name="P197" style:family="paragraph" style:parent-style-name="Text_20_body">
      <style:text-properties officeooo:rsid="1646c101" officeooo:paragraph-rsid="1646c101"/>
    </style:style>
    <style:style style:name="P198" style:family="paragraph" style:parent-style-name="Text_20_body">
      <style:text-properties style:text-line-through-style="solid" style:text-line-through-type="single" officeooo:rsid="16291d9e" officeooo:paragraph-rsid="16291d9e"/>
    </style:style>
    <style:style style:name="P199" style:family="paragraph" style:parent-style-name="Text_20_body">
      <style:text-properties officeooo:paragraph-rsid="1648a08f"/>
    </style:style>
    <style:style style:name="P200" style:family="paragraph" style:parent-style-name="Text_20_body">
      <style:text-properties officeooo:paragraph-rsid="1495c600"/>
    </style:style>
    <style:style style:name="P201" style:family="paragraph" style:parent-style-name="Text_20_body">
      <style:text-properties officeooo:paragraph-rsid="168bc622"/>
    </style:style>
    <style:style style:name="P202" style:family="paragraph" style:parent-style-name="Text_20_body">
      <style:text-properties officeooo:paragraph-rsid="168e50ff"/>
    </style:style>
    <style:style style:name="P203" style:family="paragraph" style:parent-style-name="Text_20_body">
      <style:text-properties officeooo:paragraph-rsid="169b7c50"/>
    </style:style>
    <style:style style:name="P204" style:family="paragraph" style:parent-style-name="Text_20_body">
      <style:paragraph-properties fo:margin-top="0cm" fo:margin-bottom="0.4cm" loext:contextual-spacing="false"/>
      <style:text-properties officeooo:paragraph-rsid="15a891cd"/>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fo:font-weight="normal" officeooo:rsid="15b93e3d" style:font-style-asian="italic" style:font-weight-asian="normal" style:font-style-complex="italic" style:font-weight-complex="normal"/>
    </style:style>
    <style:style style:name="T83" style:family="text">
      <style:text-properties fo:font-style="italic" fo:font-weight="normal" officeooo:rsid="16377a1d"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fo:font-style="italic" style:text-underline-style="none" officeooo:rsid="1d751c99" style:font-style-asian="italic" style:font-style-complex="italic"/>
    </style:style>
    <style:style style:name="T86" style:family="text">
      <style:text-properties fo:font-style="italic" style:text-underline-style="none" officeooo:rsid="1ced15ce" style:font-style-asian="italic" style:font-style-complex="italic"/>
    </style:style>
    <style:style style:name="T87" style:family="text">
      <style:text-properties fo:font-style="italic" style:text-underline-style="none" officeooo:rsid="1cef5755" style:font-style-asian="italic" style:font-style-complex="italic"/>
    </style:style>
    <style:style style:name="T88" style:family="text">
      <style:text-properties fo:font-style="italic" style:text-underline-style="none" officeooo:rsid="1ceb219c" style:font-style-asian="italic" style:font-style-complex="italic"/>
    </style:style>
    <style:style style:name="T89" style:family="text">
      <style:text-properties fo:font-style="italic" style:text-underline-style="none" officeooo:rsid="1cd2d849" style:font-style-asian="italic" style:font-style-complex="italic"/>
    </style:style>
    <style:style style:name="T90" style:family="text">
      <style:text-properties fo:font-style="italic" style:text-underline-style="none" officeooo:rsid="1cd0a72c" style:font-style-asian="italic" style:font-style-complex="italic"/>
    </style:style>
    <style:style style:name="T91" style:family="text">
      <style:text-properties fo:font-style="italic" style:text-underline-style="none" officeooo:rsid="1cd235c1" style:font-style-asian="italic" style:font-style-complex="italic"/>
    </style:style>
    <style:style style:name="T92" style:family="text">
      <style:text-properties fo:font-style="italic" style:text-underline-style="none" officeooo:rsid="1ccd2e54" style:font-style-asian="italic" style:font-style-complex="italic"/>
    </style:style>
    <style:style style:name="T93" style:family="text">
      <style:text-properties fo:font-style="italic" style:text-underline-style="none" officeooo:rsid="1ccdf503" style:font-style-asian="italic" style:font-style-complex="italic"/>
    </style:style>
    <style:style style:name="T94" style:family="text">
      <style:text-properties fo:font-style="italic" style:text-underline-style="none" officeooo:rsid="1ccfd19f" style:font-style-asian="italic" style:font-style-complex="italic"/>
    </style:style>
    <style:style style:name="T95" style:family="text">
      <style:text-properties fo:font-style="italic" style:text-underline-style="none" officeooo:rsid="1cd017e0" style:font-style-asian="italic" style:font-style-complex="italic"/>
    </style:style>
    <style:style style:name="T96" style:family="text">
      <style:text-properties fo:font-style="italic" style:text-underline-style="none" officeooo:rsid="14750271" style:font-style-asian="italic" style:font-style-complex="italic"/>
    </style:style>
    <style:style style:name="T97" style:family="text">
      <style:text-properties fo:font-style="italic" style:text-underline-style="none" officeooo:rsid="1475338d" style:font-style-asian="italic" style:font-style-complex="italic"/>
    </style:style>
    <style:style style:name="T98" style:family="text">
      <style:text-properties fo:font-style="italic" style:text-underline-style="none" officeooo:rsid="1475ab5f" style:font-style-asian="italic" style:font-style-complex="italic"/>
    </style:style>
    <style:style style:name="T99" style:family="text">
      <style:text-properties fo:font-style="italic" style:text-underline-style="none" officeooo:rsid="14762af0" style:font-style-asian="italic" style:font-style-complex="italic"/>
    </style:style>
    <style:style style:name="T100" style:family="text">
      <style:text-properties fo:font-style="italic" style:text-underline-style="none" officeooo:rsid="14764473" style:font-style-asian="italic" style:font-style-complex="italic"/>
    </style:style>
    <style:style style:name="T101" style:family="text">
      <style:text-properties fo:font-style="italic" style:text-underline-style="none" officeooo:rsid="1477ad07" style:font-style-asian="italic" style:font-style-complex="italic"/>
    </style:style>
    <style:style style:name="T102" style:family="text">
      <style:text-properties fo:font-style="italic" style:text-underline-style="none" officeooo:rsid="14795a20" style:font-style-asian="italic" style:font-style-complex="italic"/>
    </style:style>
    <style:style style:name="T103" style:family="text">
      <style:text-properties officeooo:rsid="11686322"/>
    </style:style>
    <style:style style:name="T104" style:family="text">
      <style:text-properties fo:font-style="normal" style:font-style-asian="normal" style:font-style-complex="normal"/>
    </style:style>
    <style:style style:name="T105" style:family="text">
      <style:text-properties fo:font-style="normal" officeooo:rsid="11d1379e" style:font-style-asian="normal" style:font-style-complex="normal"/>
    </style:style>
    <style:style style:name="T106" style:family="text">
      <style:text-properties fo:font-style="normal" officeooo:rsid="11d220d8" style:font-style-asian="normal" style:font-style-complex="normal"/>
    </style:style>
    <style:style style:name="T107" style:family="text">
      <style:text-properties fo:font-style="normal" officeooo:rsid="11d71079" style:font-style-asian="normal" style:font-style-complex="normal"/>
    </style:style>
    <style:style style:name="T108" style:family="text">
      <style:text-properties fo:font-style="normal" officeooo:rsid="11d86d12" style:font-style-asian="normal" style:font-style-complex="normal"/>
    </style:style>
    <style:style style:name="T109" style:family="text">
      <style:text-properties fo:font-style="normal" officeooo:rsid="11d89034" style:font-style-asian="normal" style:font-style-complex="normal"/>
    </style:style>
    <style:style style:name="T110" style:family="text">
      <style:text-properties fo:font-style="normal" officeooo:rsid="12303c78" style:font-style-asian="normal" style:font-style-complex="normal"/>
    </style:style>
    <style:style style:name="T111" style:family="text">
      <style:text-properties fo:font-style="normal" officeooo:rsid="1234bb9c" style:font-style-asian="normal" style:font-style-complex="normal"/>
    </style:style>
    <style:style style:name="T112" style:family="text">
      <style:text-properties fo:font-style="normal" officeooo:rsid="14bea06e" style:font-style-asian="normal" style:font-style-complex="normal"/>
    </style:style>
    <style:style style:name="T113" style:family="text">
      <style:text-properties fo:font-style="normal" fo:font-weight="bold" officeooo:rsid="13edf8ba" style:font-style-asian="normal" style:font-weight-asian="bold" style:font-style-complex="normal" style:font-weight-complex="bold"/>
    </style:style>
    <style:style style:name="T114" style:family="text">
      <style:text-properties fo:font-style="normal" fo:font-weight="bold" officeooo:rsid="13ef6186" style:font-style-asian="normal" style:font-weight-asian="bold" style:font-style-complex="normal" style:font-weight-complex="bold"/>
    </style:style>
    <style:style style:name="T115" style:family="text">
      <style:text-properties fo:font-style="normal" fo:font-weight="bold" officeooo:rsid="13f157f7" style:font-style-asian="normal" style:font-weight-asian="bold" style:font-style-complex="normal" style:font-weight-complex="bold"/>
    </style:style>
    <style:style style:name="T116" style:family="text">
      <style:text-properties fo:font-style="normal" fo:font-weight="bold" officeooo:rsid="13f2b315" style:font-style-asian="normal" style:font-weight-asian="bold" style:font-style-complex="normal" style:font-weight-complex="bold"/>
    </style:style>
    <style:style style:name="T117" style:family="text">
      <style:text-properties fo:font-style="normal" fo:font-weight="normal" officeooo:rsid="14bea06e" style:font-style-asian="normal" style:font-weight-asian="normal" style:font-style-complex="normal" style:font-weight-complex="normal"/>
    </style:style>
    <style:style style:name="T118" style:family="text">
      <style:text-properties fo:font-style="normal" fo:font-weight="normal" officeooo:rsid="14c19980" style:font-style-asian="normal" style:font-weight-asian="normal" style:font-style-complex="normal" style:font-weight-complex="normal"/>
    </style:style>
    <style:style style:name="T119" style:family="text">
      <style:text-properties fo:font-style="normal" fo:font-weight="normal" officeooo:rsid="14c23aa1" style:font-style-asian="normal" style:font-weight-asian="normal" style:font-style-complex="normal" style:font-weight-complex="normal"/>
    </style:style>
    <style:style style:name="T120" style:family="text">
      <style:text-properties fo:font-style="normal" fo:font-weight="normal" officeooo:rsid="14c2f986" style:font-style-asian="normal" style:font-weight-asian="normal" style:font-style-complex="normal" style:font-weight-complex="normal"/>
    </style:style>
    <style:style style:name="T121" style:family="text">
      <style:text-properties fo:font-style="normal" fo:font-weight="normal" officeooo:rsid="14c5117e" style:font-style-asian="normal" style:font-weight-asian="normal" style:font-style-complex="normal" style:font-weight-complex="normal"/>
    </style:style>
    <style:style style:name="T122" style:family="text">
      <style:text-properties fo:font-style="normal" fo:font-weight="normal" officeooo:rsid="14f061c4" style:font-style-asian="normal" style:font-weight-asian="normal" style:font-style-complex="normal" style:font-weight-complex="normal"/>
    </style:style>
    <style:style style:name="T123" style:family="text">
      <style:text-properties fo:font-style="normal" fo:font-weight="normal" officeooo:rsid="162aea10" style:font-style-asian="normal" style:font-weight-asian="normal" style:font-style-complex="normal" style:font-weight-complex="normal"/>
    </style:style>
    <style:style style:name="T124" style:family="text">
      <style:text-properties fo:font-style="normal" fo:font-weight="normal" officeooo:rsid="168bc622" style:font-style-asian="normal" style:font-weight-asian="normal" style:font-style-complex="normal" style:font-weight-complex="normal"/>
    </style:style>
    <style:style style:name="T125" style:family="text">
      <style:text-properties fo:font-style="normal" fo:font-weight="normal" officeooo:rsid="168c85dd" style:font-style-asian="normal" style:font-weight-asian="normal" style:font-style-complex="normal" style:font-weight-complex="normal"/>
    </style:style>
    <style:style style:name="T126" style:family="text">
      <style:text-properties fo:font-style="normal" fo:font-weight="normal" officeooo:rsid="168d5ef9" style:font-style-asian="normal" style:font-weight-asian="normal" style:font-style-complex="normal" style:font-weight-complex="normal"/>
    </style:style>
    <style:style style:name="T127" style:family="text">
      <style:text-properties fo:font-style="normal" fo:font-weight="normal" officeooo:rsid="168e50ff" style:font-style-asian="normal" style:font-weight-asian="normal" style:font-style-complex="normal" style:font-weight-complex="normal"/>
    </style:style>
    <style:style style:name="T128" style:family="text">
      <style:text-properties officeooo:rsid="11d534eb"/>
    </style:style>
    <style:style style:name="T129" style:family="text">
      <style:text-properties officeooo:rsid="11489716"/>
    </style:style>
    <style:style style:name="T130" style:family="text">
      <style:text-properties officeooo:rsid="123ccd20"/>
    </style:style>
    <style:style style:name="T131" style:family="text">
      <style:text-properties officeooo:rsid="124053fc"/>
    </style:style>
    <style:style style:name="T132" style:family="text">
      <style:text-properties officeooo:rsid="126b4512"/>
    </style:style>
    <style:style style:name="T133" style:family="text">
      <style:text-properties officeooo:rsid="13bdac2f"/>
    </style:style>
    <style:style style:name="T134" style:family="text">
      <style:text-properties officeooo:rsid="13c03773"/>
    </style:style>
    <style:style style:name="T135" style:family="text">
      <style:text-properties officeooo:rsid="13dcd4ac"/>
    </style:style>
    <style:style style:name="T136" style:family="text">
      <style:text-properties officeooo:rsid="13eb5560"/>
    </style:style>
    <style:style style:name="T137" style:family="text">
      <style:text-properties officeooo:rsid="13ebe81d"/>
    </style:style>
    <style:style style:name="T138" style:family="text">
      <style:text-properties fo:font-size="12pt" officeooo:rsid="07a6c582" style:font-size-asian="12pt" style:font-size-complex="12pt"/>
    </style:style>
    <style:style style:name="T139" style:family="text">
      <style:text-properties fo:font-size="12pt" officeooo:rsid="0ce63539" style:font-size-asian="12pt" style:font-size-complex="12pt"/>
    </style:style>
    <style:style style:name="T140" style:family="text">
      <style:text-properties officeooo:rsid="13ed0580"/>
    </style:style>
    <style:style style:name="T141" style:family="text">
      <style:text-properties fo:font-weight="normal" style:font-weight-asian="normal" style:font-weight-complex="normal"/>
    </style:style>
    <style:style style:name="T142" style:family="text">
      <style:text-properties fo:font-weight="normal" officeooo:rsid="13f8f4d2" style:font-weight-asian="normal" style:font-weight-complex="normal"/>
    </style:style>
    <style:style style:name="T143" style:family="text">
      <style:text-properties fo:font-weight="normal" officeooo:rsid="13f939e0" style:font-weight-asian="normal" style:font-weight-complex="normal"/>
    </style:style>
    <style:style style:name="T144" style:family="text">
      <style:text-properties fo:font-weight="normal" officeooo:rsid="13fa75ab" style:font-weight-asian="normal" style:font-weight-complex="normal"/>
    </style:style>
    <style:style style:name="T145" style:family="text">
      <style:text-properties fo:font-weight="normal" officeooo:rsid="13fdbc01" style:font-weight-asian="normal" style:font-weight-complex="normal"/>
    </style:style>
    <style:style style:name="T146" style:family="text">
      <style:text-properties fo:font-weight="normal" officeooo:rsid="13fece48" style:font-weight-asian="normal" style:font-weight-complex="normal"/>
    </style:style>
    <style:style style:name="T147" style:family="text">
      <style:text-properties fo:font-weight="normal" officeooo:rsid="140097fd" style:font-weight-asian="normal" style:font-weight-complex="normal"/>
    </style:style>
    <style:style style:name="T148" style:family="text">
      <style:text-properties fo:font-weight="normal" officeooo:rsid="14019154" style:font-weight-asian="normal" style:font-weight-complex="normal"/>
    </style:style>
    <style:style style:name="T149" style:family="text">
      <style:text-properties fo:font-weight="normal" officeooo:rsid="14034a39" style:font-weight-asian="normal" style:font-weight-complex="normal"/>
    </style:style>
    <style:style style:name="T150" style:family="text">
      <style:text-properties fo:font-weight="normal" officeooo:rsid="1409c797" style:font-weight-asian="normal" style:font-weight-complex="normal"/>
    </style:style>
    <style:style style:name="T151" style:family="text">
      <style:text-properties fo:font-weight="normal" officeooo:rsid="140b931a" style:font-weight-asian="normal" style:font-weight-complex="normal"/>
    </style:style>
    <style:style style:name="T152" style:family="text">
      <style:text-properties fo:font-weight="normal" officeooo:rsid="140e2475" style:font-weight-asian="normal" style:font-weight-complex="normal"/>
    </style:style>
    <style:style style:name="T153" style:family="text">
      <style:text-properties fo:font-weight="normal" officeooo:rsid="140fd384" style:font-weight-asian="normal" style:font-weight-complex="normal"/>
    </style:style>
    <style:style style:name="T154" style:family="text">
      <style:text-properties fo:font-weight="normal" officeooo:rsid="1410b9d9" style:font-weight-asian="normal" style:font-weight-complex="normal"/>
    </style:style>
    <style:style style:name="T155" style:family="text">
      <style:text-properties fo:font-weight="normal" officeooo:rsid="14120153" style:font-weight-asian="normal" style:font-weight-complex="normal"/>
    </style:style>
    <style:style style:name="T156" style:family="text">
      <style:text-properties fo:font-weight="normal" officeooo:rsid="14130db6" style:font-weight-asian="normal" style:font-weight-complex="normal"/>
    </style:style>
    <style:style style:name="T157" style:family="text">
      <style:text-properties fo:font-weight="normal" officeooo:rsid="141409e1" style:font-weight-asian="normal" style:font-weight-complex="normal"/>
    </style:style>
    <style:style style:name="T158" style:family="text">
      <style:text-properties fo:font-weight="normal" officeooo:rsid="1414f3a7" style:font-weight-asian="normal" style:font-weight-complex="normal"/>
    </style:style>
    <style:style style:name="T159" style:family="text">
      <style:text-properties fo:font-weight="normal" officeooo:rsid="1416d78a" style:font-weight-asian="normal" style:font-weight-complex="normal"/>
    </style:style>
    <style:style style:name="T160" style:family="text">
      <style:text-properties fo:font-weight="normal" officeooo:rsid="141871df" style:font-weight-asian="normal" style:font-weight-complex="normal"/>
    </style:style>
    <style:style style:name="T161" style:family="text">
      <style:text-properties fo:font-weight="normal" officeooo:rsid="141a52ef" style:font-weight-asian="normal" style:font-weight-complex="normal"/>
    </style:style>
    <style:style style:name="T162" style:family="text">
      <style:text-properties fo:font-weight="normal" officeooo:rsid="141beb82" style:font-weight-asian="normal" style:font-weight-complex="normal"/>
    </style:style>
    <style:style style:name="T163" style:family="text">
      <style:text-properties fo:font-weight="normal" officeooo:rsid="141ec1eb" style:font-weight-asian="normal" style:font-weight-complex="normal"/>
    </style:style>
    <style:style style:name="T164" style:family="text">
      <style:text-properties fo:font-weight="normal" officeooo:rsid="141fff7d" style:font-weight-asian="normal" style:font-weight-complex="normal"/>
    </style:style>
    <style:style style:name="T165" style:family="text">
      <style:text-properties fo:font-weight="normal" officeooo:rsid="1421fe84" style:font-weight-asian="normal" style:font-weight-complex="normal"/>
    </style:style>
    <style:style style:name="T166" style:family="text">
      <style:text-properties fo:font-weight="normal" officeooo:rsid="1422c2eb" style:font-weight-asian="normal" style:font-weight-complex="normal"/>
    </style:style>
    <style:style style:name="T167" style:family="text">
      <style:text-properties fo:font-weight="normal" officeooo:rsid="14248571" style:font-weight-asian="normal" style:font-weight-complex="normal"/>
    </style:style>
    <style:style style:name="T168" style:family="text">
      <style:text-properties fo:font-weight="normal" officeooo:rsid="1424ff4f" style:font-weight-asian="normal" style:font-weight-complex="normal"/>
    </style:style>
    <style:style style:name="T169" style:family="text">
      <style:text-properties fo:font-weight="normal" officeooo:rsid="142621fb" style:font-weight-asian="normal" style:font-weight-complex="normal"/>
    </style:style>
    <style:style style:name="T170" style:family="text">
      <style:text-properties fo:font-weight="normal" officeooo:rsid="14267bb7" style:font-weight-asian="normal" style:font-weight-complex="normal"/>
    </style:style>
    <style:style style:name="T171" style:family="text">
      <style:text-properties fo:font-weight="normal" officeooo:rsid="1426b3c9" style:font-weight-asian="normal" style:font-weight-complex="normal"/>
    </style:style>
    <style:style style:name="T172" style:family="text">
      <style:text-properties fo:font-weight="normal" officeooo:rsid="1428ba5c" style:font-weight-asian="normal" style:font-weight-complex="normal"/>
    </style:style>
    <style:style style:name="T173" style:family="text">
      <style:text-properties fo:font-weight="normal" officeooo:rsid="1429ab65" style:font-weight-asian="normal" style:font-weight-complex="normal"/>
    </style:style>
    <style:style style:name="T174" style:family="text">
      <style:text-properties fo:font-weight="normal" officeooo:rsid="142add4e" style:font-weight-asian="normal" style:font-weight-complex="normal"/>
    </style:style>
    <style:style style:name="T175" style:family="text">
      <style:text-properties fo:font-weight="normal" officeooo:rsid="142c5a9b" style:font-weight-asian="normal" style:font-weight-complex="normal"/>
    </style:style>
    <style:style style:name="T176" style:family="text">
      <style:text-properties fo:font-weight="normal" officeooo:rsid="142e2755" style:font-weight-asian="normal" style:font-weight-complex="normal"/>
    </style:style>
    <style:style style:name="T177" style:family="text">
      <style:text-properties fo:font-weight="normal" officeooo:rsid="142e8bc2" style:font-weight-asian="normal" style:font-weight-complex="normal"/>
    </style:style>
    <style:style style:name="T178" style:family="text">
      <style:text-properties fo:font-weight="normal" officeooo:rsid="143060b2" style:font-weight-asian="normal" style:font-weight-complex="normal"/>
    </style:style>
    <style:style style:name="T179" style:family="text">
      <style:text-properties fo:font-weight="normal" officeooo:rsid="143063e7" style:font-weight-asian="normal" style:font-weight-complex="normal"/>
    </style:style>
    <style:style style:name="T180" style:family="text">
      <style:text-properties fo:font-weight="normal" officeooo:rsid="14306d6d" style:font-weight-asian="normal" style:font-weight-complex="normal"/>
    </style:style>
    <style:style style:name="T181" style:family="text">
      <style:text-properties fo:font-weight="normal" officeooo:rsid="1430a371" style:font-weight-asian="normal" style:font-weight-complex="normal"/>
    </style:style>
    <style:style style:name="T182" style:family="text">
      <style:text-properties fo:font-weight="normal" officeooo:rsid="1431380d" style:font-weight-asian="normal" style:font-weight-complex="normal"/>
    </style:style>
    <style:style style:name="T183" style:family="text">
      <style:text-properties fo:font-weight="normal" officeooo:rsid="1433f1bc" style:font-weight-asian="normal" style:font-weight-complex="normal"/>
    </style:style>
    <style:style style:name="T184" style:family="text">
      <style:text-properties fo:font-weight="normal" officeooo:rsid="1434c972" style:font-weight-asian="normal" style:font-weight-complex="normal"/>
    </style:style>
    <style:style style:name="T185" style:family="text">
      <style:text-properties fo:font-weight="normal" officeooo:rsid="1435385a" style:font-weight-asian="normal" style:font-weight-complex="normal"/>
    </style:style>
    <style:style style:name="T186" style:family="text">
      <style:text-properties fo:font-weight="normal" officeooo:rsid="1437d6b8" style:font-weight-asian="normal" style:font-weight-complex="normal"/>
    </style:style>
    <style:style style:name="T187" style:family="text">
      <style:text-properties fo:font-weight="normal" officeooo:rsid="14384ae8" style:font-weight-asian="normal" style:font-weight-complex="normal"/>
    </style:style>
    <style:style style:name="T188" style:family="text">
      <style:text-properties fo:font-weight="normal" officeooo:rsid="1438ef94" style:font-weight-asian="normal" style:font-weight-complex="normal"/>
    </style:style>
    <style:style style:name="T189" style:family="text">
      <style:text-properties fo:font-weight="normal" officeooo:rsid="143a1428" style:font-weight-asian="normal" style:font-weight-complex="normal"/>
    </style:style>
    <style:style style:name="T190" style:family="text">
      <style:text-properties fo:font-weight="normal" officeooo:rsid="143ab7c0" style:font-weight-asian="normal" style:font-weight-complex="normal"/>
    </style:style>
    <style:style style:name="T191" style:family="text">
      <style:text-properties fo:font-weight="normal" officeooo:rsid="143ac549" style:font-weight-asian="normal" style:font-weight-complex="normal"/>
    </style:style>
    <style:style style:name="T192" style:family="text">
      <style:text-properties fo:font-weight="normal" officeooo:rsid="143af777" style:font-weight-asian="normal" style:font-weight-complex="normal"/>
    </style:style>
    <style:style style:name="T193" style:family="text">
      <style:text-properties fo:font-weight="normal" officeooo:rsid="143cd6b4" style:font-weight-asian="normal" style:font-weight-complex="normal"/>
    </style:style>
    <style:style style:name="T194" style:family="text">
      <style:text-properties fo:font-weight="normal" officeooo:rsid="143e921e" style:font-weight-asian="normal" style:font-weight-complex="normal"/>
    </style:style>
    <style:style style:name="T195" style:family="text">
      <style:text-properties fo:font-weight="normal" officeooo:rsid="14403a33" style:font-weight-asian="normal" style:font-weight-complex="normal"/>
    </style:style>
    <style:style style:name="T196" style:family="text">
      <style:text-properties fo:font-weight="normal" officeooo:rsid="1440d3e0" style:font-weight-asian="normal" style:font-weight-complex="normal"/>
    </style:style>
    <style:style style:name="T197" style:family="text">
      <style:text-properties fo:font-weight="normal" officeooo:rsid="14417e13" style:font-weight-asian="normal" style:font-weight-complex="normal"/>
    </style:style>
    <style:style style:name="T198" style:family="text">
      <style:text-properties fo:font-weight="normal" officeooo:rsid="14423419" style:font-weight-asian="normal" style:font-weight-complex="normal"/>
    </style:style>
    <style:style style:name="T199" style:family="text">
      <style:text-properties fo:font-weight="normal" officeooo:rsid="14438582" style:font-weight-asian="normal" style:font-weight-complex="normal"/>
    </style:style>
    <style:style style:name="T200" style:family="text">
      <style:text-properties fo:font-weight="normal" officeooo:rsid="1444e83e" style:font-weight-asian="normal" style:font-weight-complex="normal"/>
    </style:style>
    <style:style style:name="T201" style:family="text">
      <style:text-properties fo:font-weight="normal" officeooo:rsid="14451c91" style:font-weight-asian="normal" style:font-weight-complex="normal"/>
    </style:style>
    <style:style style:name="T202" style:family="text">
      <style:text-properties fo:font-weight="normal" officeooo:rsid="1445db60" style:font-weight-asian="normal" style:font-weight-complex="normal"/>
    </style:style>
    <style:style style:name="T203" style:family="text">
      <style:text-properties fo:font-weight="normal" officeooo:rsid="144805a2" style:font-weight-asian="normal" style:font-weight-complex="normal"/>
    </style:style>
    <style:style style:name="T204" style:family="text">
      <style:text-properties fo:font-weight="normal" officeooo:rsid="1448b727" style:font-weight-asian="normal" style:font-weight-complex="normal"/>
    </style:style>
    <style:style style:name="T205" style:family="text">
      <style:text-properties fo:font-weight="normal" officeooo:rsid="1449e084" style:font-weight-asian="normal" style:font-weight-complex="normal"/>
    </style:style>
    <style:style style:name="T206" style:family="text">
      <style:text-properties fo:font-weight="normal" officeooo:rsid="144cc974" style:font-weight-asian="normal" style:font-weight-complex="normal"/>
    </style:style>
    <style:style style:name="T207" style:family="text">
      <style:text-properties fo:font-weight="normal" officeooo:rsid="144d8b97" style:font-weight-asian="normal" style:font-weight-complex="normal"/>
    </style:style>
    <style:style style:name="T208" style:family="text">
      <style:text-properties fo:font-weight="normal" officeooo:rsid="1451c0f4" style:font-weight-asian="normal" style:font-weight-complex="normal"/>
    </style:style>
    <style:style style:name="T209" style:family="text">
      <style:text-properties fo:font-weight="normal" officeooo:rsid="14532e9d" style:font-weight-asian="normal" style:font-weight-complex="normal"/>
    </style:style>
    <style:style style:name="T210" style:family="text">
      <style:text-properties fo:font-weight="normal" officeooo:rsid="1453f1c2" style:font-weight-asian="normal" style:font-weight-complex="normal"/>
    </style:style>
    <style:style style:name="T211" style:family="text">
      <style:text-properties fo:font-weight="normal" officeooo:rsid="1454433a" style:font-weight-asian="normal" style:font-weight-complex="normal"/>
    </style:style>
    <style:style style:name="T212" style:family="text">
      <style:text-properties fo:font-weight="normal" officeooo:rsid="14547123" style:font-weight-asian="normal" style:font-weight-complex="normal"/>
    </style:style>
    <style:style style:name="T213" style:family="text">
      <style:text-properties fo:font-weight="normal" officeooo:rsid="1454aeb3" style:font-weight-asian="normal" style:font-weight-complex="normal"/>
    </style:style>
    <style:style style:name="T214" style:family="text">
      <style:text-properties fo:font-weight="normal" officeooo:rsid="1454b26f" style:font-weight-asian="normal" style:font-weight-complex="normal"/>
    </style:style>
    <style:style style:name="T215" style:family="text">
      <style:text-properties fo:font-weight="normal" officeooo:rsid="14564d9b" style:font-weight-asian="normal" style:font-weight-complex="normal"/>
    </style:style>
    <style:style style:name="T216" style:family="text">
      <style:text-properties fo:font-weight="normal" officeooo:rsid="1457e70b" style:font-weight-asian="normal" style:font-weight-complex="normal"/>
    </style:style>
    <style:style style:name="T217" style:family="text">
      <style:text-properties fo:font-weight="normal" officeooo:rsid="1459bd31" style:font-weight-asian="normal" style:font-weight-complex="normal"/>
    </style:style>
    <style:style style:name="T218" style:family="text">
      <style:text-properties fo:font-weight="normal" officeooo:rsid="145b9382" style:font-weight-asian="normal" style:font-weight-complex="normal"/>
    </style:style>
    <style:style style:name="T219" style:family="text">
      <style:text-properties fo:font-weight="normal" officeooo:rsid="145d7a2c" style:font-weight-asian="normal" style:font-weight-complex="normal"/>
    </style:style>
    <style:style style:name="T220" style:family="text">
      <style:text-properties fo:font-weight="normal" officeooo:rsid="145e2757" style:font-weight-asian="normal" style:font-weight-complex="normal"/>
    </style:style>
    <style:style style:name="T221" style:family="text">
      <style:text-properties fo:font-weight="normal" officeooo:rsid="145f383a" style:font-weight-asian="normal" style:font-weight-complex="normal"/>
    </style:style>
    <style:style style:name="T222" style:family="text">
      <style:text-properties fo:font-weight="normal" officeooo:rsid="1460901b" style:font-weight-asian="normal" style:font-weight-complex="normal"/>
    </style:style>
    <style:style style:name="T223" style:family="text">
      <style:text-properties fo:font-weight="normal" officeooo:rsid="14620905" style:font-weight-asian="normal" style:font-weight-complex="normal"/>
    </style:style>
    <style:style style:name="T224" style:family="text">
      <style:text-properties fo:font-weight="normal" officeooo:rsid="146314e3" style:font-weight-asian="normal" style:font-weight-complex="normal"/>
    </style:style>
    <style:style style:name="T225" style:family="text">
      <style:text-properties fo:font-weight="normal" officeooo:rsid="1464327e" style:font-weight-asian="normal" style:font-weight-complex="normal"/>
    </style:style>
    <style:style style:name="T226" style:family="text">
      <style:text-properties fo:font-weight="normal" officeooo:rsid="146453da" style:font-weight-asian="normal" style:font-weight-complex="normal"/>
    </style:style>
    <style:style style:name="T227" style:family="text">
      <style:text-properties fo:font-weight="normal" officeooo:rsid="1465026e" style:font-weight-asian="normal" style:font-weight-complex="normal"/>
    </style:style>
    <style:style style:name="T228" style:family="text">
      <style:text-properties fo:font-weight="normal" officeooo:rsid="14655248" style:font-weight-asian="normal" style:font-weight-complex="normal"/>
    </style:style>
    <style:style style:name="T229" style:family="text">
      <style:text-properties fo:font-weight="normal" officeooo:rsid="1466f027" style:font-weight-asian="normal" style:font-weight-complex="normal"/>
    </style:style>
    <style:style style:name="T230" style:family="text">
      <style:text-properties fo:font-weight="normal" officeooo:rsid="1467fba7" style:font-weight-asian="normal" style:font-weight-complex="normal"/>
    </style:style>
    <style:style style:name="T231" style:family="text">
      <style:text-properties fo:font-weight="normal" officeooo:rsid="1468163e" style:font-weight-asian="normal" style:font-weight-complex="normal"/>
    </style:style>
    <style:style style:name="T232" style:family="text">
      <style:text-properties fo:font-weight="normal" officeooo:rsid="14693da6" style:font-weight-asian="normal" style:font-weight-complex="normal"/>
    </style:style>
    <style:style style:name="T233" style:family="text">
      <style:text-properties fo:font-weight="normal" officeooo:rsid="146a71c5" style:font-weight-asian="normal" style:font-weight-complex="normal"/>
    </style:style>
    <style:style style:name="T234" style:family="text">
      <style:text-properties fo:font-weight="normal" officeooo:rsid="146c037d" style:font-weight-asian="normal" style:font-weight-complex="normal"/>
    </style:style>
    <style:style style:name="T235" style:family="text">
      <style:text-properties fo:font-weight="normal" officeooo:rsid="146d3a88" style:font-weight-asian="normal" style:font-weight-complex="normal"/>
    </style:style>
    <style:style style:name="T236" style:family="text">
      <style:text-properties fo:font-weight="normal" officeooo:rsid="146f2ec4" style:font-weight-asian="normal" style:font-weight-complex="normal"/>
    </style:style>
    <style:style style:name="T237" style:family="text">
      <style:text-properties fo:font-weight="normal" officeooo:rsid="146fcdea" style:font-weight-asian="normal" style:font-weight-complex="normal"/>
    </style:style>
    <style:style style:name="T238" style:family="text">
      <style:text-properties fo:font-weight="normal" officeooo:rsid="1471a3cc" style:font-weight-asian="normal" style:font-weight-complex="normal"/>
    </style:style>
    <style:style style:name="T239" style:family="text">
      <style:text-properties fo:font-weight="normal" officeooo:rsid="1471fca7" style:font-weight-asian="normal" style:font-weight-complex="normal"/>
    </style:style>
    <style:style style:name="T240" style:family="text">
      <style:text-properties fo:font-weight="normal" officeooo:rsid="147b08e9" style:font-weight-asian="normal" style:font-weight-complex="normal"/>
    </style:style>
    <style:style style:name="T241" style:family="text">
      <style:text-properties fo:font-weight="normal" officeooo:rsid="147c5537" style:font-weight-asian="normal" style:font-weight-complex="normal"/>
    </style:style>
    <style:style style:name="T242" style:family="text">
      <style:text-properties fo:font-weight="normal" officeooo:rsid="147c6b2b" style:font-weight-asian="normal" style:font-weight-complex="normal"/>
    </style:style>
    <style:style style:name="T243" style:family="text">
      <style:text-properties fo:font-weight="normal" officeooo:rsid="1481ff53" style:font-weight-asian="normal" style:font-weight-complex="normal"/>
    </style:style>
    <style:style style:name="T244" style:family="text">
      <style:text-properties fo:font-weight="normal" officeooo:rsid="14878368" style:font-weight-asian="normal" style:font-weight-complex="normal"/>
    </style:style>
    <style:style style:name="T245" style:family="text">
      <style:text-properties fo:font-weight="normal" officeooo:rsid="148be8fd" style:font-weight-asian="normal" style:font-weight-complex="normal"/>
    </style:style>
    <style:style style:name="T246" style:family="text">
      <style:text-properties fo:font-weight="normal" officeooo:rsid="148d12ba" style:font-weight-asian="normal" style:font-weight-complex="normal"/>
    </style:style>
    <style:style style:name="T247" style:family="text">
      <style:text-properties fo:font-weight="normal" officeooo:rsid="148f72c7" style:font-weight-asian="normal" style:font-weight-complex="normal"/>
    </style:style>
    <style:style style:name="T248" style:family="text">
      <style:text-properties fo:font-weight="normal" officeooo:rsid="14917285" style:font-weight-asian="normal" style:font-weight-complex="normal"/>
    </style:style>
    <style:style style:name="T249" style:family="text">
      <style:text-properties fo:font-weight="normal" officeooo:rsid="1495c600" style:font-weight-asian="normal" style:font-weight-complex="normal"/>
    </style:style>
    <style:style style:name="T250" style:family="text">
      <style:text-properties fo:font-weight="normal" officeooo:rsid="1495ded2" style:font-weight-asian="normal" style:font-weight-complex="normal"/>
    </style:style>
    <style:style style:name="T251" style:family="text">
      <style:text-properties fo:font-weight="normal" officeooo:rsid="149aa244" style:font-weight-asian="normal" style:font-weight-complex="normal"/>
    </style:style>
    <style:style style:name="T252" style:family="text">
      <style:text-properties fo:font-weight="normal" officeooo:rsid="149c5c97" style:font-weight-asian="normal" style:font-weight-complex="normal"/>
    </style:style>
    <style:style style:name="T253" style:family="text">
      <style:text-properties fo:font-weight="normal" officeooo:rsid="149d2498" style:font-weight-asian="normal" style:font-weight-complex="normal"/>
    </style:style>
    <style:style style:name="T254" style:family="text">
      <style:text-properties fo:font-weight="normal" officeooo:rsid="149ef4cb" style:font-weight-asian="normal" style:font-weight-complex="normal"/>
    </style:style>
    <style:style style:name="T255" style:family="text">
      <style:text-properties fo:font-weight="normal" officeooo:rsid="14a2c7ed" style:font-weight-asian="normal" style:font-weight-complex="normal"/>
    </style:style>
    <style:style style:name="T256" style:family="text">
      <style:text-properties fo:font-weight="normal" officeooo:rsid="14a47ec0" style:font-weight-asian="normal" style:font-weight-complex="normal"/>
    </style:style>
    <style:style style:name="T257" style:family="text">
      <style:text-properties fo:font-weight="normal" officeooo:rsid="14a6419c" style:font-weight-asian="normal" style:font-weight-complex="normal"/>
    </style:style>
    <style:style style:name="T258" style:family="text">
      <style:text-properties fo:font-weight="normal" officeooo:rsid="14a96b14" style:font-weight-asian="normal" style:font-weight-complex="normal"/>
    </style:style>
    <style:style style:name="T259" style:family="text">
      <style:text-properties fo:font-weight="normal" officeooo:rsid="14af0ce4" style:font-weight-asian="normal" style:font-weight-complex="normal"/>
    </style:style>
    <style:style style:name="T260" style:family="text">
      <style:text-properties fo:font-weight="normal" officeooo:rsid="14b0cac3" style:font-weight-asian="normal" style:font-weight-complex="normal"/>
    </style:style>
    <style:style style:name="T261" style:family="text">
      <style:text-properties fo:font-weight="normal" officeooo:rsid="14b4adaf" style:font-weight-asian="normal" style:font-weight-complex="normal"/>
    </style:style>
    <style:style style:name="T262" style:family="text">
      <style:text-properties fo:font-weight="normal" officeooo:rsid="14b65d7d" style:font-weight-asian="normal" style:font-weight-complex="normal"/>
    </style:style>
    <style:style style:name="T263" style:family="text">
      <style:text-properties fo:font-weight="normal" officeooo:rsid="14bca25e" style:font-weight-asian="normal" style:font-weight-complex="normal"/>
    </style:style>
    <style:style style:name="T264" style:family="text">
      <style:text-properties fo:font-weight="normal" officeooo:rsid="14c3d28c" style:font-weight-asian="normal" style:font-weight-complex="normal"/>
    </style:style>
    <style:style style:name="T265" style:family="text">
      <style:text-properties fo:font-weight="normal" officeooo:rsid="14c5117e" style:font-weight-asian="normal" style:font-weight-complex="normal"/>
    </style:style>
    <style:style style:name="T266" style:family="text">
      <style:text-properties fo:font-weight="normal" officeooo:rsid="14c8294d" style:font-weight-asian="normal" style:font-weight-complex="normal"/>
    </style:style>
    <style:style style:name="T267" style:family="text">
      <style:text-properties fo:font-weight="normal" officeooo:rsid="14cca1d9" style:font-weight-asian="normal" style:font-weight-complex="normal"/>
    </style:style>
    <style:style style:name="T268" style:family="text">
      <style:text-properties fo:font-weight="normal" officeooo:rsid="14ce64da" style:font-weight-asian="normal" style:font-weight-complex="normal"/>
    </style:style>
    <style:style style:name="T269" style:family="text">
      <style:text-properties fo:font-weight="normal" officeooo:rsid="14cfb52d" style:font-weight-asian="normal" style:font-weight-complex="normal"/>
    </style:style>
    <style:style style:name="T270" style:family="text">
      <style:text-properties fo:font-weight="normal" officeooo:rsid="14d17431" style:font-weight-asian="normal" style:font-weight-complex="normal"/>
    </style:style>
    <style:style style:name="T271" style:family="text">
      <style:text-properties fo:font-weight="normal" officeooo:rsid="14d49334" style:font-weight-asian="normal" style:font-weight-complex="normal"/>
    </style:style>
    <style:style style:name="T272" style:family="text">
      <style:text-properties fo:font-weight="normal" officeooo:rsid="14d52778" style:font-weight-asian="normal" style:font-weight-complex="normal"/>
    </style:style>
    <style:style style:name="T273" style:family="text">
      <style:text-properties fo:font-weight="normal" officeooo:rsid="14d5c21c" style:font-weight-asian="normal" style:font-weight-complex="normal"/>
    </style:style>
    <style:style style:name="T274" style:family="text">
      <style:text-properties fo:font-weight="normal" officeooo:rsid="14de4896" style:font-weight-asian="normal" style:font-weight-complex="normal"/>
    </style:style>
    <style:style style:name="T275" style:family="text">
      <style:text-properties fo:font-weight="normal" officeooo:rsid="14e0cc09" style:font-weight-asian="normal" style:font-weight-complex="normal"/>
    </style:style>
    <style:style style:name="T276" style:family="text">
      <style:text-properties fo:font-weight="normal" officeooo:rsid="14e49ca1" style:font-weight-asian="normal" style:font-weight-complex="normal"/>
    </style:style>
    <style:style style:name="T277" style:family="text">
      <style:text-properties fo:font-weight="normal" officeooo:rsid="14e693dd" style:font-weight-asian="normal" style:font-weight-complex="normal"/>
    </style:style>
    <style:style style:name="T278" style:family="text">
      <style:text-properties fo:font-weight="normal" officeooo:rsid="14e6b3a8" style:font-weight-asian="normal" style:font-weight-complex="normal"/>
    </style:style>
    <style:style style:name="T279" style:family="text">
      <style:text-properties fo:font-weight="normal" officeooo:rsid="14e88e86" style:font-weight-asian="normal" style:font-weight-complex="normal"/>
    </style:style>
    <style:style style:name="T280" style:family="text">
      <style:text-properties fo:font-weight="normal" officeooo:rsid="14ea6e54" style:font-weight-asian="normal" style:font-weight-complex="normal"/>
    </style:style>
    <style:style style:name="T281" style:family="text">
      <style:text-properties fo:font-weight="normal" officeooo:rsid="14eb35e3" style:font-weight-asian="normal" style:font-weight-complex="normal"/>
    </style:style>
    <style:style style:name="T282" style:family="text">
      <style:text-properties fo:font-weight="normal" officeooo:rsid="14ed1aab" style:font-weight-asian="normal" style:font-weight-complex="normal"/>
    </style:style>
    <style:style style:name="T283" style:family="text">
      <style:text-properties fo:font-weight="normal" officeooo:rsid="14ee6f0b" style:font-weight-asian="normal" style:font-weight-complex="normal"/>
    </style:style>
    <style:style style:name="T284" style:family="text">
      <style:text-properties fo:font-weight="normal" officeooo:rsid="14ef9423" style:font-weight-asian="normal" style:font-weight-complex="normal"/>
    </style:style>
    <style:style style:name="T285" style:family="text">
      <style:text-properties fo:font-weight="normal" officeooo:rsid="14f252db" style:font-weight-asian="normal" style:font-weight-complex="normal"/>
    </style:style>
    <style:style style:name="T286" style:family="text">
      <style:text-properties fo:font-weight="normal" officeooo:rsid="14f5c932" style:font-weight-asian="normal" style:font-weight-complex="normal"/>
    </style:style>
    <style:style style:name="T287" style:family="text">
      <style:text-properties fo:font-weight="normal" officeooo:rsid="14f61941" style:font-weight-asian="normal" style:font-weight-complex="normal"/>
    </style:style>
    <style:style style:name="T288" style:family="text">
      <style:text-properties fo:font-weight="normal" officeooo:rsid="14f67a01" style:font-weight-asian="normal" style:font-weight-complex="normal"/>
    </style:style>
    <style:style style:name="T289" style:family="text">
      <style:text-properties fo:font-weight="normal" officeooo:rsid="14f7094f" style:font-weight-asian="normal" style:font-weight-complex="normal"/>
    </style:style>
    <style:style style:name="T290" style:family="text">
      <style:text-properties fo:font-weight="normal" officeooo:rsid="14f8a08f" style:font-weight-asian="normal" style:font-weight-complex="normal"/>
    </style:style>
    <style:style style:name="T291" style:family="text">
      <style:text-properties fo:font-weight="normal" officeooo:rsid="14fc3370" style:font-weight-asian="normal" style:font-weight-complex="normal"/>
    </style:style>
    <style:style style:name="T292" style:family="text">
      <style:text-properties fo:font-weight="normal" officeooo:rsid="14fce33b" style:font-weight-asian="normal" style:font-weight-complex="normal"/>
    </style:style>
    <style:style style:name="T293" style:family="text">
      <style:text-properties fo:font-weight="normal" officeooo:rsid="14fecd53" style:font-weight-asian="normal" style:font-weight-complex="normal"/>
    </style:style>
    <style:style style:name="T294" style:family="text">
      <style:text-properties fo:font-weight="normal" officeooo:rsid="15002b09" style:font-weight-asian="normal" style:font-weight-complex="normal"/>
    </style:style>
    <style:style style:name="T295" style:family="text">
      <style:text-properties fo:font-weight="normal" officeooo:rsid="1504eaf8" style:font-weight-asian="normal" style:font-weight-complex="normal"/>
    </style:style>
    <style:style style:name="T296" style:family="text">
      <style:text-properties fo:font-weight="normal" officeooo:rsid="15055174" style:font-weight-asian="normal" style:font-weight-complex="normal"/>
    </style:style>
    <style:style style:name="T297" style:family="text">
      <style:text-properties fo:font-weight="normal" officeooo:rsid="1506e576" style:font-weight-asian="normal" style:font-weight-complex="normal"/>
    </style:style>
    <style:style style:name="T298" style:family="text">
      <style:text-properties fo:font-weight="normal" officeooo:rsid="15077c90" style:font-weight-asian="normal" style:font-weight-complex="normal"/>
    </style:style>
    <style:style style:name="T299" style:family="text">
      <style:text-properties fo:font-weight="normal" officeooo:rsid="150885a9" style:font-weight-asian="normal" style:font-weight-complex="normal"/>
    </style:style>
    <style:style style:name="T300" style:family="text">
      <style:text-properties fo:font-weight="normal" officeooo:rsid="150937c1" style:font-weight-asian="normal" style:font-weight-complex="normal"/>
    </style:style>
    <style:style style:name="T301" style:family="text">
      <style:text-properties fo:font-weight="normal" officeooo:rsid="150bceac" style:font-weight-asian="normal" style:font-weight-complex="normal"/>
    </style:style>
    <style:style style:name="T302" style:family="text">
      <style:text-properties fo:font-weight="normal" officeooo:rsid="150db179" style:font-weight-asian="normal" style:font-weight-complex="normal"/>
    </style:style>
    <style:style style:name="T303" style:family="text">
      <style:text-properties fo:font-weight="normal" officeooo:rsid="150e3dff" style:font-weight-asian="normal" style:font-weight-complex="normal"/>
    </style:style>
    <style:style style:name="T304" style:family="text">
      <style:text-properties fo:font-weight="normal" officeooo:rsid="151379d7" style:font-weight-asian="normal" style:font-weight-complex="normal"/>
    </style:style>
    <style:style style:name="T305" style:family="text">
      <style:text-properties fo:font-weight="normal" officeooo:rsid="15159258" style:font-weight-asian="normal" style:font-weight-complex="normal"/>
    </style:style>
    <style:style style:name="T306" style:family="text">
      <style:text-properties fo:font-weight="normal" officeooo:rsid="1516b7c9" style:font-weight-asian="normal" style:font-weight-complex="normal"/>
    </style:style>
    <style:style style:name="T307" style:family="text">
      <style:text-properties fo:font-weight="normal" officeooo:rsid="1517f782" style:font-weight-asian="normal" style:font-weight-complex="normal"/>
    </style:style>
    <style:style style:name="T308" style:family="text">
      <style:text-properties fo:font-weight="normal" officeooo:rsid="1519af41" style:font-weight-asian="normal" style:font-weight-complex="normal"/>
    </style:style>
    <style:style style:name="T309" style:family="text">
      <style:text-properties fo:font-weight="normal" officeooo:rsid="151a157a" style:font-weight-asian="normal" style:font-weight-complex="normal"/>
    </style:style>
    <style:style style:name="T310" style:family="text">
      <style:text-properties fo:font-weight="normal" officeooo:rsid="151ddf82" style:font-weight-asian="normal" style:font-weight-complex="normal"/>
    </style:style>
    <style:style style:name="T311" style:family="text">
      <style:text-properties fo:font-weight="normal" officeooo:rsid="151de81a" style:font-weight-asian="normal" style:font-weight-complex="normal"/>
    </style:style>
    <style:style style:name="T312" style:family="text">
      <style:text-properties fo:font-weight="normal" officeooo:rsid="15210cf5" style:font-weight-asian="normal" style:font-weight-complex="normal"/>
    </style:style>
    <style:style style:name="T313" style:family="text">
      <style:text-properties fo:font-weight="normal" officeooo:rsid="1530813a" style:font-weight-asian="normal" style:font-weight-complex="normal"/>
    </style:style>
    <style:style style:name="T314" style:family="text">
      <style:text-properties fo:font-weight="normal" officeooo:rsid="1530eb8e" style:font-weight-asian="normal" style:font-weight-complex="normal"/>
    </style:style>
    <style:style style:name="T315" style:family="text">
      <style:text-properties fo:font-weight="normal" officeooo:rsid="15312ce6" style:font-weight-asian="normal" style:font-weight-complex="normal"/>
    </style:style>
    <style:style style:name="T316" style:family="text">
      <style:text-properties fo:font-weight="normal" officeooo:rsid="15324bae" style:font-weight-asian="normal" style:font-weight-complex="normal"/>
    </style:style>
    <style:style style:name="T317" style:family="text">
      <style:text-properties fo:font-weight="normal" officeooo:rsid="1534a667" style:font-weight-asian="normal" style:font-weight-complex="normal"/>
    </style:style>
    <style:style style:name="T318" style:family="text">
      <style:text-properties fo:font-weight="normal" officeooo:rsid="1535ab86" style:font-weight-asian="normal" style:font-weight-complex="normal"/>
    </style:style>
    <style:style style:name="T319" style:family="text">
      <style:text-properties fo:font-weight="normal" officeooo:rsid="15364b7e" style:font-weight-asian="normal" style:font-weight-complex="normal"/>
    </style:style>
    <style:style style:name="T320" style:family="text">
      <style:text-properties fo:font-weight="normal" officeooo:rsid="153b78b7" style:font-weight-asian="normal" style:font-weight-complex="normal"/>
    </style:style>
    <style:style style:name="T321" style:family="text">
      <style:text-properties fo:font-weight="normal" officeooo:rsid="153caccf" style:font-weight-asian="normal" style:font-weight-complex="normal"/>
    </style:style>
    <style:style style:name="T322" style:family="text">
      <style:text-properties fo:font-weight="normal" officeooo:rsid="153cf720" style:font-weight-asian="normal" style:font-weight-complex="normal"/>
    </style:style>
    <style:style style:name="T323" style:family="text">
      <style:text-properties fo:font-weight="normal" officeooo:rsid="153f10d4" style:font-weight-asian="normal" style:font-weight-complex="normal"/>
    </style:style>
    <style:style style:name="T324" style:family="text">
      <style:text-properties fo:font-weight="normal" officeooo:rsid="154110ba" style:font-weight-asian="normal" style:font-weight-complex="normal"/>
    </style:style>
    <style:style style:name="T325" style:family="text">
      <style:text-properties fo:font-weight="normal" officeooo:rsid="154293df" style:font-weight-asian="normal" style:font-weight-complex="normal"/>
    </style:style>
    <style:style style:name="T326" style:family="text">
      <style:text-properties fo:font-weight="normal" officeooo:rsid="1543aaf0" style:font-weight-asian="normal" style:font-weight-complex="normal"/>
    </style:style>
    <style:style style:name="T327" style:family="text">
      <style:text-properties fo:font-weight="normal" officeooo:rsid="15449574" style:font-weight-asian="normal" style:font-weight-complex="normal"/>
    </style:style>
    <style:style style:name="T328" style:family="text">
      <style:text-properties fo:font-weight="normal" officeooo:rsid="1549d4ff" style:font-weight-asian="normal" style:font-weight-complex="normal"/>
    </style:style>
    <style:style style:name="T329" style:family="text">
      <style:text-properties fo:font-weight="normal" officeooo:rsid="154aedd9" style:font-weight-asian="normal" style:font-weight-complex="normal"/>
    </style:style>
    <style:style style:name="T330" style:family="text">
      <style:text-properties fo:font-weight="normal" officeooo:rsid="156154d5" style:font-weight-asian="normal" style:font-weight-complex="normal"/>
    </style:style>
    <style:style style:name="T331" style:family="text">
      <style:text-properties fo:font-weight="normal" officeooo:rsid="1562e888" style:font-weight-asian="normal" style:font-weight-complex="normal"/>
    </style:style>
    <style:style style:name="T332" style:family="text">
      <style:text-properties fo:font-weight="normal" officeooo:rsid="1565a422" style:font-weight-asian="normal" style:font-weight-complex="normal"/>
    </style:style>
    <style:style style:name="T333" style:family="text">
      <style:text-properties fo:font-weight="normal" officeooo:rsid="15735ce1" style:font-weight-asian="normal" style:font-weight-complex="normal"/>
    </style:style>
    <style:style style:name="T334" style:family="text">
      <style:text-properties fo:font-weight="normal" officeooo:rsid="15845c8b" style:font-weight-asian="normal" style:font-weight-complex="normal"/>
    </style:style>
    <style:style style:name="T335" style:family="text">
      <style:text-properties fo:font-weight="normal" officeooo:rsid="1584e728" style:font-weight-asian="normal" style:font-weight-complex="normal"/>
    </style:style>
    <style:style style:name="T336" style:family="text">
      <style:text-properties fo:font-weight="normal" officeooo:rsid="1587b7f9" style:font-weight-asian="normal" style:font-weight-complex="normal"/>
    </style:style>
    <style:style style:name="T337" style:family="text">
      <style:text-properties fo:font-weight="normal" officeooo:rsid="15886524" style:font-weight-asian="normal" style:font-weight-complex="normal"/>
    </style:style>
    <style:style style:name="T338" style:family="text">
      <style:text-properties fo:font-weight="normal" officeooo:rsid="1594e763" style:font-weight-asian="normal" style:font-weight-complex="normal"/>
    </style:style>
    <style:style style:name="T339" style:family="text">
      <style:text-properties fo:font-weight="normal" officeooo:rsid="15963089" style:font-weight-asian="normal" style:font-weight-complex="normal"/>
    </style:style>
    <style:style style:name="T340" style:family="text">
      <style:text-properties fo:font-weight="normal" officeooo:rsid="1597e724" style:font-weight-asian="normal" style:font-weight-complex="normal"/>
    </style:style>
    <style:style style:name="T341" style:family="text">
      <style:text-properties fo:font-weight="normal" officeooo:rsid="1599d784" style:font-weight-asian="normal" style:font-weight-complex="normal"/>
    </style:style>
    <style:style style:name="T342" style:family="text">
      <style:text-properties fo:font-weight="normal" officeooo:rsid="159b7a32" style:font-weight-asian="normal" style:font-weight-complex="normal"/>
    </style:style>
    <style:style style:name="T343" style:family="text">
      <style:text-properties fo:font-weight="normal" officeooo:rsid="159baaef" style:font-weight-asian="normal" style:font-weight-complex="normal"/>
    </style:style>
    <style:style style:name="T344" style:family="text">
      <style:text-properties fo:font-weight="normal" officeooo:rsid="159cbc10" style:font-weight-asian="normal" style:font-weight-complex="normal"/>
    </style:style>
    <style:style style:name="T345" style:family="text">
      <style:text-properties fo:font-weight="normal" officeooo:rsid="159e4a83" style:font-weight-asian="normal" style:font-weight-complex="normal"/>
    </style:style>
    <style:style style:name="T346" style:family="text">
      <style:text-properties fo:font-weight="normal" officeooo:rsid="15b93e3d" style:font-weight-asian="normal" style:font-weight-complex="normal"/>
    </style:style>
    <style:style style:name="T347" style:family="text">
      <style:text-properties fo:font-weight="normal" officeooo:rsid="15cf84e9" style:font-weight-asian="normal" style:font-weight-complex="normal"/>
    </style:style>
    <style:style style:name="T348" style:family="text">
      <style:text-properties fo:font-weight="normal" officeooo:rsid="15d2e1b0" style:font-weight-asian="normal" style:font-weight-complex="normal"/>
    </style:style>
    <style:style style:name="T349" style:family="text">
      <style:text-properties fo:font-weight="normal" officeooo:rsid="15f1df5e" style:font-weight-asian="normal" style:font-weight-complex="normal"/>
    </style:style>
    <style:style style:name="T350" style:family="text">
      <style:text-properties fo:font-weight="normal" officeooo:rsid="15f238f6" style:font-weight-asian="normal" style:font-weight-complex="normal"/>
    </style:style>
    <style:style style:name="T351" style:family="text">
      <style:text-properties fo:font-weight="normal" officeooo:rsid="15f39f0f" style:font-weight-asian="normal" style:font-weight-complex="normal"/>
    </style:style>
    <style:style style:name="T352" style:family="text">
      <style:text-properties fo:font-weight="normal" officeooo:rsid="15f7f872" style:font-weight-asian="normal" style:font-weight-complex="normal"/>
    </style:style>
    <style:style style:name="T353" style:family="text">
      <style:text-properties fo:font-weight="normal" officeooo:rsid="16098d6b" style:font-weight-asian="normal" style:font-weight-complex="normal"/>
    </style:style>
    <style:style style:name="T354" style:family="text">
      <style:text-properties fo:font-weight="normal" officeooo:rsid="160c0693" style:font-weight-asian="normal" style:font-weight-complex="normal"/>
    </style:style>
    <style:style style:name="T355" style:family="text">
      <style:text-properties fo:font-weight="normal" officeooo:rsid="160d436b" style:font-weight-asian="normal" style:font-weight-complex="normal"/>
    </style:style>
    <style:style style:name="T356" style:family="text">
      <style:text-properties fo:font-weight="normal" officeooo:rsid="160e340e" style:font-weight-asian="normal" style:font-weight-complex="normal"/>
    </style:style>
    <style:style style:name="T357" style:family="text">
      <style:text-properties fo:font-weight="normal" officeooo:rsid="160ed242" style:font-weight-asian="normal" style:font-weight-complex="normal"/>
    </style:style>
    <style:style style:name="T358" style:family="text">
      <style:text-properties fo:font-weight="normal" officeooo:rsid="160fb3c6" style:font-weight-asian="normal" style:font-weight-complex="normal"/>
    </style:style>
    <style:style style:name="T359" style:family="text">
      <style:text-properties fo:font-weight="normal" officeooo:rsid="161226a3" style:font-weight-asian="normal" style:font-weight-complex="normal"/>
    </style:style>
    <style:style style:name="T360" style:family="text">
      <style:text-properties fo:font-weight="normal" officeooo:rsid="1612f93b" style:font-weight-asian="normal" style:font-weight-complex="normal"/>
    </style:style>
    <style:style style:name="T361" style:family="text">
      <style:text-properties fo:font-weight="normal" officeooo:rsid="16147fdb" style:font-weight-asian="normal" style:font-weight-complex="normal"/>
    </style:style>
    <style:style style:name="T362" style:family="text">
      <style:text-properties fo:font-weight="normal" officeooo:rsid="1615ee8e" style:font-weight-asian="normal" style:font-weight-complex="normal"/>
    </style:style>
    <style:style style:name="T363" style:family="text">
      <style:text-properties fo:font-weight="normal" officeooo:rsid="1617268b" style:font-weight-asian="normal" style:font-weight-complex="normal"/>
    </style:style>
    <style:style style:name="T364" style:family="text">
      <style:text-properties fo:font-weight="normal" officeooo:rsid="1617832f" style:font-weight-asian="normal" style:font-weight-complex="normal"/>
    </style:style>
    <style:style style:name="T365" style:family="text">
      <style:text-properties fo:font-weight="normal" officeooo:rsid="16181610" style:font-weight-asian="normal" style:font-weight-complex="normal"/>
    </style:style>
    <style:style style:name="T366" style:family="text">
      <style:text-properties fo:font-weight="normal" officeooo:rsid="161891c2" style:font-weight-asian="normal" style:font-weight-complex="normal"/>
    </style:style>
    <style:style style:name="T367" style:family="text">
      <style:text-properties fo:font-weight="normal" officeooo:rsid="1618f8d3" style:font-weight-asian="normal" style:font-weight-complex="normal"/>
    </style:style>
    <style:style style:name="T368" style:family="text">
      <style:text-properties fo:font-weight="normal" officeooo:rsid="161c7b22" style:font-weight-asian="normal" style:font-weight-complex="normal"/>
    </style:style>
    <style:style style:name="T369" style:family="text">
      <style:text-properties fo:font-weight="normal" officeooo:rsid="161e0d3a" style:font-weight-asian="normal" style:font-weight-complex="normal"/>
    </style:style>
    <style:style style:name="T370" style:family="text">
      <style:text-properties fo:font-weight="normal" officeooo:rsid="161ef930" style:font-weight-asian="normal" style:font-weight-complex="normal"/>
    </style:style>
    <style:style style:name="T371" style:family="text">
      <style:text-properties fo:font-weight="normal" officeooo:rsid="1620eeff" style:font-weight-asian="normal" style:font-weight-complex="normal"/>
    </style:style>
    <style:style style:name="T372" style:family="text">
      <style:text-properties fo:font-weight="normal" officeooo:rsid="16219cdb" style:font-weight-asian="normal" style:font-weight-complex="normal"/>
    </style:style>
    <style:style style:name="T373" style:family="text">
      <style:text-properties fo:font-weight="normal" officeooo:rsid="1622466a" style:font-weight-asian="normal" style:font-weight-complex="normal"/>
    </style:style>
    <style:style style:name="T374" style:family="text">
      <style:text-properties fo:font-weight="normal" officeooo:rsid="162731eb" style:font-weight-asian="normal" style:font-weight-complex="normal"/>
    </style:style>
    <style:style style:name="T375" style:family="text">
      <style:text-properties fo:font-weight="normal" officeooo:rsid="16285016" style:font-weight-asian="normal" style:font-weight-complex="normal"/>
    </style:style>
    <style:style style:name="T376" style:family="text">
      <style:text-properties fo:font-weight="normal" officeooo:rsid="1628c691" style:font-weight-asian="normal" style:font-weight-complex="normal"/>
    </style:style>
    <style:style style:name="T377" style:family="text">
      <style:text-properties fo:font-weight="normal" officeooo:rsid="163047f9" style:font-weight-asian="normal" style:font-weight-complex="normal"/>
    </style:style>
    <style:style style:name="T378" style:family="text">
      <style:text-properties fo:font-weight="normal" officeooo:rsid="16322a23" style:font-weight-asian="normal" style:font-weight-complex="normal"/>
    </style:style>
    <style:style style:name="T379" style:family="text">
      <style:text-properties fo:font-weight="normal" officeooo:rsid="1633d2b6" style:font-weight-asian="normal" style:font-weight-complex="normal"/>
    </style:style>
    <style:style style:name="T380" style:family="text">
      <style:text-properties fo:font-weight="normal" officeooo:rsid="1635a18b" style:font-weight-asian="normal" style:font-weight-complex="normal"/>
    </style:style>
    <style:style style:name="T381" style:family="text">
      <style:text-properties fo:font-weight="normal" officeooo:rsid="16377a1d" style:font-weight-asian="normal" style:font-weight-complex="normal"/>
    </style:style>
    <style:style style:name="T382" style:family="text">
      <style:text-properties fo:font-weight="normal" officeooo:rsid="163abd4b" style:font-weight-asian="normal" style:font-weight-complex="normal"/>
    </style:style>
    <style:style style:name="T383" style:family="text">
      <style:text-properties fo:font-weight="normal" officeooo:rsid="163b45f7" style:font-weight-asian="normal" style:font-weight-complex="normal"/>
    </style:style>
    <style:style style:name="T384" style:family="text">
      <style:text-properties fo:font-weight="normal" officeooo:rsid="163d63b2" style:font-weight-asian="normal" style:font-weight-complex="normal"/>
    </style:style>
    <style:style style:name="T385" style:family="text">
      <style:text-properties fo:font-weight="normal" officeooo:rsid="163e8690" style:font-weight-asian="normal" style:font-weight-complex="normal"/>
    </style:style>
    <style:style style:name="T386" style:family="text">
      <style:text-properties fo:font-weight="normal" officeooo:rsid="163f996d" style:font-weight-asian="normal" style:font-weight-complex="normal"/>
    </style:style>
    <style:style style:name="T387" style:family="text">
      <style:text-properties fo:font-weight="normal" officeooo:rsid="1640cf1f" style:font-weight-asian="normal" style:font-weight-complex="normal"/>
    </style:style>
    <style:style style:name="T388" style:family="text">
      <style:text-properties fo:font-weight="normal" officeooo:rsid="16422a3c" style:font-weight-asian="normal" style:font-weight-complex="normal"/>
    </style:style>
    <style:style style:name="T389" style:family="text">
      <style:text-properties fo:font-weight="normal" officeooo:rsid="16434f34" style:font-weight-asian="normal" style:font-weight-complex="normal"/>
    </style:style>
    <style:style style:name="T390" style:family="text">
      <style:text-properties fo:font-weight="normal" officeooo:rsid="16452bdb" style:font-weight-asian="normal" style:font-weight-complex="normal"/>
    </style:style>
    <style:style style:name="T391" style:family="text">
      <style:text-properties fo:font-weight="normal" officeooo:rsid="16455ece" style:font-weight-asian="normal" style:font-weight-complex="normal"/>
    </style:style>
    <style:style style:name="T392" style:family="text">
      <style:text-properties fo:font-weight="normal" officeooo:rsid="1648a08f" style:font-weight-asian="normal" style:font-weight-complex="normal"/>
    </style:style>
    <style:style style:name="T393" style:family="text">
      <style:text-properties fo:font-weight="normal" officeooo:rsid="1649e54e" style:font-weight-asian="normal" style:font-weight-complex="normal"/>
    </style:style>
    <style:style style:name="T394" style:family="text">
      <style:text-properties fo:font-weight="normal" officeooo:rsid="164b7195" style:font-weight-asian="normal" style:font-weight-complex="normal"/>
    </style:style>
    <style:style style:name="T395" style:family="text">
      <style:text-properties fo:font-weight="normal" officeooo:rsid="140212b9" fo:background-color="#dddddd" loext:char-shading-value="0" style:font-weight-asian="normal" style:font-weight-complex="normal"/>
    </style:style>
    <style:style style:name="T396" style:family="text">
      <style:text-properties fo:font-weight="normal" officeooo:rsid="14082b17" fo:background-color="#dddddd" loext:char-shading-value="0" style:font-weight-asian="normal" style:font-weight-complex="normal"/>
    </style:style>
    <style:style style:name="T397" style:family="text">
      <style:text-properties fo:font-weight="normal" officeooo:rsid="14053465" fo:background-color="#dddddd" loext:char-shading-value="0" style:font-weight-asian="normal" style:font-weight-complex="normal"/>
    </style:style>
    <style:style style:name="T398" style:family="text">
      <style:text-properties fo:font-weight="normal" officeooo:rsid="1406bbbe" fo:background-color="#dddddd" loext:char-shading-value="0" style:font-weight-asian="normal" style:font-weight-complex="normal"/>
    </style:style>
    <style:style style:name="T399" style:family="text">
      <style:text-properties fo:font-weight="normal" officeooo:rsid="1408090b" fo:background-color="#dddddd" loext:char-shading-value="0" style:font-weight-asian="normal" style:font-weight-complex="normal"/>
    </style:style>
    <style:style style:name="T400" style:family="text">
      <style:text-properties fo:font-weight="normal" officeooo:rsid="140d0318" fo:background-color="#dddddd" loext:char-shading-value="0" style:font-weight-asian="normal" style:font-weight-complex="normal"/>
    </style:style>
    <style:style style:name="T401" style:family="text">
      <style:text-properties style:text-line-through-style="solid" style:text-line-through-type="single" fo:font-weight="normal" officeooo:rsid="141b39a7" style:font-weight-asian="normal" style:font-weight-complex="normal"/>
    </style:style>
    <style:style style:name="T402" style:family="text">
      <style:text-properties style:text-line-through-style="solid" style:text-line-through-type="single" fo:font-weight="normal" officeooo:rsid="14896dd9" style:font-weight-asian="normal" style:font-weight-complex="normal"/>
    </style:style>
    <style:style style:name="T403" style:family="text">
      <style:text-properties style:text-line-through-style="solid" style:text-line-through-type="single" fo:font-weight="normal" officeooo:rsid="148af652" style:font-weight-asian="normal" style:font-weight-complex="normal"/>
    </style:style>
    <style:style style:name="T404" style:family="text">
      <style:text-properties style:text-line-through-style="solid" style:text-line-through-type="single" fo:font-weight="normal" officeooo:rsid="148b807e" style:font-weight-asian="normal" style:font-weight-complex="normal"/>
    </style:style>
    <style:style style:name="T405" style:family="text">
      <style:text-properties style:text-line-through-style="solid" style:text-line-through-type="single" fo:font-weight="normal" officeooo:rsid="1481fc4b" style:font-weight-asian="normal" style:font-weight-complex="normal"/>
    </style:style>
    <style:style style:name="T406" style:family="text">
      <style:text-properties style:text-line-through-style="solid" style:text-line-through-type="single" fo:font-weight="normal" officeooo:rsid="1484e829" style:font-weight-asian="normal" style:font-weight-complex="normal"/>
    </style:style>
    <style:style style:name="T407" style:family="text">
      <style:text-properties style:text-line-through-style="solid" style:text-line-through-type="single" fo:font-weight="normal" officeooo:rsid="14854978" style:font-weight-asian="normal" style:font-weight-complex="normal"/>
    </style:style>
    <style:style style:name="T408" style:family="text">
      <style:text-properties style:text-line-through-style="solid" style:text-line-through-type="single" fo:font-weight="normal" officeooo:rsid="1486baab" style:font-weight-asian="normal" style:font-weight-complex="normal"/>
    </style:style>
    <style:style style:name="T409" style:family="text">
      <style:text-properties style:text-line-through-style="solid" style:text-line-through-type="single" fo:font-weight="normal" officeooo:rsid="1486be0d" style:font-weight-asian="normal" style:font-weight-complex="normal"/>
    </style:style>
    <style:style style:name="T410" style:family="text">
      <style:text-properties style:text-line-through-style="solid" style:text-line-through-type="single" fo:font-weight="normal" officeooo:rsid="14877db2" style:font-weight-asian="normal" style:font-weight-complex="normal"/>
    </style:style>
    <style:style style:name="T411" style:family="text">
      <style:text-properties style:text-line-through-style="solid" style:text-line-through-type="single" fo:font-weight="normal" officeooo:rsid="14bdb75a" style:font-weight-asian="normal" style:font-weight-complex="normal"/>
    </style:style>
    <style:style style:name="T412" style:family="text">
      <style:text-properties style:text-line-through-style="solid" style:text-line-through-type="single" fo:font-weight="normal" officeooo:rsid="14929251" style:font-weight-asian="normal" style:font-weight-complex="normal"/>
    </style:style>
    <style:style style:name="T413" style:family="text">
      <style:text-properties style:text-line-through-style="solid" style:text-line-through-type="single" fo:font-weight="normal" officeooo:rsid="14a96b14" style:font-weight-asian="normal" style:font-weight-complex="normal"/>
    </style:style>
    <style:style style:name="T414" style:family="text">
      <style:text-properties style:text-line-through-style="solid" style:text-line-through-type="single" fo:font-weight="normal" officeooo:rsid="14aa3191" style:font-weight-asian="normal" style:font-weight-complex="normal"/>
    </style:style>
    <style:style style:name="T415" style:family="text">
      <style:text-properties style:text-line-through-style="solid" style:text-line-through-type="single" fo:font-weight="normal" officeooo:rsid="14abf223" style:font-weight-asian="normal" style:font-weight-complex="normal"/>
    </style:style>
    <style:style style:name="T416" style:family="text">
      <style:text-properties style:text-line-through-style="solid" style:text-line-through-type="single" fo:font-weight="normal" officeooo:rsid="14accd9a" style:font-weight-asian="normal" style:font-weight-complex="normal"/>
    </style:style>
    <style:style style:name="T417" style:family="text">
      <style:text-properties style:text-line-through-style="solid" style:text-line-through-type="single" fo:font-weight="normal" officeooo:rsid="14ae85cb" style:font-weight-asian="normal" style:font-weight-complex="normal"/>
    </style:style>
    <style:style style:name="T418" style:family="text">
      <style:text-properties style:text-line-through-style="solid" style:text-line-through-type="single" fo:font-weight="normal" officeooo:rsid="14ce64da" style:font-weight-asian="normal" style:font-weight-complex="normal"/>
    </style:style>
    <style:style style:name="T419" style:family="text">
      <style:text-properties style:text-line-through-style="solid" style:text-line-through-type="single" fo:font-weight="normal" officeooo:rsid="14b7aedd" style:font-weight-asian="normal" style:font-weight-complex="normal"/>
    </style:style>
    <style:style style:name="T420" style:family="text">
      <style:text-properties style:text-line-through-style="solid" style:text-line-through-type="single" fo:font-weight="normal" officeooo:rsid="14b98c23" style:font-weight-asian="normal" style:font-weight-complex="normal"/>
    </style:style>
    <style:style style:name="T421" style:family="text">
      <style:text-properties style:text-line-through-style="solid" style:text-line-through-type="single" fo:font-weight="normal" officeooo:rsid="14b991b4" style:font-weight-asian="normal" style:font-weight-complex="normal"/>
    </style:style>
    <style:style style:name="T422" style:family="text">
      <style:text-properties style:text-line-through-style="solid" style:text-line-through-type="single" fo:font-weight="normal" officeooo:rsid="14b933da" style:font-weight-asian="normal" style:font-weight-complex="normal"/>
    </style:style>
    <style:style style:name="T423" style:family="text">
      <style:text-properties style:text-line-through-style="solid" style:text-line-through-type="single" fo:font-weight="normal" officeooo:rsid="14ba1c55" style:font-weight-asian="normal" style:font-weight-complex="normal"/>
    </style:style>
    <style:style style:name="T424" style:family="text">
      <style:text-properties style:text-line-through-style="solid" style:text-line-through-type="single" fo:font-weight="normal" officeooo:rsid="14c8f5e3" style:font-weight-asian="normal" style:font-weight-complex="normal"/>
    </style:style>
    <style:style style:name="T425" style:family="text">
      <style:text-properties style:text-line-through-style="solid" style:text-line-through-type="single" fo:font-weight="normal" officeooo:rsid="14d5c21c" style:font-weight-asian="normal" style:font-weight-complex="normal"/>
    </style:style>
    <style:style style:name="T426" style:family="text">
      <style:text-properties style:text-line-through-style="solid" style:text-line-through-type="single" fo:font-weight="normal" officeooo:rsid="14d751d5" style:font-weight-asian="normal" style:font-weight-complex="normal"/>
    </style:style>
    <style:style style:name="T427" style:family="text">
      <style:text-properties style:text-line-through-style="solid" style:text-line-through-type="single" fo:font-weight="normal" officeooo:rsid="14d90c64" style:font-weight-asian="normal" style:font-weight-complex="normal"/>
    </style:style>
    <style:style style:name="T428" style:family="text">
      <style:text-properties style:text-line-through-style="solid" style:text-line-through-type="single" fo:font-weight="normal" officeooo:rsid="14dacc70" style:font-weight-asian="normal" style:font-weight-complex="normal"/>
    </style:style>
    <style:style style:name="T429" style:family="text">
      <style:text-properties style:text-line-through-style="solid" style:text-line-through-type="single" fo:font-weight="normal" officeooo:rsid="1619020d" style:font-weight-asian="normal" style:font-weight-complex="normal"/>
    </style:style>
    <style:style style:name="T430" style:family="text">
      <style:text-properties style:text-line-through-style="solid" style:text-line-through-type="single" fo:font-weight="normal" officeooo:rsid="161afa01" style:font-weight-asian="normal" style:font-weight-complex="normal"/>
    </style:style>
    <style:style style:name="T431" style:family="text">
      <style:text-properties style:text-line-through-style="solid" style:text-line-through-type="single" fo:font-weight="normal" officeooo:rsid="16260a6e" style:font-weight-asian="normal" style:font-weight-complex="normal"/>
    </style:style>
    <style:style style:name="T432" style:family="text">
      <style:text-properties style:text-line-through-style="solid" style:text-line-through-type="single" officeooo:rsid="14896dd9"/>
    </style:style>
    <style:style style:name="T433" style:family="text">
      <style:text-properties style:text-line-through-style="solid" style:text-line-through-type="single" officeooo:rsid="1481fc4b"/>
    </style:style>
    <style:style style:name="T434" style:family="text">
      <style:text-properties style:text-line-through-style="solid" style:text-line-through-type="single" fo:font-style="normal" officeooo:rsid="1481fc4b" style:font-style-asian="normal" style:font-style-complex="normal"/>
    </style:style>
    <style:style style:name="T435"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436" style:family="text">
      <style:text-properties style:text-line-through-style="solid" style:text-line-through-type="single" officeooo:rsid="14929251"/>
    </style:style>
    <style:style style:name="T437" style:family="text">
      <style:text-properties style:text-line-through-style="solid" style:text-line-through-type="single" fo:font-weight="bold" officeooo:rsid="14accd9a" style:font-weight-asian="bold" style:font-weight-complex="bold"/>
    </style:style>
    <style:style style:name="T438"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439"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440" style:family="text">
      <style:text-properties fo:font-variant="normal" fo:text-transform="none" fo:color="#222222" style:font-name="sans-serif" fo:font-size="8.39999961853027pt" fo:letter-spacing="normal" fo:font-style="normal" fo:font-weight="normal"/>
    </style:style>
    <style:style style:name="T441"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442"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443"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444"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445"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446" style:family="text">
      <style:text-properties fo:font-variant="normal" fo:text-transform="none" fo:color="#222222" fo:letter-spacing="normal" fo:font-weight="normal" officeooo:rsid="141beb82" style:font-weight-asian="normal" style:font-weight-complex="normal"/>
    </style:style>
    <style:style style:name="T447" style:family="text">
      <style:text-properties fo:font-variant="normal" fo:text-transform="none" fo:color="#222222" fo:letter-spacing="normal" fo:font-weight="normal" officeooo:rsid="147c6b2b" style:font-weight-asian="normal" style:font-weight-complex="normal"/>
    </style:style>
    <style:style style:name="T448" style:family="text">
      <style:text-properties fo:font-variant="normal" fo:text-transform="none" fo:color="#222222" fo:letter-spacing="normal" fo:font-weight="normal" officeooo:rsid="14e0cc09" style:font-weight-asian="normal" style:font-weight-complex="normal"/>
    </style:style>
    <style:style style:name="T449" style:family="text">
      <style:text-properties fo:font-variant="normal" fo:text-transform="none" fo:color="#222222" fo:letter-spacing="normal" fo:font-weight="normal" officeooo:rsid="14ee6f0b" style:font-weight-asian="normal" style:font-weight-complex="normal"/>
    </style:style>
    <style:style style:name="T450"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451"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452"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53"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45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455"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45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5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45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45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46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6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462" style:family="text">
      <style:text-properties officeooo:rsid="144805a2"/>
    </style:style>
    <style:style style:name="T463" style:family="text">
      <style:text-properties fo:font-weight="bold" style:font-weight-asian="bold" style:font-weight-complex="bold"/>
    </style:style>
    <style:style style:name="T464" style:family="text">
      <style:text-properties fo:font-weight="bold" officeooo:rsid="144cc974" style:font-weight-asian="bold" style:font-weight-complex="bold"/>
    </style:style>
    <style:style style:name="T465" style:family="text">
      <style:text-properties fo:font-weight="bold" officeooo:rsid="14917285" style:font-weight-asian="bold" style:font-weight-complex="bold"/>
    </style:style>
    <style:style style:name="T466" style:family="text">
      <style:text-properties fo:font-weight="bold" officeooo:rsid="149c5c97" style:font-weight-asian="bold" style:font-weight-complex="bold"/>
    </style:style>
    <style:style style:name="T467" style:family="text">
      <style:text-properties fo:font-weight="bold" officeooo:rsid="14b65d7d" style:font-weight-asian="bold" style:font-weight-complex="bold"/>
    </style:style>
    <style:style style:name="T468" style:family="text">
      <style:text-properties fo:font-weight="bold" officeooo:rsid="14fce33b" style:font-weight-asian="bold" style:font-weight-complex="bold"/>
    </style:style>
    <style:style style:name="T469" style:family="text">
      <style:text-properties fo:font-weight="bold" officeooo:rsid="150b2b46" style:font-weight-asian="bold" style:font-weight-complex="bold"/>
    </style:style>
    <style:style style:name="T470" style:family="text">
      <style:text-properties officeooo:rsid="148be8fd"/>
    </style:style>
    <style:style style:name="T471"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472" style:family="text">
      <style:text-properties style:text-line-through-style="none" style:text-line-through-type="none" fo:font-weight="normal" officeooo:rsid="14d32884" style:font-weight-asian="normal" style:font-weight-complex="normal"/>
    </style:style>
    <style:style style:name="T473" style:family="text">
      <style:text-properties style:text-line-through-style="none" style:text-line-through-type="none" fo:font-weight="normal" officeooo:rsid="14dc7b2b" style:font-weight-asian="normal" style:font-weight-complex="normal"/>
    </style:style>
    <style:style style:name="T474" style:family="text">
      <style:text-properties style:text-line-through-style="none" style:text-line-through-type="none" fo:font-weight="normal" officeooo:rsid="14dc8ead" style:font-weight-asian="normal" style:font-weight-complex="normal"/>
    </style:style>
    <style:style style:name="T475" style:family="text">
      <style:text-properties style:text-line-through-style="none" style:text-line-through-type="none" fo:font-weight="normal" officeooo:rsid="14ddb3f4" style:font-weight-asian="normal" style:font-weight-complex="normal"/>
    </style:style>
    <style:style style:name="T476" style:family="text">
      <style:text-properties style:text-line-through-style="none" style:text-line-through-type="none" fo:font-weight="normal" officeooo:rsid="15012096" style:font-weight-asian="normal" style:font-weight-complex="normal"/>
    </style:style>
    <style:style style:name="T477" style:family="text">
      <style:text-properties style:text-line-through-style="none" style:text-line-through-type="none" fo:font-weight="normal" officeooo:rsid="15021368" style:font-weight-asian="normal" style:font-weight-complex="normal"/>
    </style:style>
    <style:style style:name="T478" style:family="text">
      <style:text-properties style:text-line-through-style="none" style:text-line-through-type="none" fo:font-weight="normal" officeooo:rsid="1503b894" style:font-weight-asian="normal" style:font-weight-complex="normal"/>
    </style:style>
    <style:style style:name="T479" style:family="text">
      <style:text-properties style:text-line-through-style="none" style:text-line-through-type="none" fo:font-weight="normal" officeooo:rsid="150fbf6a" style:font-weight-asian="normal" style:font-weight-complex="normal"/>
    </style:style>
    <style:style style:name="T480" style:family="text">
      <style:text-properties style:text-line-through-style="none" style:text-line-through-type="none" fo:font-weight="normal" officeooo:rsid="1515cff0" style:font-weight-asian="normal" style:font-weight-complex="normal"/>
    </style:style>
    <style:style style:name="T481" style:family="text">
      <style:text-properties style:text-line-through-style="none" style:text-line-through-type="none" officeooo:rsid="15012096"/>
    </style:style>
    <style:style style:name="T482" style:family="text">
      <style:text-properties style:text-line-through-style="none" style:text-line-through-type="none" fo:font-weight="bold" officeooo:rsid="150c4488" style:font-weight-asian="bold" style:font-weight-complex="bold"/>
    </style:style>
    <style:style style:name="T483"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84" style:family="text">
      <style:text-properties fo:color="#222222" style:font-name="sans-serif" fo:font-size="8.39999961853027pt" fo:letter-spacing="normal" fo:font-style="italic"/>
    </style:style>
    <style:style style:name="T485" style:family="text">
      <style:text-properties fo:color="#222222" style:font-name="sans-serif" fo:font-size="8.39999961853027pt" fo:letter-spacing="normal" fo:font-style="italic" fo:font-weight="normal"/>
    </style:style>
    <style:style style:name="T486"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87" style:family="text">
      <style:text-properties officeooo:rsid="14e5ecb8"/>
    </style:style>
    <style:style style:name="T488" style:family="text">
      <style:text-properties officeooo:rsid="150bceac"/>
    </style:style>
    <style:style style:name="T489" style:family="text">
      <style:text-properties officeooo:rsid="14ee6f0b"/>
    </style:style>
    <style:style style:name="T490" style:family="text">
      <style:text-properties style:text-underline-style="solid" style:text-underline-width="auto" style:text-underline-color="font-color" fo:font-weight="normal" officeooo:rsid="14d49334" style:font-weight-asian="normal" style:font-weight-complex="normal"/>
    </style:style>
    <style:style style:name="T491" style:family="text">
      <style:text-properties officeooo:rsid="1530eb8e"/>
    </style:style>
    <style:style style:name="T492" style:family="text">
      <style:text-properties officeooo:rsid="156c5084"/>
    </style:style>
    <style:style style:name="T493" style:family="text">
      <style:text-properties officeooo:rsid="159f7f2b"/>
    </style:style>
    <style:style style:name="T494" style:family="text">
      <style:text-properties officeooo:rsid="15a3187a"/>
    </style:style>
    <style:style style:name="T495" style:family="text">
      <style:text-properties officeooo:rsid="15c97435"/>
    </style:style>
    <style:style style:name="T496" style:family="text">
      <style:text-properties officeooo:rsid="15cb3d6c"/>
    </style:style>
    <style:style style:name="T497" style:family="text">
      <style:text-properties officeooo:rsid="15fe220c"/>
    </style:style>
    <style:style style:name="T498" style:family="text">
      <style:text-properties officeooo:rsid="160246da"/>
    </style:style>
    <style:style style:name="T499" style:family="text">
      <style:text-properties officeooo:rsid="1602ddba"/>
    </style:style>
    <style:style style:name="T500" style:family="text">
      <style:text-properties officeooo:rsid="16243981"/>
    </style:style>
    <style:style style:name="T501" style:family="text">
      <style:text-properties officeooo:rsid="16254693"/>
    </style:style>
    <style:style style:name="T502" style:family="text">
      <style:text-properties officeooo:rsid="162d2d32"/>
    </style:style>
    <style:style style:name="T503" style:family="text">
      <style:text-properties officeooo:rsid="164ff7c5"/>
    </style:style>
    <style:style style:name="T504" style:family="text">
      <style:text-properties officeooo:rsid="15d3896d"/>
    </style:style>
    <style:style style:name="T505" style:family="text">
      <style:text-properties officeooo:rsid="16a46e5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Text_20_body"/>
      <text:p text:style-name="Text_20_body"/>
      <text:p text:style-name="P106">Dakara</text:p>
      <text:p text:style-name="P105"/>
      <text:p text:style-name="P105"/>
      <text:p text:style-name="P108">Dungeoncrawl</text:p>
      <text:p text:style-name="P107"/>
      <text:p text:style-name="P109">Religion</text:p>
      <text:p text:style-name="P107"/>
      <text:p text:style-name="P107"/>
      <text:p text:style-name="P107"/>
      <text:p text:style-name="P107"/>
      <text:p text:style-name="P110"/>
      <text:p text:style-name="P1"/>
      <text:p text:style-name="P113"/>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7"><text:a xlink:type="simple" xlink:href="#__RefHeading___Toc8143_3223281266" text:style-name="Internet_20_link" text:visited-style-name="Internet_20_link">Náboženství v současnosti</text:a><text:tab/>3</text:p>
          <text:p text:style-name="P114"><text:a xlink:type="simple" xlink:href="#__RefHeading___Toc8145_3223281266" text:style-name="Internet_20_link" text:visited-style-name="Internet_20_link">Náboženství v minulosti</text:a><text:tab/>4</text:p>
          <text:p text:style-name="P115"><text:a xlink:type="simple" xlink:href="#__RefHeading___Toc8253_3223281266" text:style-name="Internet_20_link" text:visited-style-name="Internet_20_link">Dávná říše ogrů</text:a><text:tab/>4</text:p>
          <text:p text:style-name="P115"><text:a xlink:type="simple" xlink:href="#__RefHeading___Toc8255_3223281266" text:style-name="Internet_20_link" text:visited-style-name="Internet_20_link">Říše Řádu a Chaosu</text:a><text:tab/>6</text:p>
          <text:p text:style-name="P116"><text:a xlink:type="simple" xlink:href="#__RefHeading___Toc8257_3223281266" text:style-name="Internet_20_link" text:visited-style-name="Internet_20_link">Řád</text:a><text:tab/>6</text:p>
          <text:p text:style-name="P116"><text:a xlink:type="simple" xlink:href="#__RefHeading___Toc8259_3223281266" text:style-name="Internet_20_link" text:visited-style-name="Internet_20_link">Chaos</text:a><text:tab/>8</text:p>
          <text:p text:style-name="P115"><text:a xlink:type="simple" xlink:href="#__RefHeading___Toc8261_3223281266" text:style-name="Internet_20_link" text:visited-style-name="Internet_20_link">Starý severský panteon</text:a><text:tab/>10</text:p>
          <text:p text:style-name="P115"><text:a xlink:type="simple" xlink:href="#__RefHeading___Toc8263_3223281266" text:style-name="Internet_20_link" text:visited-style-name="Internet_20_link">Starý Jižanský panteon</text:a><text:tab/>11</text:p>
          <text:p text:style-name="P117"><text:a xlink:type="simple" xlink:href="#__RefHeading___Toc1638_3317394773" text:style-name="Internet_20_link" text:visited-style-name="Internet_20_link">Nová víra</text:a><text:tab/>12</text:p>
          <text:p text:style-name="P116"><text:a xlink:type="simple" xlink:href="#__RefHeading___Toc8265_3223281266" text:style-name="Internet_20_link" text:visited-style-name="Internet_20_link">O stvořiteli</text:a><text:tab/>12</text:p>
          <text:p text:style-name="P116"><text:a xlink:type="simple" xlink:href="#__RefHeading___Toc8267_3223281266" text:style-name="Internet_20_link" text:visited-style-name="Internet_20_link">O cestě ke spáse</text:a><text:tab/>13</text:p>
          <text:p text:style-name="P116"><text:a xlink:type="simple" xlink:href="#__RefHeading___Toc8269_3223281266" text:style-name="Internet_20_link" text:visited-style-name="Internet_20_link">O svatých</text:a><text:tab/>13</text:p>
          <text:p text:style-name="P116"><text:a xlink:type="simple" xlink:href="#__RefHeading___Toc8271_3223281266" text:style-name="Internet_20_link" text:visited-style-name="Internet_20_link">Poznámky k frázím a pořekadlům</text:a><text:tab/>13</text:p>
          <text:p text:style-name="P116"><text:a xlink:type="simple" xlink:href="#__RefHeading___Toc8273_3223281266" text:style-name="Internet_20_link" text:visited-style-name="Internet_20_link">Jak se má chovat dobrý věřící</text:a><text:tab/>14</text:p>
          <text:p text:style-name="P114"><text:a xlink:type="simple" xlink:href="#__RefHeading___Toc8147_3223281266" text:style-name="Internet_20_link" text:visited-style-name="Internet_20_link">Doktríny Nové víry</text:a><text:tab/>15</text:p>
        </text:index-body>
      </text:table-of-content>
      <text:p text:style-name="P112"/>
      <text:p text:style-name="P2"/>
      <text:p text:style-name="P2"/>
      <text:p text:style-name="P2"/>
      <text:p text:style-name="P2"/>
      <text:p text:style-name="P2"/>
      <text:p text:style-name="P2"/>
      <text:p text:style-name="P2"/>
      <text:p text:style-name="P2"/>
      <text:p text:style-name="P25"><text:span text:style-name="T138">Verze 0.</text:span><text:span text:style-name="T139">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465">Summary</text:span></text:span></text:p>
      <text:p text:style-name="P66"><text:span text:style-name="Strong_20_Emphasis"><text:span text:style-name="T248">Norgardové (Seveřani): </text:span></text:span><text:span text:style-name="Strong_20_Emphasis"><text:span text:style-name="T77">Hókar</text:span></text:span></text:p>
      <text:p text:style-name="P66"><text:span text:style-name="Strong_20_Emphasis"><text:span text:style-name="T248">Dórové: </text:span></text:span><text:span text:style-name="Strong_20_Emphasis"><text:span text:style-name="T77">Áron</text:span></text:span></text:p>
      <text:p text:style-name="P75"><text:span text:style-name="Strong_20_Emphasis"><text:span text:style-name="T122">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8">Icéňané: </text:span></text:span><text:span text:style-name="Strong_20_Emphasis"><text:span text:style-name="T77">Išara</text:span></text:span></text:p>
      <text:p text:style-name="P75"><text:span text:style-name="Strong_20_Emphasis"><text:span text:style-name="T123">Artézové</text:span></text:span><text:span text:style-name="Strong_20_Emphasis"><text:span text:style-name="T122">:</text:span></text:span><text:span text:style-name="Strong_20_Emphasis"><text:span text:style-name="T79"> Ahura</text:span></text:span></text:p>
      <text:p text:style-name="P74"><text:span text:style-name="Strong_20_Emphasis"><text:span text:style-name="T121">Kemeťané:</text:span></text:span><text:span text:style-name="Strong_20_Emphasis"><text:span text:style-name="T78"> Sárí</text:span></text:span></text:p>
      <text:p text:style-name="P200"><text:span text:style-name="Strong_20_Emphasis"><text:span text:style-name="T265">Gahunďané </text:span></text:span><text:span text:style-name="Strong_20_Emphasis"><text:span text:style-name="T353">(</text:span></text:span><text:span text:style-name="Strong_20_Emphasis"><text:span text:style-name="T249">Jižané): </text:span></text:span><text:span text:style-name="Strong_20_Emphasis"><text:span text:style-name="T76">Anansi</text:span></text:span></text:p>
      <text:p text:style-name="P201"><text:span text:style-name="Strong_20_Emphasis"><text:span text:style-name="T124">IDEA: </text:span></text:span><text:span text:style-name="Strong_20_Emphasis"><text:span text:style-name="T125">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126">Elfové a trpaslíci tedy potom celkem logicky osídlili západní kontinent, který byl mnohem méně zdevastovaný (respektive tam se možná elfští, trpasličtí, orčtí a goblinští otroci vzbouřili a uspěli díky tomu, že byli ogři oslabení občanskou válkou na východě).</text:span></text:span></text:p>
      <text:p text:style-name="P202"><text:span text:style-name="Strong_20_Emphasis"><text:span text:style-name="T127">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h text:style-name="P120" text:outline-level="2"><text:soft-page-break/><text:span text:style-name="Strong_20_Emphasis"><text:span text:style-name="T491">Letem světem</text:span></text:span></text:h>
      <text:p text:style-name="P91"><text:span text:style-name="Strong_20_Emphasis"><text:span text:style-name="T362">Vznešený pane, d</text:span></text:span><text:span text:style-name="Strong_20_Emphasis"><text:span text:style-name="T307">ovol mi stát se na chvíli tvýma očima a ukázat ti</text:span></text:span><text:span text:style-name="Strong_20_Emphasis"><text:span text:style-name="T313"> svět tak, jak jsem jej spatřil na svých mnoha dlouhých cestách.</text:span></text:span></text:p>
      <text:h text:style-name="Heading_20_3" text:outline-level="3"><text:span text:style-name="Strong_20_Emphasis">Dórsk</text:span><text:span text:style-name="Strong_20_Emphasis"><text:span text:style-name="T496">á</text:span></text:span><text:span text:style-name="Strong_20_Emphasis"> říš</text:span><text:span text:style-name="Strong_20_Emphasis"><text:span text:style-name="T496">e</text:span></text:span></text:h>
      <text:p text:style-name="P92"><text:span text:style-name="Strong_20_Emphasis"><text:span text:style-name="T314">Od neprostupné Divočiny na západě až po bouřlivé vody Oceánu na </text:span></text:span><text:span text:style-name="Strong_20_Emphasis"><text:span text:style-name="T338">dalekém</text:span></text:span><text:span text:style-name="Strong_20_Emphasis"><text:span text:style-name="T314"> východě se rozkládá největší a nejmocnější říše </text:span></text:span><text:span text:style-name="Strong_20_Emphasis"><text:span text:style-name="T351">známého světa</text:span></text:span><text:span text:style-name="Strong_20_Emphasis"><text:span text:style-name="T314">. </text:span></text:span><text:span text:style-name="Strong_20_Emphasis"><text:span text:style-name="T315">V žáru války ji </text:span></text:span><text:span text:style-name="Strong_20_Emphasis"><text:span text:style-name="T334">ukul</text:span></text:span><text:span text:style-name="Strong_20_Emphasis"><text:span text:style-name="T315"> a krví </text:span></text:span><text:span text:style-name="Strong_20_Emphasis"><text:span text:style-name="T316">tisíců </text:span></text:span><text:span text:style-name="Strong_20_Emphasis"><text:span text:style-name="T315">zakalil </text:span></text:span><text:span text:style-name="Strong_20_Emphasis"><text:span text:style-name="T317">Dórský král</text:span></text:span><text:span text:style-name="Strong_20_Emphasis"><text:span text:style-name="T315"> Filip Veliký,</text:span></text:span><text:span text:style-name="Strong_20_Emphasis"><text:span text:style-name="T317"> neporazitelný vojevůdce a dobyvatel.<text:line-break/><text:tab/></text:span></text:span><text:span text:style-name="Strong_20_Emphasis"><text:span text:style-name="T318">Před hroty kopí Dórských falang nejdříve </text:span></text:span><text:span text:style-name="Strong_20_Emphasis"><text:span text:style-name="T339">poklekla</text:span></text:span><text:span text:style-name="Strong_20_Emphasis"><text:span text:style-name="T318"> svobodná Achájská města, poté bohaté Icénské přístavy. </text:span></text:span><text:span text:style-name="Strong_20_Emphasis"><text:span text:style-name="T335">Na</text:span></text:span><text:span text:style-name="Strong_20_Emphasis"><text:span text:style-name="T319"> Icénsk</text:span></text:span><text:span text:style-name="Strong_20_Emphasis"><text:span text:style-name="T335">ých</text:span></text:span><text:span text:style-name="Strong_20_Emphasis"><text:span text:style-name="T319"> </text:span></text:span><text:span text:style-name="Strong_20_Emphasis"><text:span text:style-name="T335">lodích</text:span></text:span><text:span text:style-name="Strong_20_Emphasis"><text:span text:style-name="T319"> se </text:span></text:span><text:span text:style-name="Strong_20_Emphasis"><text:span text:style-name="T335">pak</text:span></text:span><text:span text:style-name="Strong_20_Emphasis"><text:span text:style-name="T319"> Filipovy voje </text:span></text:span><text:span text:style-name="Strong_20_Emphasis"><text:span text:style-name="T323">přeplavily do</text:span></text:span><text:span text:style-name="Strong_20_Emphasis"><text:span text:style-name="T319"> </text:span></text:span><text:span text:style-name="Strong_20_Emphasis"><text:span text:style-name="T340">rozlehlé</text:span></text:span><text:span text:style-name="Strong_20_Emphasis"><text:span text:style-name="T319"> Sárské říše, odvěkého to nepřítele Dór</text:span></text:span><text:span text:style-name="Strong_20_Emphasis"><text:span text:style-name="T352">ů</text:span></text:span><text:span text:style-name="Strong_20_Emphasis"><text:span text:style-name="T319"> i Acháj</text:span></text:span><text:span text:style-name="Strong_20_Emphasis"><text:span text:style-name="T352">ců</text:span></text:span><text:span text:style-name="Strong_20_Emphasis"><text:span text:style-name="T319">. Od vítězství k vítězství směřovala krvavá stopa dobyvatelova a ani </text:span></text:span><text:span text:style-name="Strong_20_Emphasis"><text:span text:style-name="T320">s pomocí</text:span></text:span><text:span text:style-name="Strong_20_Emphasis"><text:span text:style-name="T319"> l</text:span></text:span><text:span text:style-name="Strong_20_Emphasis"><text:span text:style-name="T320">sti</text:span></text:span><text:span text:style-name="Strong_20_Emphasis"><text:span text:style-name="T319"> a zrad</text:span></text:span><text:span text:style-name="Strong_20_Emphasis"><text:span text:style-name="T320">y</text:span></text:span><text:span text:style-name="Strong_20_Emphasis"><text:span text:style-name="T319"> jej </text:span></text:span><text:span text:style-name="Strong_20_Emphasis"><text:span text:style-name="T325">Sársové</text:span></text:span><text:span text:style-name="Strong_20_Emphasis"><text:span text:style-name="T319"> nedokázal</text:span></text:span><text:span text:style-name="Strong_20_Emphasis"><text:span text:style-name="T320">i</text:span></text:span><text:span text:style-name="Strong_20_Emphasis"><text:span text:style-name="T319"> zastavit </text:span></text:span><text:span text:style-name="Strong_20_Emphasis"><text:span text:style-name="T320">a zabránit mu ve splnění posvátné </text:span></text:span><text:span text:style-name="Strong_20_Emphasis"><text:span text:style-name="T321">přísahy</text:span></text:span><text:span text:style-name="Strong_20_Emphasis"><text:span text:style-name="T320">, </text:span></text:span><text:span text:style-name="Strong_20_Emphasis"><text:span text:style-name="T321">již složil</text:span></text:span><text:span text:style-name="Strong_20_Emphasis"><text:span text:style-name="T320"> při převzetí koruny </text:span></text:span><text:span text:style-name="Strong_20_Emphasis"><text:span text:style-name="T322">svého otce</text:span></text:span><text:span text:style-name="Strong_20_Emphasis"><text:span text:style-name="T320">: </text:span></text:span><text:span text:style-name="Strong_20_Emphasis"><text:span text:style-name="T321">ve</text:span></text:span><text:span text:style-name="Strong_20_Emphasis"><text:span text:style-name="T320"> jménu boha Árona</text:span></text:span><text:span text:style-name="Strong_20_Emphasis"><text:span text:style-name="T319"> srazit na kolena mocného </text:span></text:span><text:span text:style-name="Strong_20_Emphasis"><text:span text:style-name="T394">Artézského</text:span></text:span><text:span text:style-name="Strong_20_Emphasis"><text:span text:style-name="T319"> šáha a </text:span></text:span><text:span text:style-name="Strong_20_Emphasis"><text:span text:style-name="T350">konečně</text:span></text:span><text:span text:style-name="Strong_20_Emphasis"><text:span text:style-name="T319"> </text:span></text:span><text:span text:style-name="Strong_20_Emphasis"><text:span text:style-name="T320">tak</text:span></text:span><text:span text:style-name="Strong_20_Emphasis"><text:span text:style-name="T319"> ukončit </text:span></text:span><text:span text:style-name="Strong_20_Emphasis"><text:span text:style-name="T349">desítky let</text:span></text:span><text:span text:style-name="Strong_20_Emphasis"><text:span text:style-name="T319"> válčení </text:span></text:span><text:span text:style-name="Strong_20_Emphasis"><text:span text:style-name="T326">a utrpení</text:span></text:span><text:span text:style-name="Strong_20_Emphasis"><text:span text:style-name="T319">.</text:span></text:span></text:p>
      <text:h text:style-name="Heading_20_4" text:outline-level="4"><text:span text:style-name="Strong_20_Emphasis">Dór</text:span><text:span text:style-name="Strong_20_Emphasis"><text:span text:style-name="T496">ové</text:span></text:span></text:h>
      <text:p text:style-name="P204"><text:span text:style-name="Strong_20_Emphasis"><text:span text:style-name="T324">Dórové jsou národem atletů a válečníků. Říká se, že Dór</text:span></text:span><text:span text:style-name="Strong_20_Emphasis"><text:span text:style-name="T327">ští</text:span></text:span><text:span text:style-name="Strong_20_Emphasis"><text:span text:style-name="T324"> aristokrat</text:span></text:span><text:span text:style-name="Strong_20_Emphasis"><text:span text:style-name="T327">é</text:span></text:span><text:span text:style-name="Strong_20_Emphasis"><text:span text:style-name="T324"> se naučí vládnou mečem a kopím dříve, než udělají svůj první krok </text:span></text:span><text:span text:style-name="Strong_20_Emphasis"><text:span text:style-name="T327">a musím </text:span></text:span><text:span text:style-name="Strong_20_Emphasis"><text:span text:style-name="T341">potvrdit</text:span></text:span><text:span text:style-name="Strong_20_Emphasis"><text:span text:style-name="T327">, že to není moc daleko od pravdy. Kněží boha Árona zasvěcují svůj život studiu boje </text:span></text:span><text:span text:style-name="Strong_20_Emphasis"><text:span text:style-name="T328">a dalších disciplín</text:span></text:span><text:span text:style-name="Strong_20_Emphasis"><text:span text:style-name="T327"> a své znalosti pak předávají </text:span></text:span><text:span text:style-name="Strong_20_Emphasis"><text:span text:style-name="T342">ostatním</text:span></text:span><text:span text:style-name="Strong_20_Emphasis"><text:span text:style-name="T327">. </text:span></text:span><text:span text:style-name="Strong_20_Emphasis"><text:span text:style-name="T330">Trénik a studium probíhá v atlétiích, kde </text:span></text:span><text:span text:style-name="Strong_20_Emphasis"><text:span text:style-name="T331">muži i ženy společně</text:span></text:span><text:span text:style-name="Strong_20_Emphasis"><text:span text:style-name="T330"> cvičí a studují nazí, </text:span></text:span><text:span text:style-name="Strong_20_Emphasis"><text:span text:style-name="T332">aby skrze svá vypracovaná těla projevili úctu</text:span></text:span><text:span text:style-name="Strong_20_Emphasis"><text:span text:style-name="T330"> bohu Áronovi.</text:span></text:span><text:span text:style-name="Strong_20_Emphasis"><text:span text:style-name="T327"><text:line-break/><text:tab/></text:span></text:span><text:span text:style-name="Strong_20_Emphasis"><text:span text:style-name="T329">Dórští aristokraté ale nejsou jen skvělými atlety a vojáky. </text:span></text:span><text:span text:style-name="Strong_20_Emphasis"><text:span text:style-name="T343">Kromě taktiky</text:span></text:span><text:span text:style-name="Strong_20_Emphasis"><text:span text:style-name="T329">, strategi</text:span></text:span><text:span text:style-name="Strong_20_Emphasis"><text:span text:style-name="T343">e</text:span></text:span><text:span text:style-name="Strong_20_Emphasis"><text:span text:style-name="T329"> a umění velitelské</text:span></text:span><text:span text:style-name="Strong_20_Emphasis"><text:span text:style-name="T343">ho studují</text:span></text:span><text:span text:style-name="Strong_20_Emphasis"><text:span text:style-name="T336"> také</text:span></text:span><text:span text:style-name="Strong_20_Emphasis"><text:span text:style-name="T329"> mno</text:span></text:span><text:span text:style-name="Strong_20_Emphasis"><text:span text:style-name="T343">h</text:span></text:span><text:span text:style-name="Strong_20_Emphasis"><text:span text:style-name="T344">é</text:span></text:span><text:span text:style-name="Strong_20_Emphasis"><text:span text:style-name="T329"> duševních disciplín</text:span></text:span><text:span text:style-name="Strong_20_Emphasis"><text:span text:style-name="T344">y</text:span></text:span><text:span text:style-name="Strong_20_Emphasis"><text:span text:style-name="T329">, protože </text:span></text:span><text:span text:style-name="Strong_20_Emphasis"><text:span text:style-name="T345">znalostí,</text:span></text:span><text:span text:style-name="Strong_20_Emphasis"><text:span text:style-name="T333"> lstivosti </text:span></text:span><text:span text:style-name="Strong_20_Emphasis"><text:span text:style-name="T337">a pohotové mysli</text:span></text:span><text:span text:style-name="Strong_20_Emphasis"><text:span text:style-name="T333"> si </text:span></text:span><text:span text:style-name="Strong_20_Emphasis"><text:span text:style-name="T345">Dórové</text:span></text:span><text:span text:style-name="Strong_20_Emphasis"><text:span text:style-name="T333"> považují stejně jako fyzické síly nebo rychlosti</text:span></text:span><text:span text:style-name="Strong_20_Emphasis"><text:span text:style-name="T329">.<text:line-break/></text:span></text:span><text:soft-page-break/><text:tab/> Dórská města spravují triarchové: archon řídí každodenní agendu, stratég velí posádce a hiero<text:span text:style-name="T493">ph</text:span>ant je zodpovědný za náboženské záležitosti, provoz atlétií a také <text:span text:style-name="T503">za</text:span> pořádání her <text:span text:style-name="T498">oslavujících boha Árona</text:span>, kde <text:span text:style-name="T492">nazí atleti soutěží v běhu, zápasu, </text:span>jezdectví <text:span text:style-name="T494">a</text:span> vozatajství <text:span text:style-name="T499">a probíhají zde filosofické disputace, rétorické proslovy,</text:span> hudební a divadelní představení <text:span text:style-name="T499">a deklamace epických ság</text:span>.<text:line-break/><text:tab/><text:span text:style-name="T497">Tyto hry vedou mladé Dóry ke zdravé soutěživosti. Vítězové jsou oslavováni stejně jako hrdinové slavných bitev či úspěšní vojevůdci. 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a že každý má stejnou šanci a je jen na něm, jak ji využije. Samozřejmě ale jen v mezích svého původu: Pouze lidé mohou být aristokraty, pouze muži se mohou stát triarchem a pokud je někdo otrokem, navždy jím zůstane.</text:span></text:p>
      <text:h text:style-name="Heading_20_4" text:outline-level="4">Achájsk<text:span text:style-name="T496">é</text:span> měst<text:span text:style-name="T495">ské státy</text:span></text:h>
      <text:p text:style-name="P102">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vzájemně bez potíží rozumí.<text:line-break/><text:tab/>Chrámy boha Sófóse jsou plné knih a svitků a jeho kněží je ochotně ukáží každému, kdo o to požádá. Mladí občané se vzdělávají v akademiích, kde také probíhají pravidelné veřejné filosofické disputace.<text:line-break/><text:soft-page-break/><text:tab/>Achájská města nemají žádné vládce: O všem důležitém rozhodují hlasováním všichni občané a o všední záležitosti se stará městská rada vytvořená náhodným losem. Občanem se může stát kdokoliv a nejspíš právě proto je mezi Achájci mnohem více elfů, trpaslíků a kudůků, než je běžné v Dórském království.</text:p>
      <text:h text:style-name="P124" text:outline-level="4"><text:span text:style-name="T495">Icén</text:span>sk<text:span text:style-name="T496">é obchodní</text:span> <text:span text:style-name="T495">přístavy</text:span></text:h>
      <text:p text:style-name="P203"><text:span text:style-name="T504">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ho postavení je pro ně smyslem života. Majetek kromě otroků může vlastnit každý, takže takže elfové, trpaslíci a kudůci v Icénii mohou mít a také často mají stejný nebo dokonce i větší vliv než lidé.<text:line-break/><text:tab/>Smlouvy uzavřené v chrámech bohyně Išary jsou pro Icéňany posvátné. Kněžky je následně přepisují na hliněné destičky, aby je neohrozil případný požár, a ukládají je do pozemních archívů. Rozhodují pak případné spory, například neplacení dluhů. Tresty jsou výhradně finanční, což ale pro Icéňany často znamená ztrátu postavení. Pokud někdo své závazky uhradit nedokáže, je uvržen do otroctví, dokud dluh nesplatí. Icéňané totiž, na rozdíl třeba od Dórů, svým otrokům platí mzdu, ze které se mohou vykoupit. Išařiny chrámy také zdarma vyučují základy obchodu a řemesel a poskytují půjčky, protože každý by měl mít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ve všech </text:span><text:soft-page-break/><text:span text:style-name="T504">už byla ale monarchie svržena a nahrazena senátem složeným z nejbohatších měšťanů po vzoru nově založených přístavů. Od královských rodů se stále odvozuje urozený původ, kromě několika společenských výsad už ale nic podstatného neznamená.</text:span></text:p>
      <text:h text:style-name="P125" text:outline-level="4">Artézie</text:h>
      <text:p text:style-name="P197">IMPORTANT: Ve skutečnosti do Artézie zikkuraty nechci. Chrámy a města tesané do úbočí hory proč ne <text:span text:style-name="T505">(možná původně vytesané Ogry)</text:span>, ale stupňovité chrámy ne – tam patří perská architektura s lomenými oblouky, štíhlými věžemi a úžasnými mozaikami.</text:p>
      <text:p text:style-name="P198">Zpoza obzoru se stupeň po stupni vynořila majestátní pyramida <text:span text:style-name="T502">města Avesty</text:span>. Na jejím vrcholku plane věčný posvátný oheň bohyně Ahury.</text:p>
      <text:p text:style-name="P98">Arté<text:span text:style-name="T501">z</text:span>ané téměř nikdy nelžou, a to ani když tím nemohou ničemu uškodit (white lies). Zato jsou ale mistři v říkání polopravd a <text:span text:style-name="T500">vyhýbání se odpovědi.</text:span></text:p>
      <text:p text:style-name="P99"><text:span text:style-name="Strong_20_Emphasis"><text:span text:style-name="T429">Nikdy nezapomenu na ten pohled, když po dvou týdnech plahočení vyprahlou, rozpálenou </text:span></text:span><text:span text:style-name="Strong_20_Emphasis"><text:span text:style-name="T430">pustinou</text:span></text:span><text:span text:style-name="Strong_20_Emphasis"><text:span text:style-name="T429"> na obzoru vyrostla stupňovitá pyramida </text:span></text:span><text:span text:style-name="Strong_20_Emphasis"><text:span text:style-name="T431">Avesty</text:span></text:span><text:span text:style-name="Strong_20_Emphasis"><text:span text:style-name="T430">, největšího z</text:span></text:span><text:span text:style-name="Strong_20_Emphasis"><text:span text:style-name="T429"> </text:span></text:span><text:span text:style-name="Strong_20_Emphasis"><text:span text:style-name="T431">Artézských</text:span></text:span><text:span text:style-name="Strong_20_Emphasis"><text:span text:style-name="T429"> měst.</text:span></text:span></text:p>
      <text:p text:style-name="P193"><text:span text:style-name="Strong_20_Emphasis"><text:span text:style-name="T377">Artézské studny, oázy. </text:span></text:span><text:span text:style-name="Strong_20_Emphasis"><text:span text:style-name="T380">Stupňovité pyramidy (visuté zahrady) – vodou je zásobuje artézská studna.</text:span></text:span></text:p>
      <text:p text:style-name="P194"><text:span text:style-name="Strong_20_Emphasis"><text:span text:style-name="T388">Stupňovité chámy (a možná celá města) vytesané do úbočí hor.</text:span></text:span></text:p>
      <text:p text:style-name="P194"><text:span text:style-name="Strong_20_Emphasis"><text:span text:style-name="T388"/></text:span></text:p>
      <text:p text:style-name="P196"><text:span text:style-name="Strong_20_Emphasis"><text:span text:style-name="T365">/* </text:span></text:span><text:span text:style-name="Strong_20_Emphasis"><text:span text:style-name="T363">Vysoké věže? (</text:span></text:span><text:span text:style-name="Strong_20_Emphasis"><text:span text:style-name="T364">I když to by se možná hodilo spíš k Sárské říši…</text:span></text:span><text:span text:style-name="Strong_20_Emphasis"><text:span text:style-name="T363">). </text:span></text:span><text:span text:style-name="Strong_20_Emphasis"><text:span text:style-name="T365">Spíš asi vysuté zahrady, tzn. celé město je stupňovitá pyramida.</text:span></text:span></text:p>
      <text:p text:style-name="P196"><text:span text:style-name="Strong_20_Emphasis"><text:span text:style-name="T367">(</text:span></text:span><text:span text:style-name="Strong_20_Emphasis"><text:span text:style-name="T366">Artézské studny mají obrovský tlak, takže voda se snadno dostane až do nejvyšších pater pyramidy.</text:span></text:span><text:span text:style-name="Strong_20_Emphasis"><text:span text:style-name="T365"> </text:span></text:span><text:span text:style-name="Strong_20_Emphasis"><text:span text:style-name="T367">)</text:span></text:span><text:span text:style-name="Strong_20_Emphasis"><text:span text:style-name="T365">*/</text:span></text:span></text:p>
      <text:p text:style-name="P196"><text:soft-page-break/><text:span text:style-name="Strong_20_Emphasis"><text:span text:style-name="T368">Artézie?</text:span></text:span></text:p>
      <text:p text:style-name="P196"><text:span text:style-name="Strong_20_Emphasis"><text:span text:style-name="T368">/* </text:span></text:span><text:span text:style-name="Strong_20_Emphasis"><text:span text:style-name="T369">Kdybych dal Artézii místo Sárské říše, tak by byla Artézská bohyně Ahura a Kemetská bohyně Sárí (nebo obráceně)?</text:span></text:span></text:p>
      <text:p text:style-name="P196"><text:span text:style-name="Strong_20_Emphasis"><text:span text:style-name="T369">Art</text:span></text:span><text:span text:style-name="Strong_20_Emphasis"><text:span text:style-name="T370">éz</text:span></text:span><text:span text:style-name="Strong_20_Emphasis"><text:span text:style-name="T369">i</text:span></text:span><text:span text:style-name="Strong_20_Emphasis"><text:span text:style-name="T370">e by určitě měla mít Artézské studny – tj. měla by to být poušť, nebo možná nějaká velká kotlina.</text:span></text:span></text:p>
      <text:p text:style-name="P196"><text:span text:style-name="Strong_20_Emphasis"><text:span text:style-name="T371">K Artézii určitě patří pyramidová města zavlažovaná Artézskou studnou. </text:span></text:span><text:span text:style-name="Strong_20_Emphasis"><text:span text:style-name="T375">(Artézská kotlina –</text:span></text:span><text:span text:style-name="Strong_20_Emphasis"><text:span text:style-name="T376"> kolem jsou vysoké hory. A uprostřed dost možná Mrtvé moře</text:span></text:span><text:span text:style-name="Strong_20_Emphasis"><text:span text:style-name="T375">).</text:span></text:span></text:p>
      <text:p text:style-name="P196"><text:span text:style-name="Strong_20_Emphasis"><text:span text:style-name="T372">Ahura by určitě měla být bohyní pravdy a ohně…</text:span></text:span></text:p>
      <text:p text:style-name="P196"><text:span text:style-name="Strong_20_Emphasis"><text:span text:style-name="T373">Sárí je svrchní ženský oděv v Indii, safra…. </text:span></text:span><text:span text:style-name="Strong_20_Emphasis"><text:span text:style-name="T383">(No a co?)</text:span></text:span></text:p>
      <text:p text:style-name="P196"><text:span text:style-name="Strong_20_Emphasis"><text:span text:style-name="T368">*/</text:span></text:span></text:p>
      <text:p text:style-name="P196"><text:span text:style-name="Strong_20_Emphasis"><text:span text:style-name="T374">Ok, takže:</text:span></text:span></text:p>
      <text:p text:style-name="P195"><text:span text:style-name="Strong_20_Emphasis"><text:span text:style-name="T374">Artésie, bohyně Ahura, město ve tvaru stupňovité pyramidy, artézský studny.</text:span></text:span></text:p>
      <text:h text:style-name="Heading_20_3" text:outline-level="3"><text:span text:style-name="Strong_20_Emphasis">Národy severu</text:span></text:h>
      <text:h text:style-name="Heading_20_4" text:outline-level="4"><text:span text:style-name="Strong_20_Emphasis">Severské klany</text:span></text:h>
      <text:h text:style-name="Heading_20_3" text:outline-level="3"><text:span text:style-name="Strong_20_Emphasis">Národy jihu</text:span></text:h>
      <text:h text:style-name="Heading_20_4" text:outline-level="4"><text:span text:style-name="Strong_20_Emphasis">Kemetská poušť</text:span></text:h>
      <text:p text:style-name="P100"><text:span text:style-name="Strong_20_Emphasis"><text:span text:style-name="T378">Tři veletoky (záplavy jako v Egyptě). Celá města vytesaná do s</text:span></text:span><text:span text:style-name="Strong_20_Emphasis"><text:span text:style-name="T379">kalní stěny</text:span></text:span><text:span text:style-name="Strong_20_Emphasis"><text:span text:style-name="T378">.</text:span></text:span></text:p>
      <text:p text:style-name="P101"><text:span text:style-name="Strong_20_Emphasis"><text:span text:style-name="T83">Kemetská architektura</text:span></text:span></text:p>
      <text:p text:style-name="P101"><text:soft-page-break/><text:span text:style-name="Strong_20_Emphasis"><text:span text:style-name="T381">Města </text:span></text:span><text:span text:style-name="Strong_20_Emphasis"><text:span text:style-name="T384">a chrámy</text:span></text:span><text:span text:style-name="Strong_20_Emphasis"><text:span text:style-name="T381"> tesan</text:span></text:span><text:span text:style-name="Strong_20_Emphasis"><text:span text:style-name="T384">é přímo</text:span></text:span><text:span text:style-name="Strong_20_Emphasis"><text:span text:style-name="T381"> do skály. </text:span></text:span><text:span text:style-name="Strong_20_Emphasis"><text:span text:style-name="T385">Podzemní domy – díra a v jejích stěnách jsou obydlí.</text:span></text:span></text:p>
      <text:p text:style-name="P101"><text:span text:style-name="Strong_20_Emphasis"><text:span text:style-name="T385">- </text:span></text:span><text:span text:style-name="Strong_20_Emphasis"><text:span text:style-name="T386">žádné pyramidy</text:span></text:span></text:p>
      <text:p text:style-name="P101"><text:span text:style-name="Strong_20_Emphasis"><text:span text:style-name="T386">- </text:span></text:span><text:span text:style-name="Strong_20_Emphasis"><text:span text:style-name="T389">k</text:span></text:span><text:span text:style-name="Strong_20_Emphasis"><text:span text:style-name="T387">aňony, tunelová města. </text:span></text:span><text:span text:style-name="Strong_20_Emphasis"><text:span text:style-name="T390">V Kaňonech se těží (ruda, drahokamy)… </text:span></text:span><text:span text:style-name="Strong_20_Emphasis"><text:span text:style-name="T391">Nezřídka to může být side effect budování tunelových měst (ať už se tuneluje kvůli těžbě a následně se tam lidi nastěhují, nebo se prostě občas s městem trefěj tam, kde jsou nějaké suroviny.</text:span></text:span></text:p>
      <text:p text:style-name="P199"><text:span text:style-name="Strong_20_Emphasis"><text:span text:style-name="T392">Chrámy bohyně Sárí na vrcholcích skalních pilířů (</text:span></text:span><text:span text:style-name="Strong_20_Emphasis"><text:span text:style-name="T393">uvnitř</text:span></text:span><text:span text:style-name="Strong_20_Emphasis"><text:span text:style-name="T392"> pilíř</text:span></text:span><text:span text:style-name="Strong_20_Emphasis"><text:span text:style-name="T393">e</text:span></text:span><text:span text:style-name="Strong_20_Emphasis"><text:span text:style-name="T392"> je vytesané schodiště).</text:span></text:span></text:p>
      <text:p text:style-name="P103"><text:span text:style-name="Strong_20_Emphasis"><text:span text:style-name="T463">Podzemní vodovody</text:span></text:span></text:p>
      <text:p text:style-name="P103"><text:span text:style-name="Strong_20_Emphasis"><text:span text:style-name="T141">Mezi podivuhodné výtvory lidského ducha patří zejména mnohokilometrová síť tzv. manawarů, tunelů na svádění podzemní vody. Tento systém sestával z podzemních mírně se svažujících tunelů, které byly v pravidelných, přibližně desetimetrových intervalech přístupné vertikálními šachtami, užívanými k jejich hloubení a následně k čištění. </text:span></text:span></text:p>
      <text:p text:style-name="P104"><text:span text:style-name="Strong_20_Emphasis"><text:span text:style-name="T382">Egyptské oázy: </text:span></text:span><text:a xlink:type="simple" xlink:href="http://www.ingema.net/in2001/clanek.php?id=129" text:style-name="Internet_20_link" text:visited-style-name="Visited_20_Internet_20_Link"><text:span text:style-name="Strong_20_Emphasis"><text:span text:style-name="T382">http://www.ingema.net/in2001/clanek.php?id=129</text:span></text:span></text:a></text:p>
      <text:h text:style-name="Heading_20_4" text:outline-level="4"><text:span text:style-name="Strong_20_Emphasis">Tajemná Gahunda</text:span></text:h>
      <text:p text:style-name="P97"><text:span text:style-name="Strong_20_Emphasis"><text:span text:style-name="T360">N</text:span></text:span><text:span text:style-name="Strong_20_Emphasis"><text:span text:style-name="T354">eprostupnou džunglí </text:span></text:span><text:span text:style-name="Strong_20_Emphasis"><text:span text:style-name="T360">se rozléhá tajemná řeč bubnů</text:span></text:span><text:span text:style-name="Strong_20_Emphasis"><text:span text:style-name="T354">. </text:span></text:span><text:span text:style-name="Strong_20_Emphasis"><text:span text:style-name="T357">Při východu a západu slunce</text:span></text:span><text:span text:style-name="Strong_20_Emphasis"><text:span text:style-name="T355"> se celá Gahunda rozezní v jed</text:span></text:span><text:span text:style-name="Strong_20_Emphasis"><text:span text:style-name="T356">notném</text:span></text:span><text:span text:style-name="Strong_20_Emphasis"><text:span text:style-name="T355"> rytmu a </text:span></text:span><text:span text:style-name="Strong_20_Emphasis"><text:span text:style-name="T361">předává</text:span></text:span><text:span text:style-name="Strong_20_Emphasis"><text:span text:style-name="T355"> </text:span></text:span><text:span text:style-name="Strong_20_Emphasis"><text:span text:style-name="T356">tak</text:span></text:span><text:span text:style-name="Strong_20_Emphasis"><text:span text:style-name="T355"> zprávu do světa duchů, </text:span></text:span><text:span text:style-name="Strong_20_Emphasis"><text:span text:style-name="T358">kde sídlí Anansi, </text:span></text:span><text:span text:style-name="Strong_20_Emphasis"><text:span text:style-name="T359">strážce</text:span></text:span><text:span text:style-name="Strong_20_Emphasis"><text:span text:style-name="T358"> tajného vědění a moudrosti předků</text:span></text:span><text:span text:style-name="Strong_20_Emphasis"><text:span text:style-name="T355">.</text:span></text:span></text:p>
      <text:h text:style-name="Heading_20_3" text:outline-level="3"><text:soft-page-break/><text:span text:style-name="Strong_20_Emphasis">Divočina</text:span></text:h>
      <text:p text:style-name="P90"><text:span text:style-name="Strong_20_Emphasis"><text:span text:style-name="T306">Na západě se rozkládá </text:span></text:span><text:span text:style-name="Strong_20_Emphasis"><text:span text:style-name="T308">zapomenutá země pokrytá</text:span></text:span><text:span text:style-name="Strong_20_Emphasis"><text:span text:style-name="T306"> neprostupn</text:span></text:span><text:span text:style-name="Strong_20_Emphasis"><text:span text:style-name="T308">ou</text:span></text:span><text:span text:style-name="Strong_20_Emphasis"><text:span text:style-name="T306"> Divočin</text:span></text:span><text:span text:style-name="Strong_20_Emphasis"><text:span text:style-name="T308">ou</text:span></text:span><text:span text:style-name="Strong_20_Emphasis"><text:span text:style-name="T306">. </text:span></text:span><text:span text:style-name="Strong_20_Emphasis"><text:span text:style-name="T307">Není tam žádná civilizace, jen </text:span></text:span><text:span text:style-name="Strong_20_Emphasis"><text:span text:style-name="T308">bojovné</text:span></text:span><text:span text:style-name="Strong_20_Emphasis"><text:span text:style-name="T307"> kmeny goblinů a orků. </text:span></text:span><text:span text:style-name="Strong_20_Emphasis"><text:span text:style-name="T308">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12">a opatřit stálou vojenskou</text:span></text:span><text:span text:style-name="Strong_20_Emphasis"><text:span text:style-name="T308"> posádk</text:span></text:span><text:span text:style-name="Strong_20_Emphasis"><text:span text:style-name="T312">ou</text:span></text:span><text:span text:style-name="Strong_20_Emphasis"><text:span text:style-name="T308"> připraven</text:span></text:span><text:span text:style-name="Strong_20_Emphasis"><text:span text:style-name="T312">ou</text:span></text:span><text:span text:style-name="Strong_20_Emphasis"><text:span text:style-name="T308"> odvrátit </text:span></text:span><text:span text:style-name="Strong_20_Emphasis"><text:span text:style-name="T312">případný</text:span></text:span><text:span text:style-name="Strong_20_Emphasis"><text:span text:style-name="T308"> nenadálý útok. </text:span></text:span><text:span text:style-name="Strong_20_Emphasis"><text:span text:style-name="T309">Tato původně svobodná města hned na počátku své vlády Filip Veliký připojil k Dórskému království </text:span></text:span><text:span text:style-name="Strong_20_Emphasis"><text:span text:style-name="T311">výměnou za zvláštní výsady</text:span></text:span><text:span text:style-name="Strong_20_Emphasis"><text:span text:style-name="T309">. </text:span></text:span><text:span text:style-name="Strong_20_Emphasis"><text:span text:style-name="T310">Jejich hradby od té doby stráží Dórské falangy a zajišťují také pořádek a poslušnost Dórské říši.</text:span></text:span></text:p>
      <text:h text:style-name="Heading_20_2" text:outline-level="2"><text:span text:style-name="Strong_20_Emphasis">Národy severu</text:span></text:h>
      <text:p text:style-name="P65"><text:span text:style-name="Strong_20_Emphasis"><text:span text:style-name="T470">Norgardové</text:span></text:span><text:span text:style-name="Strong_20_Emphasis"><text:span text:style-name="T245"> (Norgardi), Norgardie, </text:span></text:span><text:span text:style-name="Strong_20_Emphasis"><text:span text:style-name="T246">Norgardské klany.</text:span></text:span></text:p>
      <text:p text:style-name="P64"><text:span text:style-name="Strong_20_Emphasis"><text:span text:style-name="T432">Ingvarové</text:span></text:span><text:span text:style-name="Strong_20_Emphasis"><text:span text:style-name="T402"> (</text:span></text:span><text:span text:style-name="Strong_20_Emphasis"><text:span text:style-name="T403">Ingvardové</text:span></text:span><text:span text:style-name="Strong_20_Emphasis"><text:span text:style-name="T402">) – </text:span></text:span><text:span text:style-name="Strong_20_Emphasis"><text:span text:style-name="T403">Ingvardie /* </text:span></text:span><text:span text:style-name="Strong_20_Emphasis"><text:span text:style-name="T404">Icéňané taky začínají na „I“...</text:span></text:span><text:span text:style-name="Strong_20_Emphasis"><text:span text:style-name="T403"> */</text:span></text:span></text:p>
      <text:p text:style-name="P62"><text:span text:style-name="Strong_20_Emphasis"><text:span text:style-name="T433">Vinové</text:span></text:span><text:span text:style-name="Strong_20_Emphasis"><text:span text:style-name="T434"> </text:span></text:span><text:span text:style-name="Strong_20_Emphasis"><text:span text:style-name="T435">(seveřani)</text:span></text:span><text:span text:style-name="Strong_20_Emphasis"><text:span text:style-name="T433"> – </text:span></text:span><text:span text:style-name="Strong_20_Emphasis"><text:span text:style-name="T405">Vinsko (Vinland), vinské klany /* </text:span></text:span><text:span text:style-name="Strong_20_Emphasis"><text:span text:style-name="T406">Kurnik to zní moc jako Finové a Finsko.</text:span></text:span><text:span text:style-name="Strong_20_Emphasis"><text:span text:style-name="T405"> <text:s/></text:span></text:span><text:span text:style-name="Strong_20_Emphasis"><text:span text:style-name="T407">Možné Vinoni – Vinonsk</text:span></text:span><text:span text:style-name="Strong_20_Emphasis"><text:span text:style-name="T408">o, Vinonské kmeny</text:span></text:span><text:span text:style-name="Strong_20_Emphasis"><text:span text:style-name="T407">? </text:span></text:span><text:span text:style-name="Strong_20_Emphasis"><text:span text:style-name="T409">Možná jim fakt říkat „Seveřani a neřešit to… Severské klany… </text:span></text:span><text:span text:style-name="Strong_20_Emphasis"><text:span text:style-name="T410">(v angličtině Norths).</text:span></text:span><text:span text:style-name="Strong_20_Emphasis"><text:span text:style-name="T405"> */</text:span></text:span></text:p>
      <text:p text:style-name="P59"><text:span text:style-name="Strong_20_Emphasis"><text:span text:style-name="T243">Bůh </text:span></text:span><text:span text:style-name="Strong_20_Emphasis"><text:span text:style-name="T247">Norgardů</text:span></text:span><text:span text:style-name="Strong_20_Emphasis"><text:span text:style-name="T243">: </text:span></text:span><text:span text:style-name="Strong_20_Emphasis"><text:span text:style-name="T240">Hókar – ocel, </text:span></text:span><text:span text:style-name="Strong_20_Emphasis"><text:span text:style-name="T304">klanová </text:span></text:span><text:span text:style-name="Strong_20_Emphasis"><text:span text:style-name="T240">čest.</text:span></text:span></text:p>
      <text:p text:style-name="P60"><text:span text:style-name="Strong_20_Emphasis"><text:span text:style-name="T241">Že by na severu žili draci? Seveřani by byli dračí lid, sort of.</text:span></text:span></text:p>
      <text:p text:style-name="P61"><text:span text:style-name="Strong_20_Emphasis"><text:span text:style-name="T242">Klany.</text:span></text:span></text:p>
      <text:p text:style-name="P63"><text:span text:style-name="Strong_20_Emphasis"><text:span text:style-name="T244">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42">https://en.wikipedia.org/wiki/Norse_clans</text:span></text:span></text:a></text:p>
      <text:p text:style-name="P61"><text:span text:style-name="Strong_20_Emphasis"><text:span text:style-name="T441">the clansmen were obliged by honour to avenge one another</text:span></text:span><text:span text:style-name="Strong_20_Emphasis"><text:span text:style-name="T242"> </text:span></text:span></text:p>
      <text:p text:style-name="P61"><text:soft-page-break/><text:span text:style-name="Strong_20_Emphasis"><text:span text:style-name="T441">The name of the clan was derived from that of its ancestor, often with the addition of an </text:span></text:span><text:span text:style-name="Strong_20_Emphasis"><text:span text:style-name="T445">-ung</text:span></text:span><text:span text:style-name="Strong_20_Emphasis"><text:span text:style-name="T447"> </text:span></text:span><text:span text:style-name="Strong_20_Emphasis"><text:span text:style-name="T441">or </text:span></text:span><text:span text:style-name="Strong_20_Emphasis"><text:span text:style-name="T445">-ing</text:span></text:span><text:span text:style-name="Strong_20_Emphasis"><text:span text:style-name="T447"> </text:span></text:span><text:span text:style-name="Strong_20_Emphasis"><text:span text:style-name="T441">ending</text:span></text:span></text:p>
      <text:p text:style-name="Text_20_body"><text:span text:style-name="Strong_20_Emphasis"><text:span text:style-name="T141">Jsem z klanu Toho a toho.</text:span></text:span></text:p>
      <text:p text:style-name="P61"><text:span text:style-name="Strong_20_Emphasis"><text:span text:style-name="T441">A person could technically belong to several clans, but usually the identification of an individual came with ancestry of most prestige. </text:span></text:span></text:p>
      <text:p text:style-name="P61"><text:span text:style-name="Strong_20_Emphasis"><text:span text:style-name="T242"/></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41">Je to </text:span></text:span><text:span text:style-name="Strong_20_Emphasis"><text:span text:style-name="T142">národ </text:span></text:span><text:span text:style-name="Strong_20_Emphasis"><text:span text:style-name="T157">atletů a</text:span></text:span><text:span text:style-name="Strong_20_Emphasis"><text:span text:style-name="T142"> válečníků.</text:span></text:span></text:p>
      <text:list xml:id="list1088650486" text:style-name="L1">
        <text:list-item>
          <text:p text:style-name="P130"><text:span text:style-name="Strong_20_Emphasis"><text:span text:style-name="T143">Šlechtici jsou zároveň velitelé</text:span></text:span></text:p>
        </text:list-item>
      </text:list>
      <text:h text:style-name="Heading_20_5" text:outline-level="5"><text:span text:style-name="Strong_20_Emphasis">Neřesti</text:span></text:h>
      <text:list xml:id="list4048206000" text:style-name="L2">
        <text:list-item>
          <text:p text:style-name="P131"><text:span text:style-name="Strong_20_Emphasis"><text:span text:style-name="T157">Nebýt v perfektní fyzické kondici je ne</text:span></text:span><text:span text:style-name="Strong_20_Emphasis"><text:span text:style-name="T216">řest</text:span></text:span><text:span text:style-name="Strong_20_Emphasis"><text:span text:style-name="T157">. </text:span></text:span><text:span text:style-name="Strong_20_Emphasis"><text:span text:style-name="T158">Nemocní a nemohoucí ztrácí p</text:span></text:span><text:span text:style-name="Strong_20_Emphasis"><text:span text:style-name="T159">ravomoci – pokud je to dočasné tak dočasně, při zmrzačení trvale.</text:span></text:span></text:p>
          <text:list>
            <text:list-item>
              <text:p text:style-name="P132"><text:span text:style-name="Strong_20_Emphasis"><text:span text:style-name="T160">Tahle jde mimochodem odstavit z funkce třeba senátora nebo klidně i triarcha.</text:span></text:span></text:p>
            </text:list-item>
          </text:list>
        </text:list-item>
        <text:list-item>
          <text:p text:style-name="P133"><text:span text:style-name="Strong_20_Emphasis"><text:span text:style-name="T234">Public </text:span></text:span><text:span text:style-name="Strong_20_Emphasis"><text:span text:style-name="T235">disgrace</text:span></text:span><text:span text:style-name="Strong_20_Emphasis"><text:span text:style-name="T234"> is the greatest </text:span></text:span><text:span text:style-name="Strong_20_Emphasis"><text:span text:style-name="T235">shame.</text:span></text:span></text:p>
        </text:list-item>
        <text:list-item>
          <text:p text:style-name="P132"><text:span text:style-name="Strong_20_Emphasis"><text:span text:style-name="T219">Je ok dělat chyby, mít pochybné záliby a tak, ale je potřeba je držet v tajnosti.</text:span></text:span></text:p>
          <text:list>
            <text:list-item>
              <text:p text:style-name="P132"><text:span text:style-name="Strong_20_Emphasis"><text:span text:style-name="T219">Být nechvalně známý je velmi nežádoucí.</text:span></text:span></text:p>
              <text:list>
                <text:list-item>
                  <text:p text:style-name="P134"><text:soft-page-break/><text:span text:style-name="Strong_20_Emphasis"><text:span text:style-name="T220">Jediný způsob, jak se toho zbavit, je prokázat, že o tobě někdo šířil pomluvy.</text:span></text:span></text:p>
                </text:list-item>
              </text:list>
            </text:list-item>
          </text:list>
        </text:list-item>
        <text:list-item>
          <text:p text:style-name="P134"><text:span text:style-name="Strong_20_Emphasis"><text:span text:style-name="T220">Nepodloženě někoho pomlouvat je velký hřích.</text:span></text:span></text:p>
        </text:list-item>
        <text:list-item>
          <text:p text:style-name="P135"><text:span text:style-name="Strong_20_Emphasis"><text:span text:style-name="T236">Použít násilí proti svému bližnímu.</text:span></text:span></text:p>
        </text:list-item>
      </text:list>
      <text:h text:style-name="Heading_20_5" text:outline-level="5"><text:span text:style-name="Strong_20_Emphasis">Ctnosti</text:span></text:h>
      <text:list xml:id="list652272296" text:style-name="L3">
        <text:list-item>
          <text:p text:style-name="P136"><text:span text:style-name="Strong_20_Emphasis"><text:span text:style-name="T217">Být v perfektní fyzické kondici, po celý život trénovat boj a atletiku.</text:span></text:span></text:p>
        </text:list-item>
        <text:list-item>
          <text:p text:style-name="P137"><text:span text:style-name="Strong_20_Emphasis"><text:span text:style-name="T231">Odvaha</text:span></text:span></text:p>
          <text:list>
            <text:list-item>
              <text:p text:style-name="P137"><text:span text:style-name="Strong_20_Emphasis"><text:span text:style-name="T231">Ale ne bez rozmyslu. </text:span></text:span><text:span text:style-name="Strong_20_Emphasis"><text:span text:style-name="T232">Riskovat zbytečně je neřest.</text:span></text:span></text:p>
            </text:list-item>
          </text:list>
        </text:list-item>
        <text:list-item>
          <text:p text:style-name="P138"><text:span text:style-name="Strong_20_Emphasis"><text:span text:style-name="T233">Hrdinské skutky</text:span></text:span></text:p>
        </text:list-item>
        <text:list-item>
          <text:p text:style-name="P139"><text:span text:style-name="Strong_20_Emphasis"><text:span text:style-name="T218">Dosáhnout uznání ve svém oboru – být ten nejlepší, nejznámější (ale v dobrém, být nechvalně proslulý je naopak neřest).</text:span></text:span></text:p>
        </text:list-item>
        <text:list-item>
          <text:p text:style-name="P140"><text:span text:style-name="Strong_20_Emphasis"><text:span text:style-name="T230">K</text:span></text:span><text:span text:style-name="Strong_20_Emphasis"><text:span text:style-name="T229">rása </text:span></text:span><text:span text:style-name="Strong_20_Emphasis"><text:span text:style-name="T230">těla i duše</text:span></text:span></text:p>
          <text:list>
            <text:list-item>
              <text:p text:style-name="P140"><text:span text:style-name="Strong_20_Emphasis"><text:span text:style-name="T229">Nejen vrozená, ale i dobře se chovat, oblékat, mluvit, vystupovat.</text:span></text:span></text:p>
            </text:list-item>
          </text:list>
        </text:list-item>
        <text:list-item>
          <text:p text:style-name="P141"><text:span text:style-name="Strong_20_Emphasis"><text:span text:style-name="T225">Soutěži</text:span></text:span><text:span text:style-name="Strong_20_Emphasis"><text:span text:style-name="T226">vos</text:span></text:span><text:span text:style-name="Strong_20_Emphasis"><text:span text:style-name="T225">t </text:span></text:span><text:span text:style-name="Strong_20_Emphasis"><text:span text:style-name="T226">(aby mohl být někdo nejlepší, musí mít s kým soutěžit).</text:span></text:span></text:p>
        </text:list-item>
        <text:list-item>
          <text:p text:style-name="P142"><text:span text:style-name="Strong_20_Emphasis"><text:span text:style-name="T222">Být všestranný</text:span></text:span></text:p>
          <text:list>
            <text:list-item>
              <text:p text:style-name="P142"><text:span text:style-name="Strong_20_Emphasis"><text:span text:style-name="T222">Hodnotí se fyzička, vzdělání, vystupování ve společnosti, umění, atd.</text:span></text:span></text:p>
              <text:list>
                <text:list-item>
                  <text:p text:style-name="P142"><text:span text:style-name="Strong_20_Emphasis"><text:span text:style-name="T222">Nikdo by neměl mít jen jeden zájem, jen jeden koníček.</text:span></text:span></text:p>
                </text:list-item>
                <text:list-item>
                  <text:p text:style-name="P142"><text:soft-page-break/><text:span text:style-name="Strong_20_Emphasis"><text:span text:style-name="T222">Neznamená to ale, že je potřeba být nejlepší ve všem. Je žádoucí si vybrat jeden obor a v něm dosáhnout excelence.</text:span></text:span></text:p>
                </text:list-item>
              </text:list>
            </text:list-item>
          </text:list>
        </text:list-item>
        <text:list-item>
          <text:p text:style-name="P143"><text:span text:style-name="Strong_20_Emphasis"><text:span text:style-name="T221">Být lstivý nebo dobrý v rétorice je stejně hodnotné jako být dobrý v atletice nebo v boji.</text:span></text:span></text:p>
          <text:list>
            <text:list-item>
              <text:p text:style-name="P143"><text:span text:style-name="Strong_20_Emphasis"><text:span text:style-name="T221">Přelstít protivníka, zesměšnit ho, nebo ho utlouct svými argumenty, je považováno za čestný způsob vítězství.</text:span></text:span></text:p>
              <text:list>
                <text:list-item>
                  <text:p text:style-name="P142"><text:span text:style-name="Strong_20_Emphasis"><text:span text:style-name="T222">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23">Náhoda – co se děje, není vůle bohů, ale prostě náhoda.</text:span></text:span></text:p>
      <text:list xml:id="list3176015386" text:style-name="L4">
        <text:list-item>
          <text:p text:style-name="P144"><text:span text:style-name="Strong_20_Emphasis"><text:span text:style-name="T223">Áron má svou vlastní agendu – pod jeho vedením se z nás stal nejmocnější národ známého světa –</text:span></text:span><text:span text:style-name="Strong_20_Emphasis"><text:span text:style-name="T224"> a může cíleně seslat sucho, přivolat déšť, a podobně</text:span></text:span><text:span text:style-name="Strong_20_Emphasis"><text:span text:style-name="T223"> ale neřídí veškerý běh světa, </text:span></text:span><text:span text:style-name="Strong_20_Emphasis"><text:span text:style-name="T224">ani neurčuje osud každého jednotli</text:span></text:span><text:span text:style-name="Strong_20_Emphasis"><text:span text:style-name="T227">v</text:span></text:span><text:span text:style-name="Strong_20_Emphasis"><text:span text:style-name="T224">ce</text:span></text:span><text:span text:style-name="Strong_20_Emphasis"><text:span text:style-name="T223">.</text:span></text:span></text:p>
          <text:list>
            <text:list-item>
              <text:p text:style-name="P145"><text:span text:style-name="Strong_20_Emphasis"><text:span text:style-name="T228">Není dobré otravovat Árona s malichernostmi.</text:span></text:span></text:p>
              <text:list>
                <text:list-item>
                  <text:p text:style-name="P145"><text:span text:style-name="Strong_20_Emphasis"><text:span text:style-name="T228">Nikdo ho například nebude neustále prosit o dobré jídlo a podobně.</text:span></text:span></text:p>
                </text:list-item>
                <text:list-item>
                  <text:p text:style-name="P145"><text:span text:style-name="Strong_20_Emphasis"><text:span text:style-name="T228">Když to děláš, velmi tím snižuješ šanci, že ti pomůže, když to budeš opravdu potřebovat.</text:span></text:span></text:p>
                </text:list-item>
                <text:list-item>
                  <text:p text:style-name="P145"><text:span text:style-name="Strong_20_Emphasis"><text:span text:style-name="T228">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oft-page-break/><text:span text:style-name="Strong_20_Emphasis">Dórská města</text:span></text:h>
      <text:list xml:id="list436761001" text:style-name="L5">
        <text:list-item>
          <text:p text:style-name="P146"><text:span text:style-name="Strong_20_Emphasis"><text:span text:style-name="T199">Městu vládnou triarchové (stejně jako ve Vadoře, kde to Dórové zavedli poté, co město obsadili), ale nevolí je senát.</text:span></text:span></text:p>
          <text:list>
            <text:list-item>
              <text:p text:style-name="P146"><text:span text:style-name="Strong_20_Emphasis"><text:span text:style-name="T199">Jsou to dědičné pozice?</text:span></text:span></text:p>
              <text:list>
                <text:list-item>
                  <text:p text:style-name="P146"><text:span text:style-name="Strong_20_Emphasis"><text:span text:style-name="T199">Hierophant asi ne, to je prostě Áronův velekněz.</text:span></text:span></text:p>
                </text:list-item>
                <text:list-item>
                  <text:p text:style-name="P146"><text:span text:style-name="Strong_20_Emphasis"><text:span text:style-name="T199">Stratég asi taky ne, to je vojenská pozice, takže Stratégy jednotlivých měst zřejmě určuje autokrat (což byl ve Filipově době sám Filip).</text:span></text:span></text:p>
                </text:list-item>
                <text:list-item>
                  <text:p text:style-name="P146"><text:span text:style-name="Strong_20_Emphasis"><text:span text:style-name="T199">Takže možná pozice Archona by mohla být </text:span></text:span><text:span text:style-name="Strong_20_Emphasis"><text:span text:style-name="T200">v původně Dórských městech</text:span></text:span><text:span text:style-name="Strong_20_Emphasis"><text:span text:style-name="T199"> dědičná…</text:span></text:span></text:p>
                  <text:list>
                    <text:list-item>
                      <text:p text:style-name="P147"><text:span text:style-name="Strong_20_Emphasis"><text:span text:style-name="T201">Na druhou stranu Dórové staví vojenské schopnosti nade vše, takže je otázka, jestli triarchát vůbec dává smysl… </text:span></text:span><text:span text:style-name="Strong_20_Emphasis"><text:span text:style-name="T202">(Nějak to zdůvodnit musím, protože se mi líbí a dává to smysl.)</text:span></text:span></text:p>
                    </text:list-item>
                    <text:list-item>
                      <text:p text:style-name="P148"><text:span text:style-name="Strong_20_Emphasis"><text:span text:style-name="T464">V plně Dórských městech všechny triarchy jmenuje Dórský král.</text:span></text:span></text:p>
                      <text:list>
                        <text:list-item>
                          <text:p text:style-name="P148"><text:span text:style-name="Strong_20_Emphasis"><text:span text:style-name="T206">Je to v souladu s tím, že král v sobě spojuje moc správní, vojenskou i náboženskou (je správcem celé země, je autokratem – tedy vrchním velitelem armády a je nejvyšším knězem Áronovým).</text:span></text:span></text:p>
                        </text:list-item>
                        <text:list-item>
                          <text:p text:style-name="P149"><text:span text:style-name="Strong_20_Emphasis"><text:span text:style-name="T207">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oft-page-break/><text:span text:style-name="Strong_20_Emphasis">Armáda</text:span></text:h>
      <text:p text:style-name="P32"><text:span text:style-name="Strong_20_Emphasis"><text:span text:style-name="T150">Těžká jízda složená ze šlechticů.</text:span></text:span></text:p>
      <text:list xml:id="list1901867731" text:style-name="L6">
        <text:list-item>
          <text:p text:style-name="P150"><text:span text:style-name="Strong_20_Emphasis"><text:span text:style-name="T170">10 jezdců tvoří </text:span></text:span><text:span text:style-name="Strong_20_Emphasis"><text:span text:style-name="T171">„h</text:span></text:span><text:span text:style-name="Strong_20_Emphasis"><text:span text:style-name="T174">rot</text:span></text:span><text:span text:style-name="Strong_20_Emphasis"><text:span text:style-name="T171">“ /* </text:span></text:span><text:span text:style-name="Strong_20_Emphasis"><text:span text:style-name="T174">Nebo čepel? Nebo hranu? */</text:span></text:span></text:p>
        </text:list-item>
        <text:list-item>
          <text:p text:style-name="P151"><text:span text:style-name="Strong_20_Emphasis"><text:span text:style-name="T169">10 </text:span></text:span><text:span text:style-name="Strong_20_Emphasis"><text:span text:style-name="T175">hrotů</text:span></text:span><text:span text:style-name="Strong_20_Emphasis"><text:span text:style-name="T169"> tvoří </text:span></text:span><text:span text:style-name="Strong_20_Emphasis"><text:span text:style-name="T171">(jízdní) „</text:span></text:span><text:span text:style-name="Strong_20_Emphasis"><text:span text:style-name="T169">klín“</text:span></text:span></text:p>
        </text:list-item>
        <text:list-item>
          <text:p text:style-name="P152"><text:span text:style-name="Strong_20_Emphasis"><text:span text:style-name="T172">10 klínů je dekáda</text:span></text:span><text:span text:style-name="Strong_20_Emphasis"><text:span text:style-name="T173"> (stejně jako u pěchoty)</text:span></text:span></text:p>
        </text:list-item>
      </text:list>
      <text:p text:style-name="P30"><text:span text:style-name="Strong_20_Emphasis"><text:span text:style-name="T150">Pěchota s</text:span></text:span><text:span text:style-name="Strong_20_Emphasis"><text:span text:style-name="T144">ložená z falang</text:span></text:span></text:p>
      <text:list xml:id="list1335339050" text:style-name="L7">
        <text:list-item>
          <text:p text:style-name="P153"><text:span text:style-name="Strong_20_Emphasis"><text:span text:style-name="T145">Struktura falangy:</text:span></text:span></text:p>
          <text:list>
            <text:list-item>
              <text:p text:style-name="P153"><text:span text:style-name="Strong_20_Emphasis"><text:span text:style-name="T145">1</text:span></text:span><text:span text:style-name="Strong_20_Emphasis"><text:span text:style-name="T146">0</text:span></text:span><text:span text:style-name="Strong_20_Emphasis"><text:span text:style-name="T145"> řad</text:span></text:span></text:p>
              <text:list>
                <text:list-item>
                  <text:p text:style-name="P154"><text:span text:style-name="Strong_20_Emphasis"><text:span text:style-name="T146">Řadu tvoří 9 hoplitů + velitel řady (dekadarchos) </text:span></text:span><text:span text:style-name="Strong_20_Emphasis"><text:span text:style-name="T149">+ 2 </text:span></text:span><text:span text:style-name="Strong_20_Emphasis"><text:span text:style-name="T151">otroci</text:span></text:span><text:span text:style-name="Strong_20_Emphasis"><text:span text:style-name="T149"> v zázemí</text:span></text:span><text:span text:style-name="Strong_20_Emphasis"><text:span text:style-name="T146">.</text:span></text:span></text:p>
                  <text:list>
                    <text:list-item>
                      <text:p text:style-name="P155"><text:span text:style-name="Strong_20_Emphasis"><text:span text:style-name="T164">Hopliti mají status občanů.</text:span></text:span></text:p>
                    </text:list-item>
                    <text:list-item>
                      <text:p text:style-name="P155"><text:span text:style-name="Strong_20_Emphasis"><text:span text:style-name="T164">Otroci vaří jídlo, koupou latrýny, atp.</text:span></text:span></text:p>
                    </text:list-item>
                  </text:list>
                </text:list-item>
                <text:list-item>
                  <text:p text:style-name="P153"><text:span text:style-name="Strong_20_Emphasis"><text:span text:style-name="T145">Každá řada funguje jako samostatná jednotka</text:span></text:span></text:p>
                </text:list-item>
                <text:list-item>
                  <text:p text:style-name="P156"><text:span text:style-name="Strong_20_Emphasis"><text:span text:style-name="T147">Falanga obvykle nastupovala buď ve formaci 10x10 řad, nebo ve dvou subformacích 5x10 řad.</text:span></text:span></text:p>
                </text:list-item>
              </text:list>
            </text:list-item>
          </text:list>
        </text:list-item>
      </text:list>
      <text:p text:style-name="P31"><text:span text:style-name="Strong_20_Emphasis"><text:span text:style-name="T395">10 falang je </text:span></text:span><text:span text:style-name="Strong_20_Emphasis"><text:span text:style-name="T396">taxa</text:span></text:span><text:span text:style-name="Strong_20_Emphasis"><text:span text:style-name="T395"> („taxis“, </text:span></text:span><text:span text:style-name="Strong_20_Emphasis"><text:span text:style-name="T396">ve Spartě „mora“</text:span></text:span><text:span text:style-name="Strong_20_Emphasis"><text:span text:style-name="T395">) /* </text:span></text:span><text:span text:style-name="Strong_20_Emphasis"><text:span text:style-name="T397">dekafalanga? </text:span></text:span><text:span text:style-name="Strong_20_Emphasis"><text:span text:style-name="T398">Dekáda! Ha! </text:span></text:span><text:span text:style-name="Strong_20_Emphasis"><text:span text:style-name="T399">Hmm, tak ne...</text:span></text:span><text:span text:style-name="Strong_20_Emphasis"><text:span text:style-name="T395"> */, tedy 1000 vojáků + velitel a jeho doprovod (osobní stráž, poslové, atd.)</text:span></text:span></text:p>
      <text:list xml:id="list3702646725" text:style-name="L8">
        <text:list-item>
          <text:p text:style-name="P157"><text:span text:style-name="Strong_20_Emphasis"><text:span text:style-name="T400">Možná přece jen ta dekáda.</text:span></text:span></text:p>
        </text:list-item>
      </text:list>
      <text:p text:style-name="P40"><text:span text:style-name="Strong_20_Emphasis"><text:span text:style-name="T166">10 hoplitů je </text:span></text:span><text:span text:style-name="Strong_20_Emphasis"><text:span text:style-name="T167">řada</text:span></text:span></text:p>
      <text:p text:style-name="P41"><text:span text:style-name="Strong_20_Emphasis"><text:span text:style-name="T167">10 řad je falanga</text:span></text:span></text:p>
      <text:p text:style-name="P39"><text:span text:style-name="Strong_20_Emphasis"><text:span text:style-name="T165">10 falang je dekáda</text:span></text:span></text:p>
      <text:p text:style-name="P39"><text:span text:style-name="Strong_20_Emphasis"><text:span text:style-name="T165">10 dekád je myriáda</text:span></text:span></text:p>
      <text:p text:style-name="P33"><text:soft-page-break/><text:span text:style-name="Strong_20_Emphasis"><text:span text:style-name="T152">Tzn. 1 myriáda sestává z 10 dekád složených z 10 falang, což je 10 řad po 10 mužích. Plus noncombat personnel (otroci, osobní stráž velitelů dekád a stratégů, </text:span></text:span><text:span text:style-name="Strong_20_Emphasis"><text:span text:style-name="T156">pěší poslové, jízdní poslové</text:span></text:span><text:span text:style-name="Strong_20_Emphasis"><text:span text:style-name="T152">),</text:span></text:span></text:p>
      <text:h text:style-name="Heading_20_5" text:outline-level="5"><text:span text:style-name="Strong_20_Emphasis">Velitelé</text:span></text:h>
      <text:p text:style-name="P42"><text:span text:style-name="Strong_20_Emphasis"><text:span text:style-name="T176">Pojmenování podle toho, čemu velí</text:span></text:span><text:span text:style-name="Strong_20_Emphasis"><text:span text:style-name="T148">, tzn.: „Velitel řady“, „Velitel falangy“. </text:span></text:span><text:span text:style-name="Strong_20_Emphasis"><text:span text:style-name="T176">U jízdy</text:span></text:span><text:span text:style-name="Strong_20_Emphasis"><text:span text:style-name="T148"> „</text:span></text:span><text:span text:style-name="Strong_20_Emphasis"><text:span text:style-name="T176">velitel hrotu“, „velitel klínu“</text:span></text:span><text:span text:style-name="Strong_20_Emphasis"><text:span text:style-name="T148">.</text:span></text:span></text:p>
      <text:p text:style-name="P42"><text:span text:style-name="Strong_20_Emphasis"><text:span text:style-name="T148">/* </text:span></text:span><text:span text:style-name="Strong_20_Emphasis"><text:span text:style-name="T177">Možná „dekarch“ by velel dekádě? </text:span></text:span><text:span text:style-name="Strong_20_Emphasis"><text:span text:style-name="T178">Nebo „dekadron“?</text:span></text:span><text:span text:style-name="Strong_20_Emphasis"><text:span text:style-name="T148"> */</text:span></text:span></text:p>
      <text:p text:style-name="P35"><text:span text:style-name="Strong_20_Emphasis"><text:span text:style-name="T154">Generál = stratég </text:span></text:span><text:span text:style-name="Strong_20_Emphasis"><text:span text:style-name="T155">(ideálně velí myriádě, to ale málokdy vyjde, takže </text:span></text:span><text:span text:style-name="Strong_20_Emphasis"><text:span text:style-name="T168">je to obecně velitel několika dekád</text:span></text:span><text:span text:style-name="Strong_20_Emphasis"><text:span text:style-name="T155">)</text:span></text:span><text:span text:style-name="Strong_20_Emphasis"><text:span text:style-name="T154">.</text:span></text:span></text:p>
      <text:p text:style-name="P34"><text:span text:style-name="Strong_20_Emphasis"><text:span text:style-name="T153">Vrchní velitel armády = autokrat.</text:span></text:span></text:p>
      <text:list xml:id="list727175394" text:style-name="L9">
        <text:list-item>
          <text:p text:style-name="P158"><text:span text:style-name="Strong_20_Emphasis"><text:span text:style-name="T185">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41">Áron?</text:span></text:span></text:p>
      <text:p text:style-name="Text_20_body"><text:span text:style-name="Strong_20_Emphasis"><text:span text:style-name="T141">(Možná psáno Aaron)</text:span></text:span></text:p>
      <text:p text:style-name="P36"><text:span text:style-name="Strong_20_Emphasis"><text:span text:style-name="T161">Jo, to zní dobře.</text:span></text:span></text:p>
      <text:p text:style-name="P43"><text:span text:style-name="Strong_20_Emphasis"><text:span text:style-name="T179">TODO: Jak vypadají Áronovy chrámy?</text:span></text:span></text:p>
      <text:h text:style-name="Heading_20_4" text:outline-level="4"><text:span text:style-name="Strong_20_Emphasis">Dórové vs nelidské rasy</text:span></text:h>
      <text:p text:style-name="P44"><text:span text:style-name="Strong_20_Emphasis"><text:span text:style-name="T183">Že by Dórská </text:span></text:span><text:span text:style-name="Strong_20_Emphasis"><text:span text:style-name="T184">aristokracie</text:span></text:span><text:span text:style-name="Strong_20_Emphasis"><text:span text:style-name="T183"> byla výhradně lidská (a navíc samozřejmě Dórská)?</text:span></text:span></text:p>
      <text:list xml:id="list2594099618" text:style-name="L10">
        <text:list-item>
          <text:p text:style-name="P159"><text:span text:style-name="Strong_20_Emphasis"><text:span text:style-name="T184">Tzn. ani elf nemůže být aristokrat?</text:span></text:span></text:p>
        </text:list-item>
        <text:list-item>
          <text:p text:style-name="P160"><text:span text:style-name="Strong_20_Emphasis"><text:span text:style-name="T186">Může samozřejmě stále existovat elfská (trpaslická, kudúcká) šlechta z podrobených národů.</text:span></text:span></text:p>
          <text:list>
            <text:list-item>
              <text:p text:style-name="P161"><text:soft-page-break/><text:span text:style-name="Strong_20_Emphasis"><text:span text:style-name="T187">Tomu bych asi mohl říkat </text:span></text:span><text:span text:style-name="Strong_20_Emphasis"><text:span text:style-name="T188">prostě</text:span></text:span><text:span text:style-name="Strong_20_Emphasis"><text:span text:style-name="T187">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8">Obchod, úspěch.</text:span></text:span></text:p>
      <text:p text:style-name="P46"><text:span text:style-name="Strong_20_Emphasis"><text:span text:style-name="T188">Icéňané nemají aristokracii (pochopitelně, to mají jen Dórové), ale mají krále (vládci velkých měst). </text:span></text:span><text:span text:style-name="Strong_20_Emphasis"><text:span text:style-name="T189">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9">V Icénii je postavení dáno majetkem.</text:span></text:span></text:p>
      <text:list xml:id="list1209608228" text:style-name="L11">
        <text:list-item>
          <text:p text:style-name="P162"><text:span text:style-name="Strong_20_Emphasis"><text:span text:style-name="T190">Rozlišují se kupci, což jsou obecně obchodníci na cestách, a měšťané, což jsou usedlí obchodníci.</text:span></text:span></text:p>
          <text:list>
            <text:list-item>
              <text:p text:style-name="P162"><text:span text:style-name="Strong_20_Emphasis"><text:span text:style-name="T190">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63"><text:span text:style-name="Strong_20_Emphasis"><text:span text:style-name="T191">Tzn. majetek </text:span></text:span><text:span text:style-name="Strong_20_Emphasis"><text:span text:style-name="T194">většinou</text:span></text:span><text:span text:style-name="Strong_20_Emphasis"><text:span text:style-name="T191"> není třeba prokazovat </text:span></text:span><text:span text:style-name="Strong_20_Emphasis"><text:span text:style-name="T194">(výjimkou jsou některé úřední úkony a tak, pak je potřeba mít doložku z chrámu)</text:span></text:span><text:span text:style-name="Strong_20_Emphasis"><text:span text:style-name="T191">, nicméně existuje možnost si část majetku „uložit“ v Ištařině chrámu, což je určitá forma pojištění (jak majetku, tak postavení).</text:span></text:span></text:p>
                  <text:list>
                    <text:list-item>
                      <text:p text:style-name="P163"><text:soft-page-break/><text:span text:style-name="Strong_20_Emphasis"><text:span text:style-name="T191">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63"><text:span text:style-name="Strong_20_Emphasis"><text:span text:style-name="T191">„</text:span></text:span><text:span text:style-name="Strong_20_Emphasis"><text:span text:style-name="T192">Plnění“ si je možné vyzvednout jen jednou (na další je třeba znovu darovat chrámu), ale je možné být „pojištěný“ nezávisle u různých chrámů (v různých městech) </text:span></text:span><text:span text:style-name="Strong_20_Emphasis"><text:span text:style-name="T193">a u každého z nich si plnění vyzvednout</text:span></text:span><text:span text:style-name="Strong_20_Emphasis"><text:span text:style-name="T192">.</text:span></text:span></text:p>
                      <text:list>
                        <text:list-item>
                          <text:p text:style-name="P164"><text:span text:style-name="Strong_20_Emphasis"><text:span text:style-name="T193">Je ovšem lepší to moc nedělat, protože vyzvednutím plnění klesá společenský status </text:span></text:span><text:span text:style-name="Strong_20_Emphasis"><text:span text:style-name="T194">této osoby v daném městě</text:span></text:span><text:span text:style-name="Strong_20_Emphasis"><text:span text:style-name="T193">.</text:span></text:span></text:p>
                        </text:list-item>
                        <text:list-item>
                          <text:p text:style-name="P165"><text:span text:style-name="Strong_20_Emphasis"><text:span text:style-name="T194">Obvyklá taktika v případě finančních potíží tedy je, vyzvednout si plnění v nějakém méně důležitém městě (a tam si tedy snížit status) a </text:span></text:span><text:span text:style-name="Strong_20_Emphasis"><text:span text:style-name="T195">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6">Dodržování smluv ale ještě nebrání pirátství –</text:span></text:span><text:span text:style-name="Strong_20_Emphasis"><text:span text:style-name="T197">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8"> Hmm, s králi (a tudíž i jejich urozenými potomky) je problém – ve Vadoře je senát.</text:span></text:span></text:p>
      <text:list xml:id="list743260985" text:style-name="L12">
        <text:list-item>
          <text:p text:style-name="P166"><text:span text:style-name="Strong_20_Emphasis"><text:span text:style-name="T198">Možná měla Icénská města původně vládce a některá z nich později místo nich zavedla senát?</text:span></text:span></text:p>
        </text:list-item>
      </text:list>
      <text:h text:style-name="Heading_20_4" text:outline-level="4"><text:span text:style-name="Strong_20_Emphasis">Bůh</text:span></text:h>
      <text:p text:style-name="P38"><text:span text:style-name="Strong_20_Emphasis"><text:span text:style-name="T162">Možná natvrdo Išara?</text:span></text:span></text:p>
      <text:p text:style-name="P38"><text:soft-page-break/><text:span text:style-name="Strong_20_Emphasis"><text:span text:style-name="T439">(</text:span></text:span><text:span text:style-name="Strong_20_Emphasis"><text:span text:style-name="T438">Ishara is the </text:span></text:span><text:a xlink:type="simple" xlink:href="https://en.wikipedia.org/wiki/Hittite_language" text:style-name="Internet_20_link" text:visited-style-name="Visited_20_Internet_20_Link"><text:span text:style-name="Strong_20_Emphasis"><text:span text:style-name="T454">Hittite</text:span></text:span></text:a><text:span text:style-name="Strong_20_Emphasis"><text:span text:style-name="T446"> </text:span></text:span><text:span text:style-name="Strong_20_Emphasis"><text:span text:style-name="T438">word for "</text:span></text:span><text:a xlink:type="simple" xlink:href="https://en.wikipedia.org/wiki/Treaty" text:style-name="Internet_20_link" text:visited-style-name="Visited_20_Internet_20_Link"><text:span text:style-name="Strong_20_Emphasis"><text:span text:style-name="T454">treaty</text:span></text:span></text:a><text:span text:style-name="Strong_20_Emphasis"><text:span text:style-name="T438">, binding promise", also personified as a </text:span></text:span><text:a xlink:type="simple" xlink:href="https://en.wikipedia.org/wiki/Goddess" text:style-name="Internet_20_link" text:visited-style-name="Visited_20_Internet_20_Link"><text:span text:style-name="Strong_20_Emphasis"><text:span text:style-name="T454">goddess</text:span></text:span></text:a><text:span text:style-name="Strong_20_Emphasis"><text:span text:style-name="T446"> </text:span></text:span><text:span text:style-name="Strong_20_Emphasis"><text:span text:style-name="T438">of the </text:span></text:span><text:a xlink:type="simple" xlink:href="https://en.wikipedia.org/wiki/Oath" text:style-name="Internet_20_link" text:visited-style-name="Visited_20_Internet_20_Link"><text:span text:style-name="Strong_20_Emphasis"><text:span text:style-name="T454">oath</text:span></text:span></text:a><text:span text:style-name="Strong_20_Emphasis"><text:span text:style-name="T438">.</text:span></text:span><text:span text:style-name="Strong_20_Emphasis"><text:span text:style-name="T439">)</text:span></text:span></text:p>
      <text:list xml:id="list2788144800" text:style-name="L13">
        <text:list-item>
          <text:p text:style-name="P167"><text:span text:style-name="Strong_20_Emphasis"><text:span text:style-name="T141">Možná „tr</text:span></text:span><text:span text:style-name="Strong_20_Emphasis"><text:span text:style-name="T347">e</text:span></text:span><text:span text:style-name="Strong_20_Emphasis"><text:span text:style-name="T141">aty“ ve smyslu „obchodní smlouva“</text:span></text:span></text:p>
          <text:list>
            <text:list-item>
              <text:p text:style-name="P168"><text:span text:style-name="Strong_20_Emphasis"><text:span text:style-name="T163">Tzn. nejvyšší ctnost by byla obchodnická poctivost a obecně dodržování smluv.</text:span></text:span></text:p>
            </text:list-item>
          </text:list>
        </text:list-item>
      </text:list>
      <text:p text:style-name="P37"><text:span text:style-name="Strong_20_Emphasis"><text:span text:style-name="T401">Adonis?</text:span></text:span></text:p>
      <text:p text:style-name="P37"><text:span text:style-name="Strong_20_Emphasis"><text:span text:style-name="T401">/* Blbý je, že to taky začíná na a. Navíc by se víc hodila bohyně. */</text:span></text:span></text:p>
      <text:p text:style-name="P43"><text:span text:style-name="Strong_20_Emphasis"><text:span text:style-name="T179">TODO: Jak vypadají Išařiny chrámy?</text:span></text:span></text:p>
      <text:list xml:id="list3822916721" text:style-name="L14">
        <text:list-item>
          <text:p text:style-name="P169"><text:span text:style-name="Strong_20_Emphasis"><text:span text:style-name="T180">Mohly by se tam uzavírat obchodní (a jiné důležité) smlouvy. </text:span></text:span><text:span text:style-name="Strong_20_Emphasis"><text:span text:style-name="T181">Išařiny kněžky smlouvu posvětí a hlavně zapíšou a uloží do chránového archivu –</text:span></text:span><text:span text:style-name="Strong_20_Emphasis"><text:span text:style-name="T182"> možná na vypálenou hliněnou destičku, aby to nemohlo shořet</text:span></text:span><text:span text:style-name="Strong_20_Emphasis"><text:span text:style-name="T181">.</text:span></text:span></text:p>
        </text:list-item>
      </text:list>
      <text:h text:style-name="Heading_20_3" text:outline-level="3"><text:span text:style-name="Strong_20_Emphasis">Achájci</text:span></text:h>
      <text:p text:style-name="P76"><text:span text:style-name="Strong_20_Emphasis"><text:span text:style-name="T472">(Achájec, Achájka)</text:span></text:span></text:p>
      <text:p text:style-name="P76"><text:span text:style-name="Strong_20_Emphasis"><text:span text:style-name="T418">/* Chájménská říše?</text:span></text:span><text:span text:style-name="Strong_20_Emphasis"><text:span text:style-name="T268"> Achájská? </text:span></text:span><text:span text:style-name="Strong_20_Emphasis"><text:span text:style-name="T269">(Achájci byli jedním ze čtyř řeckých kmenů – Dórové, Iónové, Achájci a Aiólové). </text:span></text:span><text:span text:style-name="Strong_20_Emphasis"><text:span text:style-name="T270">To zní fakt dobře… </text:span></text:span><text:span text:style-name="Strong_20_Emphasis"><text:span text:style-name="T272">I když, to fakt asi byli Řekové. Tzn. buď je přidat jako starověké rivaly Dórů, nebo se na ně vykašlat.</text:span></text:span><text:span text:style-name="Strong_20_Emphasis"><text:span text:style-name="T270"> */</text:span></text:span></text:p>
      <text:p text:style-name="P76"><text:span text:style-name="Strong_20_Emphasis"><text:span text:style-name="T283">Achájci jsou dávní rivalové Dórů. Vzor: Starovéké Athény. </text:span></text:span><text:span text:style-name="Strong_20_Emphasis"><text:span text:style-name="T293">Národ učenců a filosofů.</text:span></text:span></text:p>
      <text:p text:style-name="P95"><text:span text:style-name="Strong_20_Emphasis"><text:span text:style-name="T294">Hodnoty: Kritické myšlení, logika, vzdělanost. </text:span></text:span><text:span text:style-name="Strong_20_Emphasis"><text:span text:style-name="T296">Sofistikovanost </text:span></text:span><text:span text:style-name="Strong_20_Emphasis"><text:span text:style-name="T297">(promyšlenost)</text:span></text:span><text:span text:style-name="Strong_20_Emphasis"><text:span text:style-name="T296">. </text:span></text:span><text:span text:style-name="Strong_20_Emphasis"><text:span text:style-name="T298">Demokracie. </text:span></text:span><text:span text:style-name="Strong_20_Emphasis"><text:span text:style-name="T299">Rovnost všech ras.</text:span></text:span></text:p>
      <text:p text:style-name="P96"><text:span text:style-name="Strong_20_Emphasis"><text:span text:style-name="T82">Shromáždění všech občanů</text:span></text:span></text:p>
      <text:p text:style-name="P93"><text:span text:style-name="Strong_20_Emphasis"><text:span text:style-name="T141">Shromaždění může mimo jiné udělit občanství a také ostrakizovat stávající občany.</text:span></text:span></text:p>
      <text:p text:style-name="P93"><text:soft-page-break/><text:span text:style-name="Strong_20_Emphasis"><text:span text:style-name="T82">Městská rada</text:span></text:span></text:p>
      <text:p text:style-name="P93"><text:span text:style-name="Strong_20_Emphasis"><text:span text:style-name="T346">Členové se vybírají losem ze všech občanů</text:span></text:span></text:p>
      <text:p text:style-name="P94"><text:span text:style-name="Strong_20_Emphasis"><text:span text:style-name="T348">Soudy – ustanovuje je shromáždění, nebo možná taky spíš výběr losem?</text:span></text:span></text:p>
      <text:p text:style-name="P80"><text:span text:style-name="Strong_20_Emphasis"><text:span text:style-name="T468">Sófós</text:span></text:span></text:p>
      <text:p text:style-name="P82"><text:span text:style-name="Strong_20_Emphasis"><text:span text:style-name="T300">Lidově se to asi vyslovuje krátce (Sofos).</text:span></text:span></text:p>
      <text:p text:style-name="P80"><text:span text:style-name="Strong_20_Emphasis"><text:span text:style-name="T292">Bůh moudrosti</text:span></text:span></text:p>
      <text:p text:style-name="P79"><text:span text:style-name="Strong_20_Emphasis"><text:span text:style-name="T286">Sophia </text:span></text:span><text:span text:style-name="Strong_20_Emphasis"><text:span text:style-name="T287">(gnostická personifikace moudrosti)</text:span></text:span><text:span text:style-name="Strong_20_Emphasis"><text:span text:style-name="T286">? Sofos </text:span></text:span><text:span text:style-name="Strong_20_Emphasis"><text:span text:style-name="T287">(mužská varianta)</text:span></text:span><text:span text:style-name="Strong_20_Emphasis"><text:span text:style-name="T286">? </text:span></text:span><text:span text:style-name="Strong_20_Emphasis"><text:span text:style-name="T288">(anglicky Sophos). </text:span></text:span><text:span text:style-name="Strong_20_Emphasis"><text:span text:style-name="T289">Možná Sófos? </text:span></text:span><text:span text:style-name="Strong_20_Emphasis"><text:span text:style-name="T290">Sofós? </text:span></text:span><text:span text:style-name="Strong_20_Emphasis"><text:span text:style-name="T291">Sófós?</text:span></text:span></text:p>
      <text:p text:style-name="P76"><text:span text:style-name="Strong_20_Emphasis"><text:span text:style-name="T444">Athena was originally the </text:span></text:span><text:a xlink:type="simple" xlink:href="https://en.wikipedia.org/wiki/Aegean_civilization" text:style-name="Internet_20_link" text:visited-style-name="Visited_20_Internet_20_Link"><text:span text:style-name="Strong_20_Emphasis"><text:span text:style-name="T461">Aegean</text:span></text:span></text:a><text:span text:style-name="Strong_20_Emphasis"><text:span text:style-name="T449"> </text:span></text:span><text:span text:style-name="Strong_20_Emphasis"><text:span text:style-name="T444">goddess of the palace, who presided over household crafts and protected the king</text:span></text:span></text:p>
      <text:h text:style-name="P121" text:outline-level="2"><text:span text:style-name="Strong_20_Emphasis"><text:span text:style-name="T489">Národy východu</text:span></text:span></text:h>
      <text:h text:style-name="Heading_20_3" text:outline-level="3"><text:span text:style-name="Strong_20_Emphasis"><text:span text:style-name="T488">S</text:span></text:span><text:span text:style-name="Strong_20_Emphasis">ársové</text:span></text:h>
      <text:p text:style-name="P77"><text:span text:style-name="Strong_20_Emphasis"><text:span text:style-name="T285">(Asi by se spíš hodilo něco s příponou -šané)</text:span></text:span></text:p>
      <text:p text:style-name="P76"><text:span text:style-name="Strong_20_Emphasis"><text:span text:style-name="T490">Fársie? Fárská říše…</text:span></text:span><text:span text:style-name="Strong_20_Emphasis"><text:span text:style-name="T271"> </text:span></text:span><text:span text:style-name="Strong_20_Emphasis"><text:span text:style-name="T301">Sársi</text:span></text:span><text:span text:style-name="Strong_20_Emphasis"><text:span text:style-name="T305">e.</text:span></text:span></text:p>
      <text:p text:style-name="P87"><text:span text:style-name="Strong_20_Emphasis"><text:span text:style-name="T305">Sáršan, Sáršanka.</text:span></text:span></text:p>
      <text:p text:style-name="P83"><text:span text:style-name="Strong_20_Emphasis"><text:span text:style-name="T469">Ahura</text:span></text:span></text:p>
      <text:p text:style-name="P85"><text:span text:style-name="Strong_20_Emphasis"><text:span text:style-name="T303">(Sárská bohyně Ahura)</text:span></text:span></text:p>
      <text:p text:style-name="P76"><text:span text:style-name="Strong_20_Emphasis"><text:span text:style-name="T424">Bohyně Avesta. </text:span></text:span><text:span text:style-name="Strong_20_Emphasis"><text:span text:style-name="T425">Nebo možná Jasna /* </text:span></text:span><text:span text:style-name="Strong_20_Emphasis"><text:span text:style-name="T426">To zní moc slovansky. </text:span></text:span><text:span text:style-name="Strong_20_Emphasis"><text:span text:style-name="T427">Možná Jásna? </text:span></text:span><text:span text:style-name="Strong_20_Emphasis"><text:span text:style-name="T428">I když… Fárská bohyně Jasna – to nezní špatně.</text:span></text:span><text:span text:style-name="Strong_20_Emphasis"><text:span text:style-name="T425"> */ (angl. Yasna).</text:span></text:span><text:span text:style-name="Strong_20_Emphasis"><text:span text:style-name="T273"> </text:span></text:span><text:span text:style-name="Strong_20_Emphasis"><text:span text:style-name="T284">Ahura?</text:span></text:span></text:p>
      <text:p text:style-name="P76"><text:soft-page-break/><text:span text:style-name="Strong_20_Emphasis"><text:span text:style-name="T419">Bůh: Ahara </text:span></text:span><text:span text:style-name="Strong_20_Emphasis"><text:span text:style-name="T420">(Ahura Mazda) </text:span></text:span><text:span text:style-name="Strong_20_Emphasis"><text:span text:style-name="T421">(možná Avesta?)</text:span></text:span><text:span text:style-name="Strong_20_Emphasis"><text:span text:style-name="T419">, </text:span></text:span><text:span text:style-name="Strong_20_Emphasis"><text:span text:style-name="T422">sedm andělů </text:span></text:span><text:span text:style-name="Strong_20_Emphasis"><text:span text:style-name="T423">(reprezentují různé ctnosti)</text:span></text:span><text:span text:style-name="Strong_20_Emphasis"><text:span text:style-name="T422">.</text:span></text:span></text:p>
      <text:p text:style-name="P86"><text:span text:style-name="Strong_20_Emphasis"><text:span text:style-name="T479">Ahura = pravda, oheň</text:span></text:span></text:p>
      <text:p text:style-name="P86"><text:span text:style-name="Strong_20_Emphasis"><text:span text:style-name="T479">Očistné plameny, plamenné oběti, upalování</text:span></text:span></text:p>
      <text:p text:style-name="P86"><text:span text:style-name="Strong_20_Emphasis"><text:span text:style-name="T479">Lhář upálením očistěn</text:span></text:span></text:p>
      <text:p text:style-name="P84"><text:span text:style-name="Strong_20_Emphasis"><text:span text:style-name="T482">Správní rozdělení</text:span></text:span></text:p>
      <text:p text:style-name="P76"><text:span text:style-name="Strong_20_Emphasis"><text:span text:style-name="T473">Země se dělí na satrapie. </text:span></text:span><text:span text:style-name="Strong_20_Emphasis"><text:span text:style-name="T474">Satrapové jsou úředníci jmenovaní Sárským králem.</text:span></text:span></text:p>
      <text:p text:style-name="P76"><text:span text:style-name="Strong_20_Emphasis"><text:span text:style-name="T451">A '</text:span></text:span><text:a xlink:type="simple" xlink:href="https://en.wikipedia.org/wiki/Satrap" text:style-name="Internet_20_link" text:visited-style-name="Visited_20_Internet_20_Link"><text:span text:style-name="Strong_20_Emphasis"><text:span text:style-name="T458">satrap</text:span></text:span></text:a><text:span text:style-name="Strong_20_Emphasis"><text:span text:style-name="T451">'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474"> </text:span></text:span></text:p>
      <text:p text:style-name="P84"><text:span text:style-name="Strong_20_Emphasis"><text:span text:style-name="T482">Armáda</text:span></text:span></text:p>
      <text:p text:style-name="P76"><text:span text:style-name="Strong_20_Emphasis"><text:span text:style-name="T475">Jádro armády – 10.000 „nesmrtelných“ (urození, jejich počet je průběžně doplňován).</text:span></text:span></text:p>
      <text:p text:style-name="P111"><text:span text:style-name="Strong_20_Emphasis"><text:span text:style-name="T450">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455">[59]</text:span></text:span></text:a><text:span text:style-name="Strong_20_Emphasis"><text:span text:style-name="T453"> </text:span></text:span><text:span text:style-name="Strong_20_Emphasis"><text:span text:style-name="T450">A share of this income called the </text:span></text:span><text:span text:style-name="Strong_20_Emphasis"><text:span text:style-name="T483">Quppu Sha Sharri</text:span></text:span><text:span text:style-name="Strong_20_Emphasis"><text:span text:style-name="T450">,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457">Nabonidus</text:span></text:span></text:a><text:span text:style-name="Strong_20_Emphasis"><text:span text:style-name="T453">—</text:span></text:span><text:span text:style-name="Strong_20_Emphasis"><text:span text:style-name="T450">was then turned over to the ruler.</text:span></text:span><text:span text:style-name="Strong_20_Emphasis"><text:span text:style-name="T475"> </text:span></text:span></text:p>
      <text:p text:style-name="P111"><text:span text:style-name="Strong_20_Emphasis"><text:span text:style-name="T475"/></text:span></text:p>
      <text:p text:style-name="P76"><text:span text:style-name="Strong_20_Emphasis"><text:span text:style-name="T274">Tzn chrámy jsou zodpovědné za výběr daní?</text:span></text:span></text:p>
      <text:p text:style-name="P76"><text:span text:style-name="Strong_20_Emphasis"><text:span text:style-name="T442">Cyrus also formed an innovative </text:span></text:span><text:a xlink:type="simple" xlink:href="https://en.wikipedia.org/wiki/Postal_system" text:style-name="Internet_20_link" text:visited-style-name="Visited_20_Internet_20_Link"><text:span text:style-name="Strong_20_Emphasis"><text:span text:style-name="T459">postal system</text:span></text:span></text:a><text:span text:style-name="Strong_20_Emphasis"><text:span text:style-name="T442">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459">Chapar Khaneh</text:span></text:span></text:a><text:span text:style-name="Strong_20_Emphasis"><text:span text:style-name="T442">.</text:span></text:span></text:p>
      <text:p text:style-name="P76"><text:span text:style-name="Strong_20_Emphasis"><text:span text:style-name="T275">Pošta, vida…</text:span></text:span></text:p>
      <text:p text:style-name="P76"><text:span text:style-name="Strong_20_Emphasis"><text:span text:style-name="T443">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460">Royal Road</text:span></text:span></text:a><text:span text:style-name="Strong_20_Emphasis"><text:span text:style-name="T448"> </text:span></text:span><text:span text:style-name="Strong_20_Emphasis"><text:span text:style-name="T443">from </text:span></text:span><text:a xlink:type="simple" xlink:href="https://en.wikipedia.org/wiki/Susa" text:style-name="Internet_20_link" text:visited-style-name="Visited_20_Internet_20_Link"><text:span text:style-name="Strong_20_Emphasis"><text:span text:style-name="T460">Susa</text:span></text:span></text:a><text:span text:style-name="Strong_20_Emphasis"><text:span text:style-name="T448"> </text:span></text:span><text:span text:style-name="Strong_20_Emphasis"><text:span text:style-name="T443">to </text:span></text:span><text:a xlink:type="simple" xlink:href="https://en.wikipedia.org/wiki/Sardis" text:style-name="Internet_20_link" text:visited-style-name="Visited_20_Internet_20_Link"><text:span text:style-name="Strong_20_Emphasis">Sardis</text:span></text:a><text:span text:style-name="Strong_20_Emphasis"><text:span text:style-name="T460">. </text:span></text:span><text:span text:style-name="Strong_20_Emphasis"><text:span text:style-name="T452">It featured stations and </text:span></text:span><text:a xlink:type="simple" xlink:href="https://en.wikipedia.org/wiki/Caravanserai" text:style-name="Internet_20_link" text:visited-style-name="Visited_20_Internet_20_Link"><text:span text:style-name="Strong_20_Emphasis"><text:span text:style-name="T460">caravanserais</text:span></text:span></text:a><text:span text:style-name="Strong_20_Emphasis"><text:span text:style-name="T452"> at specific intervals.</text:span></text:span><text:span text:style-name="Strong_20_Emphasis"><text:span text:style-name="T460"> </text:span></text:span></text:p>
      <text:p text:style-name="P76"><text:soft-page-break/><text:span text:style-name="Strong_20_Emphasis"><text:span text:style-name="T276">V </text:span></text:span><text:span text:style-name="Strong_20_Emphasis"><text:span text:style-name="T302">S</text:span></text:span><text:span text:style-name="Strong_20_Emphasis"><text:span text:style-name="T276">árské říši není otroctví (Filip ho ale asi zase zavedl):</text:span></text:span></text:p>
      <text:p text:style-name="P118"><text:span text:style-name="Strong_20_Emphasis"><text:span text:style-name="T440">The practice of slavery in Achaemenid Persia was generally banned, although there is evidence that conquered and/or rebellious armies were sold into captivity.</text:span></text:span><text:span text:style-name="Strong_20_Emphasis"> </text:span></text:p>
      <text:p text:style-name="P118"><text:span text:style-name="Strong_20_Emphasis"><text:span text:style-name="T487">Hodnoty</text:span></text:span></text:p>
      <text:p text:style-name="P118"><text:span text:style-name="Strong_20_Emphasis"><text:span text:style-name="T440">Persian youths, from their fifth year to their twentieth year, were instructed in three things – </text:span></text:span><text:span text:style-name="Strong_20_Emphasis"><text:span text:style-name="T485">to ride a horse, to draw a bow, and to speak the Truth</text:span></text:span></text:p>
      <text:p text:style-name="P118"><text:span text:style-name="Strong_20_Emphasis"><text:span text:style-name="T440">the most disgraceful thing in the world [the Persians] think, is to tell a lie; the next worst, to owe a debt: because, among other reasons, the debtor is obliged to tell lies.</text:span></text:span><text:span text:style-name="Strong_20_Emphasis"><text:span text:style-name="T484"> </text:span></text:span></text:p>
      <text:p text:style-name="P118"><text:span text:style-name="Strong_20_Emphasis"><text:span text:style-name="T440">In Achaemenid Persia, the lie, </text:span></text:span><text:a xlink:type="simple" xlink:href="https://en.wikipedia.org/wiki/Druj" text:style-name="Internet_20_link" text:visited-style-name="Visited_20_Internet_20_Link"><text:span text:style-name="Strong_20_Emphasis"><text:span text:style-name="T486">druj</text:span></text:span></text:a><text:span text:style-name="Strong_20_Emphasis"><text:span text:style-name="T440">, is considered to be a </text:span></text:span><text:a xlink:type="simple" xlink:href="https://en.wikipedia.org/wiki/Seven_deadly_sins" text:style-name="Internet_20_link" text:visited-style-name="Visited_20_Internet_20_Link"><text:span text:style-name="Strong_20_Emphasis"><text:span text:style-name="T456">cardinal sin</text:span></text:span></text:a><text:span text:style-name="Strong_20_Emphasis"><text:span text:style-name="T440">, and it was punishable by death in some extreme cases.</text:span></text:span><text:span text:style-name="Strong_20_Emphasis"><text:span text:style-name="T484"> </text:span></text:span></text:p>
      <text:p text:style-name="P76"><text:span text:style-name="Strong_20_Emphasis"><text:span text:style-name="T141">Takže Jasna je bohyně pravdy?</text:span></text:span></text:p>
      <text:p text:style-name="P76"><text:span text:style-name="Strong_20_Emphasis"><text:span text:style-name="T277">Perské slovo pro pravdu: Arta nebo Aša (Asha).<text:line-break/>- Aša je zvukově moc podobná Išaře, takže Arta, </text:span></text:span><text:span text:style-name="Strong_20_Emphasis"><text:span text:style-name="T278">Fárská bohyně pravdy</text:span></text:span><text:span text:style-name="Strong_20_Emphasis"><text:span text:style-name="T277">?</text:span></text:span></text:p>
      <text:p text:style-name="P76"><text:span text:style-name="Strong_20_Emphasis"><text:span text:style-name="T279">Artavesta? </text:span></text:span><text:span text:style-name="Strong_20_Emphasis"><text:span text:style-name="T280">Artavéda? </text:span></text:span><text:span text:style-name="Strong_20_Emphasis"><text:span text:style-name="T281">Nebo fakt Ahura? </text:span></text:span><text:span text:style-name="Strong_20_Emphasis"><text:span text:style-name="T282">(Mazda asi ne, to je Japonská motorka...)</text:span></text:span></text:p>
      <text:h text:style-name="Heading_20_2" text:outline-level="2"><text:span text:style-name="Strong_20_Emphasis">Národy jihu</text:span></text:h>
      <text:h text:style-name="P122" text:outline-level="3"><text:span text:style-name="Strong_20_Emphasis">Kemeťané</text:span></text:h>
      <text:p text:style-name="P78"><text:span text:style-name="Strong_20_Emphasis"><text:span text:style-name="T263">Velká Kemetská poušť (jižně od Icénských měst na jižním břehu Smaragdového moře).<text:line-break/>- </text:span></text:span><text:span text:style-name="Strong_20_Emphasis"><text:span text:style-name="T295">Poušť se klidně může jmenovat Ahagar.</text:span></text:span></text:p>
      <text:p text:style-name="P78"><text:span text:style-name="Strong_20_Emphasis"><text:span text:style-name="T466">/* </text:span></text:span><text:span text:style-name="Strong_20_Emphasis"><text:span text:style-name="T467">Agarové</text:span></text:span><text:span text:style-name="Strong_20_Emphasis"><text:span text:style-name="T262"> (nomádi z Agaru)</text:span></text:span><text:span text:style-name="Strong_20_Emphasis"><text:span text:style-name="T466"> Ahagarové</text:span></text:span><text:span text:style-name="Strong_20_Emphasis"><text:span text:style-name="T252"> (poušť Ahagar?) </text:span></text:span><text:span text:style-name="Strong_20_Emphasis"><text:span text:style-name="T259">Možná jen Agarové? </text:span></text:span><text:span text:style-name="Strong_20_Emphasis"><text:span text:style-name="T260">(poušť Agar, nebo Agara? <text:s/></text:span></text:span><text:span text:style-name="Strong_20_Emphasis"><text:span text:style-name="T261">Agara by se pletla s agorou, takže nejspíš jen Agar</text:span></text:span><text:span text:style-name="Strong_20_Emphasis"><text:span text:style-name="T260">) */</text:span></text:span></text:p>
      <text:p text:style-name="P78"><text:soft-page-break/><text:span text:style-name="Strong_20_Emphasis"><text:span text:style-name="T255">(Ahagarští nomádi, </text:span></text:span><text:span text:style-name="Strong_20_Emphasis"><text:span text:style-name="T256">nomádi z Ahagaru </text:span></text:span><text:span text:style-name="Strong_20_Emphasis"><text:span text:style-name="T262">(z Agaru)</text:span></text:span><text:span text:style-name="Strong_20_Emphasis"><text:span text:style-name="T255">).</text:span></text:span></text:p>
      <text:p text:style-name="P78"><text:span text:style-name="Strong_20_Emphasis"><text:span text:style-name="T250">Nomádi z pouště (</text:span></text:span><text:span text:style-name="Strong_20_Emphasis"><text:span text:style-name="T257">sluneční bohyně</text:span></text:span><text:span text:style-name="Strong_20_Emphasis"><text:span text:style-name="T250">, </text:span></text:span><text:span text:style-name="Strong_20_Emphasis"><text:span text:style-name="T251">oázy</text:span></text:span><text:span text:style-name="Strong_20_Emphasis"><text:span text:style-name="T250">). </text:span></text:span><text:span text:style-name="Strong_20_Emphasis"><text:span text:style-name="T267">Koryto řeky Kemet je většinu roku suché – poušť všechnu vodu vypije. Pouze v období dešťů se zaplní a v té době se taky typicky rozvodní.</text:span></text:span></text:p>
      <text:p text:style-name="P78"><text:a xlink:type="simple" xlink:href="https://en.wikipedia.org/wiki/Kel_Ahaggar" text:style-name="Internet_20_link" text:visited-style-name="Visited_20_Internet_20_Link"><text:span text:style-name="Strong_20_Emphasis"><text:span text:style-name="T250">https://en.wikipedia.org/wiki/Kel_Ahaggar</text:span></text:span></text:a></text:p>
      <text:p text:style-name="P78"><text:span text:style-name="Strong_20_Emphasis"><text:span text:style-name="T254">Mají královny.</text:span></text:span></text:p>
      <text:p text:style-name="P78"><text:span text:style-name="Strong_20_Emphasis"><text:span text:style-name="T258">Sluneční bohyně </text:span></text:span><text:span text:style-name="Strong_20_Emphasis"><text:span text:style-name="T266">Sárí.</text:span></text:span></text:p>
      <text:p text:style-name="P78"><text:span text:style-name="Strong_20_Emphasis"><text:span text:style-name="T413">/* Šáma? </text:span></text:span><text:span text:style-name="Strong_20_Emphasis"><text:span text:style-name="T414">Šárí! (I když to zní </text:span></text:span><text:span text:style-name="Strong_20_Emphasis"><text:span text:style-name="T415">trochu</text:span></text:span><text:span text:style-name="Strong_20_Emphasis"><text:span text:style-name="T414"> podobně jako Išara… </text:span></text:span><text:span text:style-name="Strong_20_Emphasis"><text:span text:style-name="T416">Tak možná </text:span></text:span><text:span text:style-name="Strong_20_Emphasis"><text:span text:style-name="T437">Sárí</text:span></text:span><text:span text:style-name="Strong_20_Emphasis"><text:span text:style-name="T416">? </text:span></text:span><text:span text:style-name="Strong_20_Emphasis"><text:span text:style-name="T417">To by asi šlo.</text:span></text:span><text:span text:style-name="Strong_20_Emphasis"><text:span text:style-name="T414">) */</text:span></text:span></text:p>
      <text:p text:style-name="P81"><text:span text:style-name="Strong_20_Emphasis"><text:span text:style-name="T481">Hodnoty</text:span></text:span></text:p>
      <text:p text:style-name="P81"><text:span text:style-name="Strong_20_Emphasis"><text:span text:style-name="T476">Pohostinnost, pomoc v nouzi. </text:span></text:span><text:span text:style-name="Strong_20_Emphasis"><text:span text:style-name="T477">Právo být hoš</text:span></text:span><text:span text:style-name="Strong_20_Emphasis"><text:span text:style-name="T478">tě</text:span></text:span><text:span text:style-name="Strong_20_Emphasis"><text:span text:style-name="T477">n.</text:span></text:span></text:p>
      <text:p text:style-name="P88"><text:span text:style-name="Strong_20_Emphasis"><text:span text:style-name="T477">Nejhorší hřích: zradit svého hostitele nebo mu jinak uškodit.</text:span></text:span></text:p>
      <text:p text:style-name="P89"><text:span text:style-name="Strong_20_Emphasis"><text:span text:style-name="T480">Posmrtný život, mumifikace.</text:span></text:span></text:p>
      <text:h text:style-name="Heading_20_3" text:outline-level="3"><text:span text:style-name="Strong_20_Emphasis">Gahundové</text:span></text:h>
      <text:p text:style-name="P78"><text:span text:style-name="Strong_20_Emphasis"><text:span text:style-name="T117">(</text:span></text:span><text:span text:style-name="Strong_20_Emphasis"><text:span text:style-name="T471">Jižané</text:span></text:span><text:span text:style-name="Strong_20_Emphasis"><text:span text:style-name="T117">) – daleká Gahunda.</text:span></text:span></text:p>
      <text:p text:style-name="P71"><text:span text:style-name="Strong_20_Emphasis"><text:span text:style-name="T119">(</text:span></text:span><text:span text:style-name="Strong_20_Emphasis"><text:span text:style-name="T117">Ja</text:span></text:span><text:span text:style-name="Strong_20_Emphasis"><text:span text:style-name="T119">ko národ jsou to Gahundové, ale byl </text:span></text:span><text:span text:style-name="Strong_20_Emphasis"><text:span text:style-name="T120">t</text:span></text:span><text:span text:style-name="Strong_20_Emphasis"><text:span text:style-name="T119">o </text:span></text:span><text:span text:style-name="Strong_20_Emphasis"><text:span text:style-name="T118">Gahunďan, </text:span></text:span><text:span text:style-name="Strong_20_Emphasis"><text:span text:style-name="T120">byla to</text:span></text:span><text:span text:style-name="Strong_20_Emphasis"><text:span text:style-name="T118"> Gahunďanka</text:span></text:span><text:span text:style-name="Strong_20_Emphasis"><text:span text:style-name="T119">)</text:span></text:span><text:span text:style-name="Strong_20_Emphasis"><text:span text:style-name="T118">.</text:span></text:span></text:p>
      <text:p text:style-name="P70"><text:span text:style-name="Strong_20_Emphasis"><text:span text:style-name="T117">Anansi, bůh (nebo bohyně?) Gahundů.</text:span></text:span></text:p>
      <text:p text:style-name="P70"><text:span text:style-name="Strong_20_Emphasis"><text:span text:style-name="T112">/*</text:span></text:span></text:p>
      <text:p text:style-name="P68"><text:span text:style-name="Strong_20_Emphasis"><text:span text:style-name="T436">Sábijci</text:span></text:span><text:span text:style-name="Strong_20_Emphasis"><text:span text:style-name="T412"> – Sábie.</text:span></text:span></text:p>
      <text:p text:style-name="P69"><text:span text:style-name="Strong_20_Emphasis"><text:span text:style-name="T411">Asábové? (I když ne, Asábie zní moc jako Arábie) */</text:span></text:span></text:p>
      <text:p text:style-name="P67"><text:span text:style-name="Strong_20_Emphasis"><text:span text:style-name="T252">Bůh (nebo bohyně) Anansi.</text:span></text:span></text:p>
      <text:p text:style-name="P67"><text:soft-page-break/><text:span text:style-name="Strong_20_Emphasis"><text:span text:style-name="T252">Hodně spirituální národ.</text:span></text:span></text:p>
      <text:p text:style-name="P72"><text:span text:style-name="Strong_20_Emphasis"><text:span text:style-name="T253">Žijí až za pouští, Dórská expanze k nim nedosáhla.</text:span></text:span></text:p>
      <text:p text:style-name="P73"><text:span text:style-name="Strong_20_Emphasis"><text:span text:style-name="T264">Je to teokracie, vládnou šamani (Anansiho kněží).</text:span></text:span></text:p>
      <text:h text:style-name="P119" text:outline-level="1"><text:span text:style-name="Strong_20_Emphasis"><text:span text:style-name="T462">Klení</text:span></text:span></text:h>
      <text:p text:style-name="P49"><text:span text:style-name="Strong_20_Emphasis"><text:span text:style-name="T203">(To by teda mělo být specifické podle kultury, ale tak obecně)</text:span></text:span></text:p>
      <text:p text:style-name="P49"><text:span text:style-name="Strong_20_Emphasis"><text:span text:style-name="T203">„Sakra“ je v pohodě (je to z latinského sacra, </text:span></text:span><text:span text:style-name="Strong_20_Emphasis"><text:span text:style-name="T204">což má něco společného s posvátností nebo svatostí. Dost možná to souvisí s obětinami).</text:span></text:span></text:p>
      <text:p text:style-name="P50"><text:span text:style-name="Strong_20_Emphasis"><text:span text:style-name="T205">„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8">Peklo je společné pro středozemní polyteismus </text:span></text:span><text:span text:style-name="Strong_20_Emphasis"><text:span text:style-name="T214">(Jižani a Seveřani mají jiné koncepty)</text:span></text:span><text:span text:style-name="Strong_20_Emphasis"><text:span text:style-name="T208">.</text:span></text:span></text:p>
      <text:list xml:id="list4134579970" text:style-name="L15">
        <text:list-item>
          <text:p text:style-name="P170"><text:span text:style-name="Strong_20_Emphasis"><text:span text:style-name="T208">Přestože každý národ vyznává jiného boha, díky vzájemnému kontaktu došlo k prolínání kultury. Polyteismus ve středomoří vzniknul prostě tak, že lidé přejali víru v božstva okolních národů.</text:span></text:span></text:p>
          <text:list>
            <text:list-item>
              <text:p text:style-name="P171"><text:span text:style-name="Strong_20_Emphasis"><text:span text:style-name="T209">Díky tomu je společný i koncept pekla.</text:span></text:span></text:p>
            </text:list-item>
          </text:list>
        </text:list-item>
        <text:list-item>
          <text:p text:style-name="P171"><text:span text:style-name="Strong_20_Emphasis"><text:span text:style-name="T209">Peklo je místo mimo náš svět, zcela nehostinné a smrtící, plné ohně a jedovatých plynů.</text:span></text:span></text:p>
          <text:list>
            <text:list-item>
              <text:p text:style-name="P172"><text:span text:style-name="Strong_20_Emphasis"><text:span text:style-name="T210">Je to místo kam bohové posílají smrtelníky, kteří udělali něco mimořádně trestuhodného z náboženského pohledu: Vypálili chrám, znásilnili kněžku, a podobně.</text:span></text:span></text:p>
            </text:list-item>
          </text:list>
        </text:list-item>
        <text:list-item>
          <text:p text:style-name="P173"><text:span text:style-name="Strong_20_Emphasis"><text:span text:style-name="T211">Peklo skutečně existuje, protože </text:span></text:span><text:span text:style-name="Strong_20_Emphasis"><text:span text:style-name="T212">jeho koncept vzniknul kdysi dávno v elfských říších v průběhu zkoumání </text:span></text:span><text:span text:style-name="Strong_20_Emphasis"><text:span text:style-name="T215">cizích</text:span></text:span><text:span text:style-name="Strong_20_Emphasis"><text:span text:style-name="T212"> světů.</text:span></text:span></text:p>
          <text:list>
            <text:list-item>
              <text:p text:style-name="P174"><text:soft-page-break/><text:span text:style-name="Strong_20_Emphasis"><text:span text:style-name="T212">Je to lávový, nehostinný svět, ve kterém se nedá bez magie přežít a ani s ní to nejde moc dlouho.</text:span></text:span></text:p>
            </text:list-item>
            <text:list-item>
              <text:p text:style-name="P175"><text:span text:style-name="Strong_20_Emphasis"><text:span text:style-name="T213">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7">Zatracení </text:span></text:span><text:span text:style-name="Strong_20_Emphasis"><text:span text:style-name="T238">znamená posmrtné uvěznění v pekle. </text:span></text:span><text:span text:style-name="Strong_20_Emphasis"><text:span text:style-name="T239">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soft-pag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soft-pag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oft-pag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pan text:style-name="T84">Řád: Beleron (čest, spravedlnost, věrnost), Astra (magie, hvězdy, věčnost, znalosti, </text:span><text:span text:style-name="T86">umění, </text:span><text:span text:style-name="T99">elfská abeceda</text:span><text:span text:style-name="T84">), Raia (</text:span><text:span text:style-name="T97">léčitelství, </text:span><text:span text:style-name="T98">úroda,</text:span><text:span text:style-name="T97"> </text:span><text:span text:style-name="T84">divočina, spagyrie), Nirvi (řemesla, obchod, </text:span><text:span text:style-name="T98">trpaslické </text:span><text:span text:style-name="T84">runy), </text:span><text:span text:style-name="T87">Mi</text:span><text:span text:style-name="T85">ra</text:span><text:span text:style-name="T84"> (</text:span><text:span text:style-name="T88">mineral</text:span><text:span text:style-name="T100">o</text:span><text:span text:style-name="T99">g</text:span><text:span text:style-name="T88">ie, </text:span><text:span text:style-name="T101">metalurgie</text:span><text:span text:style-name="T88">, </text:span><text:span text:style-name="T96">hory, dary z hlubin země</text:span><text:span text:style-name="T84">).</text:span></text:p>
      <text:list xml:id="list580935510" text:style-name="L16">
        <text:list-item>
          <text:p text:style-name="P176">Elfové: Beleron, Astra, Raia.</text:p>
        </text:list-item>
        <text:list-item>
          <text:p text:style-name="P177"><text:span text:style-name="T84">Trpaslíci: Beleron, Nirvi, </text:span><text:span text:style-name="T85">Mira</text:span><text:span text:style-name="T84">.</text:span></text:p>
        </text:list-item>
      </text:list>
      <text:p text:style-name="P58"><text:span text:style-name="T84">Chaos: </text:span><text:span text:style-name="T102">Varhar</text:span><text:span text:style-name="T92"> (válka,</text:span><text:span text:style-name="T93"> síla, </text:span><text:span text:style-name="T94">oheň, bouře a destrukce</text:span><text:span text:style-name="T92">), Nhara (zlá mysl), </text:span><text:span text:style-name="T84">Orokva (smrt, nekromancie, chlad a temnota), </text:span><text:span text:style-name="T95">Degron (nemoci, jedy, rozklad, zkaženost), </text:span><text:span text:style-name="T90">Gratva (cizí světy).</text:span></text:p>
      <text:list xml:id="list613467472" text:style-name="L17">
        <text:list-item>
          <text:p text:style-name="P178"><text:span text:style-name="T84">Goblini: Nhara </text:span><text:span text:style-name="T89">(duševní magie)</text:span><text:span text:style-name="T84">, </text:span><text:span text:style-name="T91">Degron</text:span><text:span text:style-name="T89"> (jedy a nemoci)</text:span><text:span text:style-name="T91">, Orokva </text:span><text:span text:style-name="T89">(nekromancie)</text:span></text:p>
        </text:list-item>
        <text:list-item>
          <text:p text:style-name="P179"><text:span text:style-name="T84">Orkové: Nergal </text:span><text:span text:style-name="T89">(válka, oheň, blesky)</text:span><text:span text:style-name="T84">, </text:span><text:span text:style-name="T90">Gratva </text:span><text:span text:style-name="T89">(cizí světy)</text:span><text:span text:style-name="T90">, </text:span><text:span text:style-name="T91">Orokva </text:span><text:span text:style-name="T89">(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oft-page-break/><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text:soft-page-break/>dodnes. V průběhu roku se slavilo 7 velkých svátků, každý zasvěcený jednomu z bohů Řádu.<text:line-break/><text:line-break/><text:span text:style-name="Emphasis">Panteon Řádu</text:span></text:p>
      <text:p text:style-name="P27"><text:span text:style-name="Strong_20_Emphasis"><text:span text:style-name="T140">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soft-pag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text:soft-page-break/>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13">TODO: pokud bych snižoval počet bohů (na 5), tak sloučit Nergala a Varhara a nejspíš Survu a Orokvu </text:span></text:span><text:span text:style-name="Emphasis"><text:span text:style-name="T116">(měla by hůl s kostrou netopýra)</text:span></text:span><text:span text:style-name="Emphasis"><text:span text:style-name="T113">.</text:span></text:span><text:span text:style-name="Emphasis"><text:span text:style-name="T114"><text:line-break/>- otázka by byla, co s </text:span></text:span><text:span text:style-name="Emphasis"><text:span text:style-name="T115">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oft-pag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23" text:outline-level="3"><text:bookmark-start text:name="__RefHeading___Toc8261_3223281266"/>Starý severský panteon<text:bookmark-end text:name="__RefHeading___Toc8261_3223281266"/></text:h>
      <text:p text:style-name="P12"><text:span text:style-name="T74">Uctívání:</text:span> <text:span text:style-name="T132">Seveřani slaví dva velké svátky v době jarní a podzimní rovnodennosti. Oslavuje se vždy konec vlády Árduna nebo Frígy a začátek vlády toho druhého. Tyto obřady vede vždy kmenový stařešina.</text:span></text:p>
      <text:p text:style-name="P14">Á<text:span text:style-name="T103">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oft-page-break/><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6">Starý </text:span>Jižan<text:span text:style-name="T136">ský panteon</text:span><text:bookmark-end text:name="__RefHeading___Toc8263_3223281266"/></text:h>
      <text:p text:style-name="P11"><text:span text:style-name="T74">Uctívání:</text:span> Tance, bubny, společné rituály <text:span text:style-name="T131">pod širým nebem</text:span>.<text:line-break/><text:tab/>„<text:span text:style-name="T130">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8">(</text:span><text:span text:style-name="T109">tajné učení a magická moc, </text:span><text:span text:style-name="T111">tradice a rituály, vládce světa duchů</text:span><text:span text:style-name="T108">)</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8">Ša</text:span>laka<text:span text:style-name="T104"> </text:span><text:span text:style-name="T107">(plodnost a svůdnost)</text:span></text:p>
      <text:p text:style-name="P3"><text:span text:style-name="T44"><text:tab/>Atributy:</text:span><text:span text:style-name="T46"> </text:span><text:span text:style-name="T49">Sedm dlouhých copů</text:span></text:p>
      <text:p text:style-name="P10"><text:span text:style-name="T129">Gahunda</text:span><text:span text:style-name="T104"> </text:span><text:span text:style-name="T106">(moudrost stařešinů)</text:span></text:p>
      <text:p text:style-name="P4"><text:soft-page-break/><text:span text:style-name="T44"><text:tab/>Atributy:</text:span><text:span text:style-name="T46"> </text:span><text:span text:style-name="T50">Shrbená stařena</text:span></text:p>
      <text:p text:style-name="P9">Tongaba<text:span text:style-name="T104"> </text:span><text:span text:style-name="T105">(</text:span><text:span text:style-name="T110">válečník</text:span><text:span text:style-name="T105">)</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26"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text:span><text:soft-page-break/><text:span text:style-name="T64">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27"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28"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27" text:outline-level="4"><text:bookmark-start text:name="__RefHeading___Toc8271_3223281266"/><text:soft-page-break/><text:span text:style-name="T24">P</text:span><text:span text:style-name="T1">oznámky k frázím a pořekadlům</text:span><text:bookmark-end text:name="__RefHeading___Toc8271_3223281266"/></text:h>
      <text:list xml:id="list2475142044" text:style-name="L18">
        <text:list-item>
          <text:p text:style-name="P180"><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81">V pekle žijeme a pokud nedosáhneme spásy, po smrti se do něj zase vrátíme.</text:p>
        </text:list-item>
      </text:list>
      <text:h text:style-name="P127" text:outline-level="4"><text:bookmark-start text:name="__RefHeading___Toc8273_3223281266"/>Jak se má chovat dobrý věřící<text:bookmark-end text:name="__RefHeading___Toc8273_3223281266"/></text:h>
      <text:list xml:id="list145336763645629" text:continue-numbering="true" text:style-name="L18">
        <text:list-item>
          <text:p text:style-name="P182"><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82"><text:span text:style-name="T33">Proklínat jejich jméno je možné, i toho se je však lepší vyvarovat – každá černá myšlenka tě </text:span><text:span text:style-name="T34">odvádí od cíle</text:span><text:span text:style-name="T33">.</text:span></text:p>
        </text:list-item>
        <text:list-item>
          <text:p text:style-name="P183"><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84"><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85"><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86"><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87"><text:soft-page-break/><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88"><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37">D</text:span>oktrín<text:span text:style-name="T137">y Nové víry</text:span><text:bookmark-end text:name="__RefHeading___Toc8147_3223281266"/></text:h>
      <text:p text:style-name="P23">Mystická škola</text:p>
      <text:list xml:id="list3693939274" text:style-name="L19">
        <text:list-item>
          <text:p text:style-name="P189">Mystici tvrdí, že dosáhnout gnóze, tedy splynutí s myslí Stvořitele, lze dosáhnout pouze skrze meditaci, odříkání a okolní prožitky.</text:p>
        </text:list-item>
      </text:list>
      <text:p text:style-name="P23">Filosofická škola</text:p>
      <text:list xml:id="list1669199133" text:style-name="L20">
        <text:list-item>
          <text:p text:style-name="P190">Filosofové tvrdí, že <text:span text:style-name="T135">Stvořitele lze poznat zkoumáním</text:span> <text:span text:style-name="T133">druhutného světa, protože v něm se skrývají střípky toho prvního, dokonalého.</text:span></text:p>
          <text:list>
            <text:list-item>
              <text:p text:style-name="P191"><text:span text:style-name="T134">Věří, že všechny věci, jakkoliv pokřivené, prostupuje </text:span>Stvořitel<text:span text:style-name="T134">ův</text:span> plán <text:span text:style-name="T134">(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3T14:53:23.043000000</dc:date>
    <meta:print-date>2113-01-01T00:00:00</meta:print-date>
    <meta:editing-cycles>10744</meta:editing-cycles>
    <meta:editing-duration>P32DT9H17M47S</meta:editing-duration>
    <meta:generator>LibreOffice/5.4.2.2$Windows_X86_64 LibreOffice_project/22b09f6418e8c2d508a9eaf86b2399209b0990f4</meta:generator>
    <dc:creator>York </dc:creator>
    <meta:document-statistic meta:table-count="0" meta:image-count="26" meta:object-count="0" meta:page-count="38" meta:paragraph-count="357" meta:word-count="6398" meta:character-count="40334" meta:non-whitespace-character-count="34232"/>
  </office:meta>
</office:document-meta>
</file>